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DejaVuMonoSans" svg:font-family="DejaVuMonoSans, ''Cumberland AMT'" style:font-family-generic="system"/>
    <style:font-face style:name="DejaVuSans" svg:font-family="DejaVuSans, 'Albany AMT', Alban" style:font-family-generic="system"/>
    <style:font-face style:name="Courier New" svg:font-family="'Courier New'" style:font-family-generic="modern" style:font-pitch="fixed"/>
    <style:font-face style:name="Liberation Mono" svg:font-family="'Liberation Mono'"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ankGothic Md BT" svg:font-family="'BankGothic Md BT'" style:font-family-generic="swiss" style:font-pitch="variable"/>
    <style:font-face style:name="Calibri" svg:font-family="Calibri"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OpenSymbol" svg:font-family="OpenSymbol" style:font-family-generic="system" style:font-pitch="variable"/>
  </office:font-face-decls>
  <office:automatic-styles>
    <style:style style:name="Table1" style:family="table">
      <style:table-properties style:width="15.074cm" table:align="margins"/>
    </style:style>
    <style:style style:name="Table1.A" style:family="table-column">
      <style:table-column-properties style:column-width="7.537cm" style:rel-column-width="32767*"/>
    </style:style>
    <style:style style:name="Table1.B" style:family="table-column">
      <style:table-column-properties style:column-width="7.537cm" style:rel-column-width="32768*"/>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5.074cm" table:align="margins"/>
    </style:style>
    <style:style style:name="Table2.A" style:family="table-column">
      <style:table-column-properties style:column-width="7.537cm" style:rel-column-width="32767*"/>
    </style:style>
    <style:style style:name="Table2.B" style:family="table-column">
      <style:table-column-properties style:column-width="7.537cm" style:rel-column-width="32768*"/>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P1" style:family="paragraph" style:parent-style-name="Header">
      <style:text-properties fo:language="en" fo:country="GB"/>
    </style:style>
    <style:style style:name="P2" style:family="paragraph" style:parent-style-name="Text_20_body">
      <style:paragraph-properties style:writing-mode="lr-tb"/>
    </style:style>
    <style:style style:name="P3" style:family="paragraph" style:parent-style-name="Table_20_Contents">
      <style:paragraph-properties style:writing-mode="lr-tb"/>
    </style:style>
    <style:style style:name="P4" style:family="paragraph" style:parent-style-name="Standard">
      <style:text-properties fo:language="en" fo:country="GB"/>
    </style:style>
    <style:style style:name="P5" style:family="paragraph" style:parent-style-name="Text_20_body">
      <style:text-properties fo:language="en" fo:country="GB"/>
    </style:style>
    <style:style style:name="P6" style:family="paragraph" style:parent-style-name="Title">
      <style:text-properties fo:language="en" fo:country="GB"/>
    </style:style>
    <style:style style:name="P7" style:family="paragraph" style:parent-style-name="Contents_20_1">
      <style:paragraph-properties>
        <style:tab-stops>
          <style:tab-stop style:position="15.074cm" style:type="right" style:leader-style="dotted" style:leader-text="."/>
        </style:tab-stops>
      </style:paragraph-properties>
      <style:text-properties fo:language="en" fo:country="GB"/>
    </style:style>
    <style:style style:name="P8" style:family="paragraph" style:parent-style-name="Subtitle">
      <style:text-properties fo:language="en" fo:country="GB"/>
    </style:style>
    <style:style style:name="P9" style:family="paragraph" style:parent-style-name="Footer">
      <style:text-properties fo:font-size="10pt" fo:language="en" fo:country="GB" style:font-size-asian="10pt" style:font-size-complex="10pt"/>
    </style:style>
    <style:style style:name="P10" style:family="paragraph" style:parent-style-name="ForsideKunstSkrift">
      <style:text-properties fo:language="en" fo:country="GB"/>
    </style:style>
    <style:style style:name="P11" style:family="paragraph" style:parent-style-name="Standard" style:master-page-name="MP1">
      <style:paragraph-properties style:page-number="auto" fo:break-before="page"/>
      <style:text-properties fo:language="en" fo:country="GB"/>
    </style:style>
    <style:style style:name="P12" style:family="paragraph" style:parent-style-name="Heading_20_1" style:list-style-name=""/>
    <style:style style:name="P13" style:family="paragraph" style:parent-style-name="Heading_20_1">
      <style:text-properties fo:language="en" fo:country="GB"/>
    </style:style>
    <style:style style:name="P14" style:family="paragraph" style:parent-style-name="Heading_20_1" style:list-style-name="" style:master-page-name="MP2">
      <style:paragraph-properties style:page-number="auto" fo:break-before="page"/>
      <style:text-properties fo:language="en" fo:country="GB"/>
    </style:style>
    <style:style style:name="P15" style:family="paragraph" style:parent-style-name="Text_20_body">
      <style:text-properties fo:language="en" fo:country="GB"/>
    </style:style>
    <style:style style:name="P16" style:family="paragraph" style:parent-style-name="Text_20_body" style:list-style-name="L1"/>
    <style:style style:name="P17" style:family="paragraph" style:parent-style-name="Text_20_body">
      <style:paragraph-properties style:writing-mode="lr-tb"/>
    </style:style>
    <style:style style:name="P18" style:family="paragraph" style:parent-style-name="Text_20_body" style:list-style-name="L2">
      <style:paragraph-properties style:writing-mode="lr-tb"/>
    </style:style>
    <style:style style:name="P19" style:family="paragraph" style:parent-style-name="Text_20_body" style:list-style-name="L2">
      <style:paragraph-properties style:writing-mode="lr-tb"/>
      <style:text-properties fo:font-style="italic" fo:font-weight="bold" style:font-style-asian="italic" style:font-weight-asian="bold" style:font-style-complex="italic" style:font-weight-complex="bold"/>
    </style:style>
    <style:style style:name="P20" style:family="paragraph" style:parent-style-name="Contents_20_1">
      <style:paragraph-properties>
        <style:tab-stops>
          <style:tab-stop style:position="15.074cm" style:type="right" style:leader-style="dotted" style:leader-text="."/>
        </style:tab-stops>
      </style:paragraph-properties>
    </style:style>
    <style:style style:name="P21" style:family="paragraph" style:parent-style-name="Contents_20_2">
      <style:paragraph-properties>
        <style:tab-stops>
          <style:tab-stop style:position="14.58cm" style:type="right" style:leader-style="dotted" style:leader-text="."/>
        </style:tab-stops>
      </style:paragraph-properties>
    </style:style>
    <style:style style:name="P22" style:family="paragraph" style:parent-style-name="Contents_20_3">
      <style:paragraph-properties>
        <style:tab-stops>
          <style:tab-stop style:position="14.086cm" style:type="right" style:leader-style="dotted" style:leader-text="."/>
        </style:tab-stops>
      </style:paragraph-properties>
    </style:style>
    <style:style style:name="P23" style:family="paragraph" style:parent-style-name="ForsideKunstSkrift" style:master-page-name="MPF0">
      <style:paragraph-properties style:page-number="auto" fo:break-before="page"/>
      <style:text-properties fo:language="en" fo:country="GB"/>
    </style:style>
    <style:style style:name="P24" style:family="paragraph" style:parent-style-name="ForsideKunstSkrift" style:master-page-name="MP3">
      <style:paragraph-properties style:page-number="2" fo:break-before="page"/>
      <style:text-properties fo:language="en" fo:country="GB"/>
    </style:style>
    <style:style style:name="P25" style:family="paragraph">
      <style:paragraph-properties style:writing-mode="lr-tb"/>
    </style:style>
    <style:style style:name="P26" style:family="paragraph">
      <style:paragraph-properties fo:text-align="center"/>
    </style:style>
    <style:style style:name="T1" style:family="text">
      <style:text-properties fo:language="en" fo:country="GB"/>
    </style:style>
    <style:style style:name="T2" style:family="text">
      <style:text-properties fo:font-size="10pt" fo:language="en" fo:country="GB" style:font-size-asian="10pt" style:font-size-complex="10pt"/>
    </style:style>
    <style:style style:name="T3" style:family="text">
      <style:text-properties fo:font-size="10pt" fo:language="da" fo:country="DK" style:font-size-asian="10pt" style:font-size-complex="10pt"/>
    </style:style>
    <style:style style:name="T4" style:family="text">
      <style:text-properties fo:color="#d46c0e" fo:font-size="10pt" fo:language="da" fo:country="DK" style:font-size-asian="10pt" style:font-size-complex="10pt"/>
    </style:style>
    <style:style style:name="fr1" style:family="graphic" style:parent-style-name="Frame">
      <style:graphic-properties style:wrap="none" style:vertical-pos="from-top" style:vertical-rel="paragraph" style:horizontal-pos="from-left" style:horizontal-rel="paragraph"/>
    </style:style>
    <style:style style:name="Sect1" style:family="section">
      <style:section-properties style:editable="false">
        <style:columns fo:column-count="2" fo:column-gap="0.497cm">
          <style:column style:rel-width="32767*" fo:start-indent="0cm" fo:end-indent="0.249cm"/>
          <style:column style:rel-width="32768*" fo:start-indent="0.249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background" style:wrap="run-through" style:number-wrapped-paragraphs="no-limit" style:vertical-pos="from-top" style:horizontal-pos="from-left" style:horizontal-rel="char" draw:wrap-influence-on-position="once-concurrent" style:flow-with-text="false"/>
    </style:style>
    <style:style style:name="gr2" style:family="graphic">
      <style:graphic-properties style:run-through="background"/>
    </style:style>
    <style:style style:name="gr3" style:family="graphic">
      <style:graphic-properties draw:stroke="none" draw:fill="solid" draw:fill-color="#000000" draw:opacity="100%" draw:textarea-vertical-align="top" draw:auto-grow-height="false" draw:auto-grow-width="false" fo:min-height="0.42cm" fo:min-width="0.321cm" fo:padding-top="0.125cm" fo:padding-bottom="0.125cm" fo:padding-left="0.25cm" fo:padding-right="0.25cm" fo:wrap-option="wrap" style:run-through="background"/>
    </style:style>
    <style:style style:name="gr4" style:family="graphic">
      <style:graphic-properties draw:stroke="none" draw:fill="solid" draw:fill-color="#ffffff" draw:opacity="100%" draw:textarea-vertical-align="top" draw:auto-grow-height="false" draw:auto-grow-width="false" fo:min-height="0.422cm" fo:min-width="0.325cm" fo:padding-top="0.125cm" fo:padding-bottom="0.125cm" fo:padding-left="0.25cm" fo:padding-right="0.25cm" fo:wrap-option="wrap" style:run-through="background"/>
    </style:style>
    <style:style style:name="gr5" style:family="graphic">
      <style:graphic-properties draw:stroke="none" draw:fill="solid" draw:fill-color="#000000" draw:opacity="100%" draw:textarea-vertical-align="top" draw:auto-grow-height="false" draw:auto-grow-width="false" fo:min-height="0.439cm" fo:min-width="0.321cm" fo:padding-top="0.125cm" fo:padding-bottom="0.125cm" fo:padding-left="0.25cm" fo:padding-right="0.25cm" fo:wrap-option="wrap" style:run-through="background"/>
    </style:style>
    <style:style style:name="gr6" style:family="graphic">
      <style:graphic-properties draw:stroke="none" draw:fill="solid" draw:fill-color="#ffffff" draw:opacity="100%" draw:textarea-vertical-align="top" draw:auto-grow-height="false" draw:auto-grow-width="false" fo:min-height="0.143cm" fo:min-width="0.132cm" fo:padding-top="0.125cm" fo:padding-bottom="0.125cm" fo:padding-left="0.25cm" fo:padding-right="0.25cm" fo:wrap-option="wrap" style:run-through="background"/>
    </style:style>
    <style:style style:name="gr7" style:family="graphic">
      <style:graphic-properties draw:stroke="none" draw:fill="solid" draw:fill-color="#ffffff" draw:opacity="100%" draw:textarea-vertical-align="top" draw:auto-grow-height="false" draw:auto-grow-width="false" fo:min-height="0.439cm" fo:min-width="0.325cm" fo:padding-top="0.125cm" fo:padding-bottom="0.125cm" fo:padding-left="0.25cm" fo:padding-right="0.25cm" fo:wrap-option="wrap" style:run-through="background"/>
    </style:style>
    <style:style style:name="gr8" style:family="graphic">
      <style:graphic-properties draw:stroke="none" draw:fill="solid" draw:fill-color="#000000" draw:opacity="100%" draw:textarea-vertical-align="top" draw:auto-grow-height="false" draw:auto-grow-width="false" fo:min-height="0.381cm" fo:min-width="0.321cm" fo:padding-top="0.125cm" fo:padding-bottom="0.125cm" fo:padding-left="0.25cm" fo:padding-right="0.25cm" fo:wrap-option="wrap" style:run-through="background"/>
    </style:style>
    <style:style style:name="gr9" style:family="graphic">
      <style:graphic-properties draw:stroke="none" draw:fill="solid" draw:fill-color="#ffffff" draw:opacity="100%" draw:textarea-vertical-align="top" draw:auto-grow-height="false" draw:auto-grow-width="false" fo:min-height="0.383cm" fo:min-width="0.325cm" fo:padding-top="0.125cm" fo:padding-bottom="0.125cm" fo:padding-left="0.25cm" fo:padding-right="0.25cm" fo:wrap-option="wrap" style:run-through="background"/>
    </style:style>
    <style:style style:name="gr10" style:family="graphic">
      <style:graphic-properties draw:stroke="none" draw:fill="solid" draw:fill-color="#000000" draw:opacity="100%" draw:textarea-vertical-align="top" draw:auto-grow-height="false" draw:auto-grow-width="false" fo:min-height="0.333cm" fo:min-width="0.321cm" fo:padding-top="0.125cm" fo:padding-bottom="0.125cm" fo:padding-left="0.25cm" fo:padding-right="0.25cm" fo:wrap-option="wrap" style:run-through="background"/>
    </style:style>
    <style:style style:name="gr11" style:family="graphic">
      <style:graphic-properties draw:stroke="none" draw:fill="solid" draw:fill-color="#ffffff" draw:opacity="100%" draw:textarea-vertical-align="top" draw:auto-grow-height="false" draw:auto-grow-width="false" fo:min-height="0.333cm" fo:min-width="0.325cm" fo:padding-top="0.125cm" fo:padding-bottom="0.125cm" fo:padding-left="0.25cm" fo:padding-right="0.25cm" fo:wrap-option="wrap" style:run-through="background"/>
    </style:style>
    <style:style style:name="gr12" style:family="graphic">
      <style:graphic-properties draw:stroke="none" draw:fill="solid" draw:fill-color="#000000" draw:opacity="100%" draw:textarea-vertical-align="top" draw:auto-grow-height="false" draw:auto-grow-width="false" fo:min-height="0.377cm" fo:min-width="0.321cm" fo:padding-top="0.125cm" fo:padding-bottom="0.125cm" fo:padding-left="0.25cm" fo:padding-right="0.25cm" fo:wrap-option="wrap" style:run-through="background"/>
    </style:style>
    <style:style style:name="gr13" style:family="graphic">
      <style:graphic-properties draw:stroke="none" draw:fill="solid" draw:fill-color="#ffffff" draw:opacity="100%" draw:textarea-vertical-align="top" draw:auto-grow-height="false" draw:auto-grow-width="false" fo:min-height="0.379cm" fo:min-width="0.325cm" fo:padding-top="0.125cm" fo:padding-bottom="0.125cm" fo:padding-left="0.25cm" fo:padding-right="0.25cm" fo:wrap-option="wrap" style:run-through="background"/>
    </style:style>
    <style:style style:name="gr14" style:family="graphic">
      <style:graphic-properties draw:stroke="none" draw:fill="solid" draw:fill-color="#000000" draw:opacity="100%" draw:textarea-vertical-align="top" draw:auto-grow-height="false" draw:auto-grow-width="false" fo:min-height="0.37cm" fo:min-width="0.321cm" fo:padding-top="0.125cm" fo:padding-bottom="0.125cm" fo:padding-left="0.25cm" fo:padding-right="0.25cm" fo:wrap-option="wrap" style:run-through="background"/>
    </style:style>
    <style:style style:name="gr15" style:family="graphic">
      <style:graphic-properties draw:stroke="none" draw:fill="solid" draw:fill-color="#ffffff" draw:opacity="100%" draw:textarea-vertical-align="top" draw:auto-grow-height="false" draw:auto-grow-width="false" fo:min-height="0.372cm" fo:min-width="0.325cm" fo:padding-top="0.125cm" fo:padding-bottom="0.125cm" fo:padding-left="0.25cm" fo:padding-right="0.25cm" fo:wrap-option="wrap" style:run-through="background"/>
    </style:style>
    <style:style style:name="gr16" style:family="graphic">
      <style:graphic-properties draw:stroke="none" draw:fill="solid" draw:fill-color="#000000" draw:opacity="100%" draw:textarea-vertical-align="top" draw:auto-grow-height="false" draw:auto-grow-width="false" fo:min-height="0.437cm" fo:min-width="0.321cm" fo:padding-top="0.125cm" fo:padding-bottom="0.125cm" fo:padding-left="0.25cm" fo:padding-right="0.25cm" fo:wrap-option="wrap" style:run-through="background"/>
    </style:style>
    <style:style style:name="gr17" style:family="graphic">
      <style:graphic-properties draw:stroke="none" draw:fill="solid" draw:fill-color="#ffffff" draw:opacity="100%" draw:textarea-vertical-align="top" draw:auto-grow-height="false" draw:auto-grow-width="false" fo:min-height="0.441cm" fo:min-width="0.325cm" fo:padding-top="0.125cm" fo:padding-bottom="0.125cm" fo:padding-left="0.25cm" fo:padding-right="0.25cm" fo:wrap-option="wrap" style:run-through="background"/>
    </style:style>
    <style:style style:name="gr18" style:family="graphic">
      <style:graphic-properties draw:stroke="none" draw:fill="solid" draw:fill-color="#000000" draw:opacity="100%" draw:textarea-vertical-align="top" draw:auto-grow-height="false" draw:auto-grow-width="false" fo:min-height="0.358cm" fo:min-width="0.157cm" fo:padding-top="0.125cm" fo:padding-bottom="0.125cm" fo:padding-left="0.25cm" fo:padding-right="0.25cm" fo:wrap-option="wrap" style:run-through="background"/>
    </style:style>
    <style:style style:name="gr19" style:family="graphic">
      <style:graphic-properties draw:stroke="none" draw:fill="solid" draw:fill-color="#ffffff" draw:opacity="100%" draw:textarea-vertical-align="top" draw:auto-grow-height="false" draw:auto-grow-width="false" fo:min-height="0.106cm" fo:min-width="0.12cm" fo:padding-top="0.125cm" fo:padding-bottom="0.125cm" fo:padding-left="0.25cm" fo:padding-right="0.25cm" fo:wrap-option="wrap" style:run-through="background"/>
    </style:style>
    <style:style style:name="gr20" style:family="graphic">
      <style:graphic-properties draw:stroke="none" draw:fill="solid" draw:fill-color="#ffffff" draw:opacity="100%" draw:textarea-vertical-align="top" draw:auto-grow-height="false" draw:auto-grow-width="false" fo:min-height="0.041cm" fo:min-width="0.037cm" fo:padding-top="0.125cm" fo:padding-bottom="0.125cm" fo:padding-left="0.25cm" fo:padding-right="0.25cm" fo:wrap-option="wrap" style:run-through="background"/>
    </style:style>
    <style:style style:name="gr21" style:family="graphic">
      <style:graphic-properties draw:stroke="none" draw:fill="solid" draw:fill-color="#ffffff" draw:opacity="100%" draw:textarea-vertical-align="top" draw:auto-grow-height="false" draw:auto-grow-width="false" fo:min-height="0.111cm" fo:min-width="0.161cm" fo:padding-top="0.125cm" fo:padding-bottom="0.125cm" fo:padding-left="0.25cm" fo:padding-right="0.25cm" fo:wrap-option="wrap" style:run-through="background"/>
    </style:style>
    <style:style style:name="gr22" style:family="graphic">
      <style:graphic-properties draw:stroke="none" draw:fill="solid" draw:fill-color="#ffffff" draw:opacity="100%" draw:textarea-vertical-align="top" draw:auto-grow-height="false" draw:auto-grow-width="false" fo:min-height="0.051cm" fo:min-width="0.071cm" fo:padding-top="0.125cm" fo:padding-bottom="0.125cm" fo:padding-left="0.25cm" fo:padding-right="0.25cm" fo:wrap-option="wrap" style:run-through="background"/>
    </style:style>
    <style:style style:name="gr23" style:family="graphic">
      <style:graphic-properties draw:stroke="none" draw:fill="solid" draw:fill-color="#ffffff" draw:opacity="100%" draw:textarea-vertical-align="top" draw:auto-grow-height="false" draw:auto-grow-width="false" fo:min-height="0.108cm" fo:min-width="0.12cm" fo:padding-top="0.125cm" fo:padding-bottom="0.125cm" fo:padding-left="0.25cm" fo:padding-right="0.25cm" fo:wrap-option="wrap" style:run-through="background"/>
    </style:style>
    <style:style style:name="gr24" style:family="graphic">
      <style:graphic-properties style:run-through="background" style:wrap="run-through" style:number-wrapped-paragraphs="no-limit" style:vertical-pos="top" style:vertical-rel="paragraph" style:horizontal-pos="left" style:horizontal-rel="paragraph" draw:wrap-influence-on-position="once-concurrent" style:flow-with-text="false"/>
    </style:style>
    <style:style style:name="gr25" style:family="graphic">
      <style:graphic-properties draw:stroke="none" draw:fill="solid" draw:fill-color="#aaaaaa" draw:opacity="100%" draw:textarea-vertical-align="top" draw:auto-grow-height="false" draw:auto-grow-width="false" fo:min-height="0.339cm" fo:min-width="0.259cm" fo:padding-top="0.125cm" fo:padding-bottom="0.125cm" fo:padding-left="0.25cm" fo:padding-right="0.25cm" fo:wrap-option="wrap" style:run-through="background"/>
    </style:style>
    <style:style style:name="gr26" style:family="graphic">
      <style:graphic-properties draw:stroke="none" draw:fill="solid" draw:fill-color="#aaaaaa" draw:opacity="100%" draw:textarea-vertical-align="top" draw:auto-grow-height="false" draw:auto-grow-width="false" fo:min-height="0.34cm" fo:min-width="0.261cm" fo:padding-top="0.125cm" fo:padding-bottom="0.125cm" fo:padding-left="0.25cm" fo:padding-right="0.25cm" fo:wrap-option="wrap" style:run-through="background"/>
    </style:style>
    <style:style style:name="gr27" style:family="graphic">
      <style:graphic-properties draw:stroke="none" draw:fill="solid" draw:fill-color="#aaaaaa" draw:opacity="100%" draw:textarea-vertical-align="top" draw:auto-grow-height="false" draw:auto-grow-width="false" fo:min-height="0.355cm" fo:min-width="0.259cm" fo:padding-top="0.125cm" fo:padding-bottom="0.125cm" fo:padding-left="0.25cm" fo:padding-right="0.25cm" fo:wrap-option="wrap" style:run-through="background"/>
    </style:style>
    <style:style style:name="gr28" style:family="graphic">
      <style:graphic-properties draw:stroke="none" draw:fill="solid" draw:fill-color="#aaaaaa" draw:opacity="100%" draw:textarea-vertical-align="top" draw:auto-grow-height="false" draw:auto-grow-width="false" fo:min-height="0.115cm" fo:min-width="0.108cm" fo:padding-top="0.125cm" fo:padding-bottom="0.125cm" fo:padding-left="0.25cm" fo:padding-right="0.25cm" fo:wrap-option="wrap" style:run-through="background"/>
    </style:style>
    <style:style style:name="gr29" style:family="graphic">
      <style:graphic-properties draw:stroke="none" draw:fill="solid" draw:fill-color="#aaaaaa" draw:opacity="100%" draw:textarea-vertical-align="top" draw:auto-grow-height="false" draw:auto-grow-width="false" fo:min-height="0.356cm" fo:min-width="0.261cm" fo:padding-top="0.125cm" fo:padding-bottom="0.125cm" fo:padding-left="0.25cm" fo:padding-right="0.25cm" fo:wrap-option="wrap" style:run-through="background"/>
    </style:style>
    <style:style style:name="gr30" style:family="graphic">
      <style:graphic-properties draw:stroke="none" draw:fill="solid" draw:fill-color="#aaaaaa" draw:opacity="100%" draw:textarea-vertical-align="top" draw:auto-grow-height="false" draw:auto-grow-width="false" fo:min-height="0.309cm" fo:min-width="0.259cm" fo:padding-top="0.125cm" fo:padding-bottom="0.125cm" fo:padding-left="0.25cm" fo:padding-right="0.25cm" fo:wrap-option="wrap" style:run-through="background"/>
    </style:style>
    <style:style style:name="gr31" style:family="graphic">
      <style:graphic-properties draw:stroke="none" draw:fill="solid" draw:fill-color="#aaaaaa" draw:opacity="100%" draw:textarea-vertical-align="top" draw:auto-grow-height="false" draw:auto-grow-width="false" fo:min-height="0.31cm" fo:min-width="0.261cm" fo:padding-top="0.125cm" fo:padding-bottom="0.125cm" fo:padding-left="0.25cm" fo:padding-right="0.25cm" fo:wrap-option="wrap" style:run-through="background"/>
    </style:style>
    <style:style style:name="gr32" style:family="graphic">
      <style:graphic-properties draw:stroke="none" draw:fill="solid" draw:fill-color="#aaaaaa" draw:opacity="100%" draw:textarea-vertical-align="top" draw:auto-grow-height="false" draw:auto-grow-width="false" fo:min-height="0.268cm" fo:min-width="0.259cm" fo:padding-top="0.125cm" fo:padding-bottom="0.125cm" fo:padding-left="0.25cm" fo:padding-right="0.25cm" fo:wrap-option="wrap" style:run-through="background"/>
    </style:style>
    <style:style style:name="gr33" style:family="graphic">
      <style:graphic-properties draw:stroke="none" draw:fill="solid" draw:fill-color="#aaaaaa" draw:opacity="100%" draw:textarea-vertical-align="top" draw:auto-grow-height="false" draw:auto-grow-width="false" fo:min-height="0.272cm" fo:min-width="0.261cm" fo:padding-top="0.125cm" fo:padding-bottom="0.125cm" fo:padding-left="0.25cm" fo:padding-right="0.25cm" fo:wrap-option="wrap" style:run-through="background"/>
    </style:style>
    <style:style style:name="gr34" style:family="graphic">
      <style:graphic-properties draw:stroke="none" draw:fill="solid" draw:fill-color="#aaaaaa" draw:opacity="100%" draw:textarea-vertical-align="top" draw:auto-grow-height="false" draw:auto-grow-width="false" fo:min-height="0.305cm" fo:min-width="0.259cm" fo:padding-top="0.125cm" fo:padding-bottom="0.125cm" fo:padding-left="0.25cm" fo:padding-right="0.25cm" fo:wrap-option="wrap" style:run-through="background"/>
    </style:style>
    <style:style style:name="gr35" style:family="graphic">
      <style:graphic-properties draw:stroke="none" draw:fill="solid" draw:fill-color="#aaaaaa" draw:opacity="100%" draw:textarea-vertical-align="top" draw:auto-grow-height="false" draw:auto-grow-width="false" fo:min-height="0.307cm" fo:min-width="0.261cm" fo:padding-top="0.125cm" fo:padding-bottom="0.125cm" fo:padding-left="0.25cm" fo:padding-right="0.25cm" fo:wrap-option="wrap" style:run-through="background"/>
    </style:style>
    <style:style style:name="gr36" style:family="graphic">
      <style:graphic-properties draw:stroke="none" draw:fill="solid" draw:fill-color="#aaaaaa" draw:opacity="100%" draw:textarea-vertical-align="top" draw:auto-grow-height="false" draw:auto-grow-width="false" fo:min-height="0.298cm" fo:min-width="0.259cm" fo:padding-top="0.125cm" fo:padding-bottom="0.125cm" fo:padding-left="0.25cm" fo:padding-right="0.25cm" fo:wrap-option="wrap" style:run-through="background"/>
    </style:style>
    <style:style style:name="gr37" style:family="graphic">
      <style:graphic-properties draw:stroke="none" draw:fill="solid" draw:fill-color="#aaaaaa" draw:opacity="100%" draw:textarea-vertical-align="top" draw:auto-grow-height="false" draw:auto-grow-width="false" fo:min-height="0.3cm" fo:min-width="0.261cm" fo:padding-top="0.125cm" fo:padding-bottom="0.125cm" fo:padding-left="0.25cm" fo:padding-right="0.25cm" fo:wrap-option="wrap" style:run-through="background"/>
    </style:style>
    <style:style style:name="gr38" style:family="graphic">
      <style:graphic-properties draw:stroke="none" draw:fill="solid" draw:fill-color="#aaaaaa" draw:opacity="100%" draw:textarea-vertical-align="top" draw:auto-grow-height="false" draw:auto-grow-width="false" fo:min-height="0.289cm" fo:min-width="0.127cm" fo:padding-top="0.125cm" fo:padding-bottom="0.125cm" fo:padding-left="0.25cm" fo:padding-right="0.25cm" fo:wrap-option="wrap" style:run-through="background"/>
    </style:style>
    <style:style style:name="gr39" style:family="graphic">
      <style:graphic-properties draw:stroke="none" draw:fill="solid" draw:fill-color="#aaaaaa" draw:opacity="100%" draw:textarea-vertical-align="top" draw:auto-grow-height="false" draw:auto-grow-width="false" fo:min-height="0.086cm" fo:min-width="0.097cm" fo:padding-top="0.125cm" fo:padding-bottom="0.125cm" fo:padding-left="0.25cm" fo:padding-right="0.25cm" fo:wrap-option="wrap" style:run-through="background"/>
    </style:style>
    <style:style style:name="gr40" style:family="graphic">
      <style:graphic-properties draw:stroke="none" draw:fill="solid" draw:fill-color="#aaaaaa" draw:opacity="100%" draw:textarea-vertical-align="top" draw:auto-grow-height="false" draw:auto-grow-width="false" fo:min-height="0.034cm" fo:min-width="0.03cm" fo:padding-top="0.125cm" fo:padding-bottom="0.125cm" fo:padding-left="0.25cm" fo:padding-right="0.25cm" fo:wrap-option="wrap" style:run-through="background"/>
    </style:style>
    <style:style style:name="gr41" style:family="graphic">
      <style:graphic-properties draw:stroke="none" draw:fill="solid" draw:fill-color="#aaaaaa" draw:opacity="100%" draw:textarea-vertical-align="top" draw:auto-grow-height="false" draw:auto-grow-width="false" fo:min-height="0.09cm" fo:min-width="0.129cm" fo:padding-top="0.125cm" fo:padding-bottom="0.125cm" fo:padding-left="0.25cm" fo:padding-right="0.25cm" fo:wrap-option="wrap" style:run-through="background"/>
    </style:style>
    <style:style style:name="gr42" style:family="graphic">
      <style:graphic-properties draw:stroke="none" draw:fill="solid" draw:fill-color="#aaaaaa" draw:opacity="100%" draw:textarea-vertical-align="top" draw:auto-grow-height="false" draw:auto-grow-width="false" fo:min-height="0.041cm" fo:min-width="0.058cm" fo:padding-top="0.125cm" fo:padding-bottom="0.125cm" fo:padding-left="0.25cm" fo:padding-right="0.25cm" fo:wrap-option="wrap" style:run-through="background"/>
    </style:style>
    <style:style style:name="gr43" style:family="graphic">
      <style:graphic-properties svg:stroke-width="0cm" svg:stroke-color="#000000" draw:marker-start-width="0.24cm" draw:marker-end-width="0.24cm" draw:fill="none" draw:textarea-horizontal-align="justify" draw:textarea-vertical-align="middle" draw:fit-to-size="shrink-to-fit" fo:padding-top="-0.031cm" fo:padding-bottom="-0.031cm" fo:padding-left="-0.031cm" fo:padding-right="-0.03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4" style:family="graphic">
      <style:graphic-properties svg:stroke-width="0cm" svg:stroke-color="#000000" draw:marker-start-width="0.24cm" draw:marker-end-width="0.24cm" draw:fill="solid" draw:fill-color="#c0c0c0" draw:textarea-horizontal-align="justify" draw:textarea-vertical-align="middle" draw:fit-to-size="shrink-to-fit" fo:padding-top="-0.031cm" fo:padding-bottom="-0.031cm" fo:padding-left="-0.031cm" fo:padding-right="-0.03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5" style:family="graphic">
      <style:graphic-properties draw:fill="none"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5108" number:language="da" number:country="DK">
      <number:year number:calendar="gregorian"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
      <text:p text:style-name="P10"/>
      <text:p text:style-name="P6"><text:title>Updates services</text:title></text:p>
      <text:p text:style-name="P8"><text:subject>Implementation details</text:subject></text:p>
      <text:p text:style-name="P10"/>
      <text:p text:style-name="P10"/>
      <text:p text:style-name="P4"/>
      <text:p text:style-name="P5"><draw:g text:anchor-type="as-char" svg:y="0cm" draw:z-index="0" draw:name="Group 3" draw:style-name="gr1"><draw:g draw:name="Group 4" draw:style-name="gr2"><draw:custom-shape draw:name="AutoShape 5" draw:style-name="gr3" draw:text-style-name="P25" svg:width="0.421cm" svg:height="0.322cm" svg:x="0.002cm" svg:y="0.009cm"><text:p/><draw:enhanced-geometry svg:viewBox="0 0 421 322" draw:text-areas="?f18 ?f17 ?f22 ?f23" draw:glue-points="?f16 ?f17 ?f18 ?f19 ?f16 ?f20 ?f21 ?f19" draw:type="non-primitive" draw:enhanced-path="M 0 322 L 0 0 61 0 212 195 361 0 421 0 421 322 351 322 351 123 C 351 119 351 114 352 109 352 103 353 96 354 89 350 97 346 104 343 109 340 115 337 119 335 123 L 214 283 199 283 78 122 C 74 116 70 110 67 105 64 100 61 94 59 89 60 96 60 102 60 107 61 113 61 118 61 123 L 61 322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21"/><draw:equation draw:name="f7" draw:formula="?f4 / 322"/><draw:equation draw:name="f8" draw:formula="75621 * ?f5 / 421"/><draw:equation draw:name="f9" draw:formula="0 * ?f4 / 322"/><draw:equation draw:name="f10" draw:formula="0 * ?f5 / 421"/><draw:equation draw:name="f11" draw:formula="57790 * ?f4 / 322"/><draw:equation draw:name="f12" draw:formula="115580 * ?f4 / 322"/><draw:equation draw:name="f13" draw:formula="151241 * ?f5 / 421"/><draw:equation draw:name="f14" draw:formula="421 * ?f5 / 421"/><draw:equation draw:name="f15" draw:formula="322 * ?f4 / 32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6" draw:style-name="gr4" draw:text-style-name="P25" svg:width="0.422cm" svg:height="0.325cm" svg:x="0cm" svg:y="0.007cm"><text:p/><draw:enhanced-geometry svg:viewBox="0 0 423 324" draw:text-areas="?f18 ?f17 ?f22 ?f23" draw:glue-points="?f16 ?f17 ?f18 ?f19 ?f16 ?f20 ?f21 ?f19" draw:type="non-primitive" draw:enhanced-path="M 2 323 L 2 1 1 2 62 2 C 61 2 61 2 61 1 L 213 196 214 196 363 1 C 362 2 362 2 362 2 L 422 2 C 421 2 421 1 421 1 L 421 323 C 421 323 421 322 422 322 L 352 322 353 323 353 124 C 353 120 353 115 354 109 354 103 355 96 356 90 356 89 355 89 355 89 L 354 89 C 350 97 346 104 343 110 340 115 338 119 335 123 L 214 284 C 215 284 215 283 215 283 L 200 283 201 284 80 122 C 75 116 71 110 68 105 65 100 63 95 61 90 61 89 60 89 60 89 59 89 59 90 59 90 60 97 60 103 60 108 61 113 61 119 61 124 L 61 323 C 61 323 61 322 62 322 L 1 322 Z M 64 324 L 64 125 C 64 120 63 114 63 109 63 104 62 98 62 91 62 91 62 92 61 92 60 92 60 92 60 91 62 96 65 102 68 107 71 112 75 118 79 124 L 200 286 C 201 286 201 286 201 286 L 216 286 217 286 338 125 C 340 121 343 117 346 112 349 106 353 99 357 91 356 91 356 91 356 91 355 91 355 91 355 90 354 97 353 104 353 110 352 116 352 121 352 125 L 352 324 C 352 325 353 325 353 325 L 423 325 C 423 325 424 325 424 324 L 424 2 C 424 1 423 1 423 1 L 363 1 362 1 214 196 215 196 63 1 2 1 C 1 1 1 1 1 2 L 1 324 C 1 325 1 325 2 325 L 63 325 C 63 325 64 325 64 324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23"/><draw:equation draw:name="f7" draw:formula="?f4 / 324"/><draw:equation draw:name="f8" draw:formula="75941 * ?f5 / 423"/><draw:equation draw:name="f9" draw:formula="0 * ?f4 / 324"/><draw:equation draw:name="f10" draw:formula="0 * ?f5 / 423"/><draw:equation draw:name="f11" draw:formula="58156 * ?f4 / 324"/><draw:equation draw:name="f12" draw:formula="116311 * ?f4 / 324"/><draw:equation draw:name="f13" draw:formula="151881 * ?f5 / 423"/><draw:equation draw:name="f14" draw:formula="423 * ?f5 / 423"/><draw:equation draw:name="f15" draw:formula="324 * ?f4 / 324"/><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7" draw:style-name="gr2"><draw:custom-shape draw:name="AutoShape 8" draw:style-name="gr5" draw:text-style-name="P25" svg:width="0.438cm" svg:height="0.322cm" svg:x="0.504cm" svg:y="0.009cm"><text:p/><draw:enhanced-geometry svg:viewBox="0 0 439 322" draw:text-areas="?f18 ?f17 ?f22 ?f23" draw:glue-points="?f16 ?f17 ?f18 ?f19 ?f16 ?f20 ?f21 ?f19" draw:type="non-primitive" draw:enhanced-path="M 216 63 L 285 194 144 194 Z M 147 191 L 184 121 389 121 427 191 511 191 327 -131 254 -131 72 19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39"/><draw:equation draw:name="f7" draw:formula="?f4 / 322"/><draw:equation draw:name="f8" draw:formula="78821 * ?f5 / 439"/><draw:equation draw:name="f9" draw:formula="0 * ?f4 / 322"/><draw:equation draw:name="f10" draw:formula="0 * ?f5 / 439"/><draw:equation draw:name="f11" draw:formula="57790 * ?f4 / 322"/><draw:equation draw:name="f12" draw:formula="115580 * ?f4 / 322"/><draw:equation draw:name="f13" draw:formula="157642 * ?f5 / 439"/><draw:equation draw:name="f14" draw:formula="439 * ?f5 / 439"/><draw:equation draw:name="f15" draw:formula="322 * ?f4 / 32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9" draw:style-name="gr6" draw:text-style-name="P25" svg:width="0.144cm" svg:height="0.131cm" svg:x="0.647cm" svg:y="0.071cm"><text:p/><draw:enhanced-geometry svg:viewBox="0 0 143 133" draw:text-areas="?f18 ?f17 ?f22 ?f23" draw:glue-points="?f16 ?f17 ?f18 ?f19 ?f16 ?f20 ?f21 ?f19" draw:type="non-primitive" draw:enhanced-path="M 72 1 L 141 133 C 141 132 141 132 141 132 L 142 131 1 131 2 132 C 3 133 2 132 2 133 L 73 1 C 73 2 73 2 72 2 71 2 72 2 72 1 Z M 1 133 L 142 133 143 133 C 143 132 143 132 143 132 L 73 0 72 0 0 132 0 133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43"/><draw:equation draw:name="f7" draw:formula="?f4 / 133"/><draw:equation draw:name="f8" draw:formula="25557 * ?f5 / 143"/><draw:equation draw:name="f9" draw:formula="0 * ?f4 / 133"/><draw:equation draw:name="f10" draw:formula="0 * ?f5 / 143"/><draw:equation draw:name="f11" draw:formula="23774 * ?f4 / 133"/><draw:equation draw:name="f12" draw:formula="47548 * ?f4 / 133"/><draw:equation draw:name="f13" draw:formula="51114 * ?f5 / 143"/><draw:equation draw:name="f14" draw:formula="143 * ?f5 / 143"/><draw:equation draw:name="f15" draw:formula="133 * ?f4 / 133"/><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10" draw:style-name="gr7" draw:text-style-name="P25" svg:width="0.438cm" svg:height="0.325cm" svg:x="0.504cm" svg:y="0.007cm"><text:p/><draw:enhanced-geometry svg:viewBox="0 0 441 324" draw:text-areas="?f18 ?f17 ?f22 ?f23" draw:glue-points="?f16 ?f17 ?f18 ?f19 ?f16 ?f20 ?f21 ?f19" draw:type="non-primitive" draw:enhanced-path="M 76 324 L 114 254 113 254 317 254 355 324 C 356 324 356 324 356 324 L 440 324 C 441 324 441 324 441 324 L 441 323 256 0 183 0 0 323 0 324 C 0 325 1 324 1 324 Z M 77 324 L 259 1 C 259 2 259 2 258 2 L 331 2 C 330 2 330 2 330 1 L 515 324 C 514 323 514 323 515 323 516 323 515 322 515 322 L 431 322 432 323 393 253 C 393 253 393 252 392 252 L 188 252 C 188 252 188 253 187 253 L 150 323 C 150 323 150 322 151 322 L 76 322 C 76 322 76 323 77 323 78 323 77 323 77 324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41"/><draw:equation draw:name="f7" draw:formula="?f4 / 324"/><draw:equation draw:name="f8" draw:formula="79187 * ?f5 / 441"/><draw:equation draw:name="f9" draw:formula="0 * ?f4 / 324"/><draw:equation draw:name="f10" draw:formula="0 * ?f5 / 441"/><draw:equation draw:name="f11" draw:formula="58156 * ?f4 / 324"/><draw:equation draw:name="f12" draw:formula="116311 * ?f4 / 324"/><draw:equation draw:name="f13" draw:formula="158374 * ?f5 / 441"/><draw:equation draw:name="f14" draw:formula="441 * ?f5 / 441"/><draw:equation draw:name="f15" draw:formula="324 * ?f4 / 324"/><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11" draw:style-name="gr2"><draw:custom-shape draw:name="AutoShape 12" draw:style-name="gr8" draw:text-style-name="P25" svg:width="0.382cm" svg:height="0.322cm" svg:x="1.018cm" svg:y="0.009cm"><text:p/><draw:enhanced-geometry svg:viewBox="0 0 382 322" draw:text-areas="?f18 ?f17 ?f22 ?f23" draw:glue-points="?f16 ?f17 ?f18 ?f19 ?f16 ?f20 ?f21 ?f19" draw:type="non-primitive" draw:enhanced-path="M 310 57 L 75 57 75 262 310 262 310 191 186 191 186 135 382 135 382 246 C 382 276 377 296 366 307 355 317 334 322 303 322 L 79 322 C 48 322 27 317 16 307 5 296 0 276 0 246 L 0 76 C 0 47 5 27 16 16 27 5 48 0 79 0 L 303 0 C 333 0 354 5 365 16 376 26 382 46 382 73 L 382 81 310 94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82"/><draw:equation draw:name="f7" draw:formula="?f4 / 322"/><draw:equation draw:name="f8" draw:formula="68580 * ?f5 / 382"/><draw:equation draw:name="f9" draw:formula="0 * ?f4 / 322"/><draw:equation draw:name="f10" draw:formula="0 * ?f5 / 382"/><draw:equation draw:name="f11" draw:formula="57790 * ?f4 / 322"/><draw:equation draw:name="f12" draw:formula="115580 * ?f4 / 322"/><draw:equation draw:name="f13" draw:formula="137160 * ?f5 / 382"/><draw:equation draw:name="f14" draw:formula="382 * ?f5 / 382"/><draw:equation draw:name="f15" draw:formula="322 * ?f4 / 32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13" draw:style-name="gr9" draw:text-style-name="P25" svg:width="0.384cm" svg:height="0.325cm" svg:x="1.016cm" svg:y="0.007cm"><text:p/><draw:enhanced-geometry svg:viewBox="0 0 384 324" draw:text-areas="?f18 ?f17 ?f22 ?f23" draw:glue-points="?f16 ?f17 ?f18 ?f19 ?f16 ?f20 ?f21 ?f19" draw:type="non-primitive" draw:enhanced-path="M 311 57 L 75 57 75 58 75 262 C 75 263 75 263 75 263 L 311 263 C 311 263 312 263 312 262 L 312 191 311 190 187 190 188 191 188 136 C 188 137 187 137 187 137 L 383 137 C 383 137 382 137 382 136 L 382 247 C 382 276 377 296 366 307 355 317 334 322 304 322 L 80 322 C 50 322 29 317 18 307 7 296 2 276 2 247 L 2 77 C 2 48 7 28 18 18 29 7 50 2 80 2 L 304 2 C 334 2 355 7 366 17 377 28 382 47 382 74 L 382 82 C 382 81 382 81 383 81 L 311 94 C 312 94 312 95 312 95 L 312 58 Z M 310 95 L 382 81 C 383 81 383 81 383 81 L 383 73 C 383 45 377 26 366 15 355 4 333 -1 303 -1 L 79 -1 C 48 -1 27 5 16 15 5 26 1 47 1 76 L 1 246 C 1 276 5 296 16 307 27 318 48 323 79 323 L 303 323 C 334 323 355 318 366 307 377 296 383 276 383 246 L 383 135 382 134 186 134 C 185 134 185 135 185 135 L 185 190 C 185 191 185 191 186 191 L 310 191 C 309 191 309 191 309 190 L 309 261 310 261 74 261 C 75 261 75 261 75 261 L 75 57 C 75 58 75 58 74 58 L 310 58 C 309 58 309 58 309 57 L 309 94 309 9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84"/><draw:equation draw:name="f7" draw:formula="?f4 / 324"/><draw:equation draw:name="f8" draw:formula="68946 * ?f5 / 384"/><draw:equation draw:name="f9" draw:formula="0 * ?f4 / 324"/><draw:equation draw:name="f10" draw:formula="0 * ?f5 / 384"/><draw:equation draw:name="f11" draw:formula="58156 * ?f4 / 324"/><draw:equation draw:name="f12" draw:formula="116311 * ?f4 / 324"/><draw:equation draw:name="f13" draw:formula="137891 * ?f5 / 384"/><draw:equation draw:name="f14" draw:formula="384 * ?f5 / 384"/><draw:equation draw:name="f15" draw:formula="324 * ?f4 / 324"/><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14" draw:style-name="gr2"><draw:custom-shape draw:name="AutoShape 15" draw:style-name="gr10" draw:text-style-name="P25" svg:width="0.332cm" svg:height="0.322cm" svg:x="1.543cm" svg:y="0.009cm"><text:p/><draw:enhanced-geometry svg:viewBox="0 0 333 322" draw:text-areas="?f18 ?f17 ?f22 ?f23" draw:glue-points="?f16 ?f17 ?f18 ?f19 ?f16 ?f20 ?f21 ?f19" draw:type="non-primitive" draw:enhanced-path="M 0 322 L 0 0 329 0 329 55 75 55 75 126 224 126 224 181 75 181 75 262 333 262 333 322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33"/><draw:equation draw:name="f7" draw:formula="?f4 / 322"/><draw:equation draw:name="f8" draw:formula="59756 * ?f5 / 333"/><draw:equation draw:name="f9" draw:formula="0 * ?f4 / 322"/><draw:equation draw:name="f10" draw:formula="0 * ?f5 / 333"/><draw:equation draw:name="f11" draw:formula="57790 * ?f4 / 322"/><draw:equation draw:name="f12" draw:formula="115580 * ?f4 / 322"/><draw:equation draw:name="f13" draw:formula="119512 * ?f5 / 333"/><draw:equation draw:name="f14" draw:formula="333 * ?f5 / 333"/><draw:equation draw:name="f15" draw:formula="322 * ?f4 / 32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16" draw:style-name="gr11" draw:text-style-name="P25" svg:width="0.332cm" svg:height="0.325cm" svg:x="1.543cm" svg:y="0.007cm"><text:p/><draw:enhanced-geometry svg:viewBox="0 0 334 324" draw:text-areas="?f18 ?f17 ?f22 ?f23" draw:glue-points="?f16 ?f17 ?f18 ?f19 ?f16 ?f20 ?f21 ?f19" draw:type="non-primitive" draw:enhanced-path="M 2 323 L 2 1 1 2 330 2 329 1 329 56 C 329 55 330 55 330 55 L 75 55 75 56 75 127 C 75 128 75 128 75 128 L 225 128 C 224 128 224 128 224 127 L 224 182 C 224 182 224 181 225 181 L 75 181 75 182 75 262 C 75 263 75 263 75 263 L 334 263 C 333 263 333 263 333 262 L 333 323 C 333 323 333 322 334 322 L 1 322 Z M 335 324 L 335 263 76 263 C 77 263 77 263 77 263 L 77 183 C 77 184 77 184 76 184 L 226 184 226 183 226 128 226 127 76 127 C 77 127 77 128 77 128 L 77 57 C 77 57 77 58 76 58 L 331 58 C 332 58 332 57 332 57 L 332 2 C 332 1 332 1 331 1 L 2 1 C 1 1 1 1 1 2 L 1 324 C 1 325 1 325 2 325 L 335 32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34"/><draw:equation draw:name="f7" draw:formula="?f4 / 324"/><draw:equation draw:name="f8" draw:formula="59939 * ?f5 / 334"/><draw:equation draw:name="f9" draw:formula="0 * ?f4 / 324"/><draw:equation draw:name="f10" draw:formula="0 * ?f5 / 334"/><draw:equation draw:name="f11" draw:formula="58156 * ?f4 / 324"/><draw:equation draw:name="f12" draw:formula="116311 * ?f4 / 324"/><draw:equation draw:name="f13" draw:formula="119877 * ?f5 / 334"/><draw:equation draw:name="f14" draw:formula="334 * ?f5 / 334"/><draw:equation draw:name="f15" draw:formula="324 * ?f4 / 324"/><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17" draw:style-name="gr2"><draw:custom-shape draw:name="AutoShape 18" draw:style-name="gr12" draw:text-style-name="P25" svg:width="0.376cm" svg:height="0.322cm" svg:x="2cm" svg:y="0.009cm"><text:p/><draw:enhanced-geometry svg:viewBox="0 0 379 322" draw:text-areas="?f18 ?f17 ?f22 ?f23" draw:glue-points="?f16 ?f17 ?f18 ?f19 ?f16 ?f20 ?f21 ?f19" draw:type="non-primitive" draw:enhanced-path="M 0 322 L 0 0 51 0 278 190 C 285 196 292 202 298 208 304 213 309 219 314 225 313 207 312 194 312 187 311 179 311 173 311 169 L 311 0 379 0 379 322 327 322 91 123 C 86 118 81 114 76 110 72 105 68 101 65 97 66 107 66 116 67 125 67 134 68 142 68 148 L 68 322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79"/><draw:equation draw:name="f7" draw:formula="?f4 / 322"/><draw:equation draw:name="f8" draw:formula="68031 * ?f5 / 379"/><draw:equation draw:name="f9" draw:formula="0 * ?f4 / 322"/><draw:equation draw:name="f10" draw:formula="0 * ?f5 / 379"/><draw:equation draw:name="f11" draw:formula="57790 * ?f4 / 322"/><draw:equation draw:name="f12" draw:formula="115580 * ?f4 / 322"/><draw:equation draw:name="f13" draw:formula="136062 * ?f5 / 379"/><draw:equation draw:name="f14" draw:formula="379 * ?f5 / 379"/><draw:equation draw:name="f15" draw:formula="322 * ?f4 / 32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19" draw:style-name="gr13" draw:text-style-name="P25" svg:width="0.378cm" svg:height="0.325cm" svg:x="1.998cm" svg:y="0.007cm"><text:p/><draw:enhanced-geometry svg:viewBox="0 0 380 324" draw:text-areas="?f18 ?f17 ?f22 ?f23" draw:glue-points="?f16 ?f17 ?f18 ?f19 ?f16 ?f20 ?f21 ?f19" draw:type="non-primitive" draw:enhanced-path="M 2 323 L 2 1 1 2 52 2 51 2 278 192 C 286 198 292 204 298 209 304 214 309 221 314 227 L 315 227 C 316 227 316 226 316 226 315 210 314 196 313 187 313 180 313 174 313 170 L 313 1 312 2 379 2 379 1 379 323 379 322 328 322 C 329 322 329 322 329 323 L 93 123 C 88 119 83 115 78 110 74 106 70 102 66 97 L 65 97 65 98 C 66 109 66 118 67 126 67 135 68 143 68 149 L 68 323 C 68 323 68 322 69 322 L 1 322 Z M 70 324 L 70 150 C 70 144 70 136 70 127 69 119 68 109 67 99 L 67 100 C 67 100 66 100 66 99 70 104 74 108 78 112 83 117 88 121 93 126 L 329 325 380 325 C 381 325 381 325 381 324 L 381 2 C 381 1 381 1 380 1 L 313 1 C 312 1 312 1 312 2 L 312 171 C 312 175 312 181 313 189 313 197 314 211 315 227 315 227 315 226 316 226 L 317 226 C 312 220 306 215 300 209 295 204 288 198 280 191 L 54 1 C 53 1 53 1 53 1 L 2 1 C 1 1 1 1 1 2 L 1 324 C 1 325 1 325 2 325 L 70 32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80"/><draw:equation draw:name="f7" draw:formula="?f4 / 324"/><draw:equation draw:name="f8" draw:formula="68214 * ?f5 / 380"/><draw:equation draw:name="f9" draw:formula="0 * ?f4 / 324"/><draw:equation draw:name="f10" draw:formula="0 * ?f5 / 380"/><draw:equation draw:name="f11" draw:formula="58156 * ?f4 / 324"/><draw:equation draw:name="f12" draw:formula="116311 * ?f4 / 324"/><draw:equation draw:name="f13" draw:formula="136428 * ?f5 / 380"/><draw:equation draw:name="f14" draw:formula="380 * ?f5 / 380"/><draw:equation draw:name="f15" draw:formula="324 * ?f4 / 324"/><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20" draw:style-name="gr2"><draw:custom-shape draw:name="AutoShape 21" draw:style-name="gr14" draw:text-style-name="P25" svg:width="0.369cm" svg:height="0.322cm" svg:x="2.457cm" svg:y="0.009cm"><text:p/><draw:enhanced-geometry svg:viewBox="0 0 371 322" draw:text-areas="?f18 ?f17 ?f22 ?f23" draw:glue-points="?f16 ?f17 ?f18 ?f19 ?f16 ?f20 ?f21 ?f19" draw:type="non-primitive" draw:enhanced-path="M 223 57 L 223 322 148 322 148 57 0 57 0 0 371 0 371 57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71"/><draw:equation draw:name="f7" draw:formula="?f4 / 322"/><draw:equation draw:name="f8" draw:formula="66614 * ?f5 / 371"/><draw:equation draw:name="f9" draw:formula="0 * ?f4 / 322"/><draw:equation draw:name="f10" draw:formula="0 * ?f5 / 371"/><draw:equation draw:name="f11" draw:formula="57790 * ?f4 / 322"/><draw:equation draw:name="f12" draw:formula="115580 * ?f4 / 322"/><draw:equation draw:name="f13" draw:formula="133228 * ?f5 / 371"/><draw:equation draw:name="f14" draw:formula="371 * ?f5 / 371"/><draw:equation draw:name="f15" draw:formula="322 * ?f4 / 32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2" draw:style-name="gr15" draw:text-style-name="P25" svg:width="0.371cm" svg:height="0.325cm" svg:x="2.455cm" svg:y="0.007cm"><text:p/><draw:enhanced-geometry svg:viewBox="0 0 372 324" draw:text-areas="?f18 ?f17 ?f22 ?f23" draw:glue-points="?f16 ?f17 ?f18 ?f19 ?f16 ?f20 ?f21 ?f19" draw:type="non-primitive" draw:enhanced-path="M 223 58 L 223 323 223 322 149 322 150 323 150 58 149 57 1 57 2 58 2 1 1 2 372 2 C 371 2 371 1 371 1 L 371 58 C 371 58 371 57 372 57 L 223 57 Z M 372 59 L 372 2 C 372 1 372 1 372 1 L 1 1 C 0 1 0 1 0 2 L 0 59 C 0 60 0 60 1 60 L 149 60 C 148 60 148 60 148 59 L 148 324 C 148 325 148 325 149 325 L 223 325 C 224 325 224 325 224 324 L 224 59 C 224 60 224 60 223 60 L 372 6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72"/><draw:equation draw:name="f7" draw:formula="?f4 / 324"/><draw:equation draw:name="f8" draw:formula="66797 * ?f5 / 372"/><draw:equation draw:name="f9" draw:formula="0 * ?f4 / 324"/><draw:equation draw:name="f10" draw:formula="0 * ?f5 / 372"/><draw:equation draw:name="f11" draw:formula="58156 * ?f4 / 324"/><draw:equation draw:name="f12" draw:formula="116311 * ?f4 / 324"/><draw:equation draw:name="f13" draw:formula="133593 * ?f5 / 372"/><draw:equation draw:name="f14" draw:formula="372 * ?f5 / 372"/><draw:equation draw:name="f15" draw:formula="324 * ?f4 / 324"/><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23" draw:style-name="gr2"><draw:custom-shape draw:name="AutoShape 24" draw:style-name="gr16" draw:text-style-name="P25" svg:width="0.436cm" svg:height="0.322cm" svg:x="2.803cm" svg:y="0.009cm"><text:p/><draw:enhanced-geometry svg:viewBox="0 0 439 322" draw:text-areas="?f18 ?f17 ?f22 ?f23" draw:glue-points="?f16 ?f17 ?f18 ?f19 ?f16 ?f20 ?f21 ?f19" draw:type="non-primitive" draw:enhanced-path="M 216 63 L 285 194 144 194 Z M 147 191 L 184 121 389 121 427 191 511 191 327 -131 254 -131 72 19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39"/><draw:equation draw:name="f7" draw:formula="?f4 / 322"/><draw:equation draw:name="f8" draw:formula="78821 * ?f5 / 439"/><draw:equation draw:name="f9" draw:formula="0 * ?f4 / 322"/><draw:equation draw:name="f10" draw:formula="0 * ?f5 / 439"/><draw:equation draw:name="f11" draw:formula="57790 * ?f4 / 322"/><draw:equation draw:name="f12" draw:formula="115580 * ?f4 / 322"/><draw:equation draw:name="f13" draw:formula="157642 * ?f5 / 439"/><draw:equation draw:name="f14" draw:formula="439 * ?f5 / 439"/><draw:equation draw:name="f15" draw:formula="322 * ?f4 / 32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5" draw:style-name="gr6" draw:text-style-name="P25" svg:width="0.144cm" svg:height="0.131cm" svg:x="2.946cm" svg:y="0.071cm"><text:p/><draw:enhanced-geometry svg:viewBox="0 0 143 133" draw:text-areas="?f18 ?f17 ?f22 ?f23" draw:glue-points="?f16 ?f17 ?f18 ?f19 ?f16 ?f20 ?f21 ?f19" draw:type="non-primitive" draw:enhanced-path="M 72 1 L 141 133 C 141 132 141 132 141 132 L 142 131 1 131 2 132 C 3 133 2 132 2 133 L 73 1 C 73 2 73 2 73 2 73 2 72 2 72 1 Z M 1 133 L 142 133 143 133 143 132 73 0 72 0 0 132 0 133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43"/><draw:equation draw:name="f7" draw:formula="?f4 / 133"/><draw:equation draw:name="f8" draw:formula="25557 * ?f5 / 143"/><draw:equation draw:name="f9" draw:formula="0 * ?f4 / 133"/><draw:equation draw:name="f10" draw:formula="0 * ?f5 / 143"/><draw:equation draw:name="f11" draw:formula="23774 * ?f4 / 133"/><draw:equation draw:name="f12" draw:formula="47548 * ?f4 / 133"/><draw:equation draw:name="f13" draw:formula="51114 * ?f5 / 143"/><draw:equation draw:name="f14" draw:formula="143 * ?f5 / 143"/><draw:equation draw:name="f15" draw:formula="133 * ?f4 / 133"/><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6" draw:style-name="gr17" draw:text-style-name="P25" svg:width="0.442cm" svg:height="0.325cm" svg:x="2.801cm" svg:y="0.007cm"><text:p/><draw:enhanced-geometry svg:viewBox="0 0 441 324" draw:text-areas="?f18 ?f17 ?f22 ?f23" draw:glue-points="?f16 ?f17 ?f18 ?f19 ?f16 ?f20 ?f21 ?f19" draw:type="non-primitive" draw:enhanced-path="M 76 324 L 114 254 113 254 317 254 355 324 C 356 324 356 324 356 324 L 440 324 C 441 324 441 324 441 324 441 323 441 323 441 323 L 256 0 183 0 182 0 0 323 0 324 C 0 325 1 324 1 324 Z M 77 324 L 259 1 C 259 2 259 2 258 2 L 331 2 C 330 2 330 2 330 1 L 515 324 C 514 323 514 323 515 323 516 323 515 322 515 322 L 431 322 C 432 322 432 323 432 323 L 393 253 C 393 253 393 252 392 252 L 188 252 C 188 252 188 253 187 253 L 150 323 C 150 323 150 322 151 322 L 76 322 C 76 322 76 323 77 323 78 323 77 323 77 324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41"/><draw:equation draw:name="f7" draw:formula="?f4 / 324"/><draw:equation draw:name="f8" draw:formula="79187 * ?f5 / 441"/><draw:equation draw:name="f9" draw:formula="0 * ?f4 / 324"/><draw:equation draw:name="f10" draw:formula="0 * ?f5 / 441"/><draw:equation draw:name="f11" draw:formula="58156 * ?f4 / 324"/><draw:equation draw:name="f12" draw:formula="116311 * ?f4 / 324"/><draw:equation draw:name="f13" draw:formula="158374 * ?f5 / 441"/><draw:equation draw:name="f14" draw:formula="441 * ?f5 / 441"/><draw:equation draw:name="f15" draw:formula="324 * ?f4 / 324"/><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27" draw:style-name="gr2"><draw:custom-shape draw:name="AutoShape 28" draw:style-name="gr18" draw:text-style-name="P25" svg:width="0.359cm" svg:height="0.158cm" svg:x="3.2cm" svg:y="0.002cm"><text:p/><draw:enhanced-geometry svg:viewBox="0 0 359 159" draw:text-areas="?f18 ?f17 ?f22 ?f23" draw:glue-points="?f16 ?f17 ?f18 ?f19 ?f16 ?f20 ?f21 ?f19" draw:type="non-primitive" draw:enhanced-path="M 37 26 C 40 24 45 23 50 23 58 23 63 24 66 27 69 29 70 33 70 39 L 70 42 C 65 45 55 47 41 50 31 52 23 54 17 57 11 60 8 63 5 68 2 73 0 79 0 85 0 95 3 103 10 110 17 116 26 119 38 119 44 119 50 118 56 115 62 113 67 109 73 104 73 104 73 106 74 107 75 111 76 114 77 116 L 107 116 C 104 111 102 106 101 101 100 96 100 89 100 79 L 100 44 C 100 31 99 22 96 17 93 12 89 8 82 5 76 2 66 0 52 0 37 0 26 3 19 8 11 13 6 21 3 32 L 30 37 C 32 32 34 28 37 26 Z M 70 68 C 70 75 70 80 69 82 68 86 66 90 62 92 57 96 52 98 47 98 42 98 38 96 35 93 32 90 30 86 30 82 30 78 32 74 36 72 38 70 44 68 52 66 61 64 67 63 70 62 Z M 129 165 L 159 165 159 109 C 165 115 170 119 175 121 180 124 186 125 192 125 205 125 217 120 226 109 235 98 240 84 240 65 240 46 235 32 226 22 217 11 206 6 192 6 185 6 178 8 172 11 166 15 161 19 157 25 L 157 8 129 8 Z M 166 195 C 171 189 177 187 184 187 191 187 197 190 202 195 207 200 209 210 209 222 209 235 207 244 202 250 197 255 192 258 185 258 177 258 171 255 166 249 161 243 158 233 158 220 158 209 161 201 166 195 Z M 271 273 C 280 279 292 282 308 282 325 282 337 278 346 271 355 263 359 254 359 244 359 234 356 227 350 221 343 216 332 212 316 208 300 204 291 201 288 199 286 198 285 196 285 194 285 191 286 189 288 188 292 185 297 184 305 184 312 184 316 186 320 188 324 190 326 194 327 198 L 355 193 C 352 183 347 176 340 171 333 166 320 163 305 163 289 163 276 166 269 173 261 180 257 188 257 198 257 209 262 217 271 224 277 228 292 233 317 238 322 240 325 241 327 242 328 244 329 246 329 248 329 251 328 254 325 256 321 259 315 260 308 260 300 260 295 259 291 256 287 253 285 249 283 243 L 253 248 C 256 258 262 267 271 273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9"/><draw:equation draw:name="f7" draw:formula="?f4 / 159"/><draw:equation draw:name="f8" draw:formula="64419 * ?f5 / 359"/><draw:equation draw:name="f9" draw:formula="0 * ?f4 / 159"/><draw:equation draw:name="f10" draw:formula="0 * ?f5 / 359"/><draw:equation draw:name="f11" draw:formula="28438 * ?f4 / 159"/><draw:equation draw:name="f12" draw:formula="56875 * ?f4 / 159"/><draw:equation draw:name="f13" draw:formula="128838 * ?f5 / 359"/><draw:equation draw:name="f14" draw:formula="359 * ?f5 / 359"/><draw:equation draw:name="f15" draw:formula="159 * ?f4 / 159"/><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9" draw:style-name="gr19" draw:text-style-name="P25" svg:width="0.107cm" svg:height="0.121cm" svg:x="3.2cm" svg:y="0cm"><text:p/><draw:enhanced-geometry svg:viewBox="0 0 108 121" draw:text-areas="?f18 ?f17 ?f22 ?f23" draw:glue-points="?f16 ?f17 ?f18 ?f19 ?f16 ?f20 ?f21 ?f19" draw:type="non-primitive" draw:enhanced-path="M 39 28 C 42 26 46 25 51 25 58 25 64 26 66 28 69 30 70 35 70 40 L 70 43 71 42 C 66 45 56 47 42 50 32 52 24 54 18 57 12 59 8 64 5 69 2 74 0 80 0 86 0 96 3 105 10 111 17 117 27 121 38 121 45 121 52 120 57 117 63 114 69 111 74 105 74 106 74 106 73 106 L 73 105 C 73 105 73 107 74 108 75 113 76 116 77 117 77 118 77 118 77 118 L 107 118 C 108 118 108 118 108 117 106 111 104 106 103 102 102 97 101 89 101 80 L 102 45 C 102 31 100 22 98 17 95 12 90 8 83 5 77 2 67 0 53 0 38 0 27 3 19 8 12 14 6 22 3 33 L 3 34 4 34 31 39 C 31 39 32 39 32 38 34 33 36 30 39 28 Z M 31 37 L 4 32 5 33 C 8 23 13 15 20 10 28 4 39 2 53 2 66 2 76 3 83 6 90 9 94 13 96 18 98 23 100 32 100 45 L 100 80 C 100 89 100 97 101 102 102 107 104 112 107 117 L 107 116 77 116 C 78 116 78 116 78 117 78 115 77 112 75 108 75 106 74 105 74 104 73 104 73 104 73 104 68 109 62 113 57 115 51 118 45 119 38 119 27 119 18 116 12 110 5 104 2 96 2 86 2 80 3 74 6 70 9 65 13 61 19 58 24 56 32 53 42 51 56 49 66 46 72 44 L 72 43 72 40 C 72 34 71 29 68 27 65 24 59 23 51 23 45 23 41 24 38 26 35 28 32 32 30 38 30 37 31 37 31 37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8"/><draw:equation draw:name="f7" draw:formula="?f4 / 121"/><draw:equation draw:name="f8" draw:formula="19248 * ?f5 / 108"/><draw:equation draw:name="f9" draw:formula="0 * ?f4 / 121"/><draw:equation draw:name="f10" draw:formula="0 * ?f5 / 108"/><draw:equation draw:name="f11" draw:formula="21580 * ?f4 / 121"/><draw:equation draw:name="f12" draw:formula="43159 * ?f4 / 121"/><draw:equation draw:name="f13" draw:formula="38496 * ?f5 / 108"/><draw:equation draw:name="f14" draw:formula="108 * ?f5 / 108"/><draw:equation draw:name="f15" draw:formula="121 * ?f4 / 12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30" draw:style-name="gr20" draw:text-style-name="P25" svg:width="0.041cm" svg:height="0.038cm" svg:x="3.23cm" svg:y="0.062cm"><text:p/><draw:enhanced-geometry svg:viewBox="0 0 42 38" draw:text-areas="?f18 ?f17 ?f22 ?f23" draw:glue-points="?f16 ?f17 ?f18 ?f19 ?f16 ?f20 ?f21 ?f19" draw:type="non-primitive" draw:enhanced-path="M 40 7 C 40 14 40 19 39 21 38 25 36 28 32 31 28 34 23 36 17 36 13 36 9 35 6 32 3 29 2 25 2 21 2 17 4 14 7 11 10 10 15 8 23 6 32 4 38 3 42 2 41 2 41 2 41 2 L 40 1 Z M 41 6 C 37 7 31 9 23 11 14 12 9 14 6 16 2 19 0 23 0 27 0 32 2 36 5 39 8 42 12 44 17 44 23 44 28 42 33 38 37 36 40 32 41 28 42 25 42 20 42 13 L 42 7 42 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2"/><draw:equation draw:name="f7" draw:formula="?f4 / 38"/><draw:equation draw:name="f8" draw:formula="7361 * ?f5 / 42"/><draw:equation draw:name="f9" draw:formula="0 * ?f4 / 38"/><draw:equation draw:name="f10" draw:formula="0 * ?f5 / 42"/><draw:equation draw:name="f11" draw:formula="6675 * ?f4 / 38"/><draw:equation draw:name="f12" draw:formula="13350 * ?f4 / 38"/><draw:equation draw:name="f13" draw:formula="14721 * ?f5 / 42"/><draw:equation draw:name="f14" draw:formula="42 * ?f5 / 42"/><draw:equation draw:name="f15" draw:formula="38 * ?f4 / 3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31" draw:style-name="gr21" draw:text-style-name="P25" svg:width="0.11cm" svg:height="0.161cm" svg:x="3.328cm" svg:y="0cm"><text:p/><draw:enhanced-geometry svg:viewBox="0 0 113 161" draw:text-areas="?f18 ?f17 ?f22 ?f23" draw:glue-points="?f16 ?f17 ?f18 ?f19 ?f16 ?f20 ?f21 ?f19" draw:type="non-primitive" draw:enhanced-path="M 1 161 L 31 161 C 31 161 32 161 32 160 L 32 103 C 32 104 32 104 31 104 L 30 104 C 36 110 42 114 47 117 52 120 58 121 64 121 78 121 89 115 99 105 108 94 113 79 113 60 113 41 108 26 99 16 90 5 78 0 65 0 57 0 50 2 43 5 37 9 32 14 28 19 29 19 29 19 29 19 29 19 30 19 30 20 L 30 3 C 30 3 30 2 29 2 L 1 2 C 0 2 0 3 0 3 L 0 160 C 0 161 0 161 1 161 Z M 1 4 L 29 4 C 29 4 28 4 28 3 L 28 20 C 28 20 28 21 29 21 30 21 30 21 30 20 33 15 38 10 44 7 50 4 57 2 65 2 78 2 89 7 98 17 107 27 111 42 111 60 111 79 107 93 97 104 88 114 77 119 64 119 58 119 52 118 47 115 42 113 37 109 32 103 31 103 31 102 31 103 30 103 30 103 30 103 L 30 160 C 30 160 30 159 31 159 L 1 159 2 160 2 3 C 2 4 1 4 1 4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3"/><draw:equation draw:name="f7" draw:formula="?f4 / 161"/><draw:equation draw:name="f8" draw:formula="20163 * ?f5 / 113"/><draw:equation draw:name="f9" draw:formula="0 * ?f4 / 161"/><draw:equation draw:name="f10" draw:formula="0 * ?f5 / 113"/><draw:equation draw:name="f11" draw:formula="28804 * ?f4 / 161"/><draw:equation draw:name="f12" draw:formula="57607 * ?f4 / 161"/><draw:equation draw:name="f13" draw:formula="40325 * ?f5 / 113"/><draw:equation draw:name="f14" draw:formula="113 * ?f5 / 113"/><draw:equation draw:name="f15" draw:formula="161 * ?f4 / 1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32" draw:style-name="gr22" draw:text-style-name="P25" svg:width="0.05cm" svg:height="0.071cm" svg:x="3.357cm" svg:y="0.025cm"><text:p/><draw:enhanced-geometry svg:viewBox="0 0 52 73" draw:text-areas="?f18 ?f17 ?f22 ?f23" draw:glue-points="?f16 ?f17 ?f18 ?f19 ?f16 ?f20 ?f21 ?f19" draw:type="non-primitive" draw:enhanced-path="M 9 10 C 14 4 19 2 27 2 33 2 39 5 44 10 48 16 51 25 51 36 51 49 48 58 44 63 39 69 34 72 27 72 20 72 14 69 9 63 4 57 2 47 2 35 2 24 4 16 9 10 Z M 0 35 C 0 48 3 57 8 64 13 70 20 73 27 73 34 73 40 70 45 65 50 60 52 49 52 36 52 24 50 15 45 9 40 3 34 0 27 0 19 0 13 3 8 9 3 15 0 23 0 3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2"/><draw:equation draw:name="f7" draw:formula="?f4 / 73"/><draw:equation draw:name="f8" draw:formula="9190 * ?f5 / 52"/><draw:equation draw:name="f9" draw:formula="0 * ?f4 / 73"/><draw:equation draw:name="f10" draw:formula="0 * ?f5 / 52"/><draw:equation draw:name="f11" draw:formula="12939 * ?f4 / 73"/><draw:equation draw:name="f12" draw:formula="25877 * ?f4 / 73"/><draw:equation draw:name="f13" draw:formula="18379 * ?f5 / 52"/><draw:equation draw:name="f14" draw:formula="52 * ?f5 / 52"/><draw:equation draw:name="f15" draw:formula="73 * ?f4 / 73"/><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33" draw:style-name="gr23" draw:text-style-name="P25" svg:width="0.108cm" svg:height="0.121cm" svg:x="3.452cm" svg:y="0cm"><text:p/><draw:enhanced-geometry svg:viewBox="0 0 108 121" draw:text-areas="?f18 ?f17 ?f22 ?f23" draw:glue-points="?f16 ?f17 ?f18 ?f19 ?f16 ?f20 ?f21 ?f19" draw:type="non-primitive" draw:enhanced-path="M 18 111 C 27 118 40 121 55 121 72 121 85 117 94 109 103 102 108 92 108 82 108 72 104 64 98 59 91 53 80 49 64 45 48 41 39 38 36 36 34 35 33 34 33 32 33 29 34 28 36 26 40 24 45 23 53 23 59 23 64 24 67 26 70 29 72 32 73 36 74 37 74 37 75 37 L 103 31 104 31 104 30 C 101 20 95 13 88 8 80 3 68 0 53 0 36 0 24 3 16 10 8 17 4 26 4 36 4 47 8 56 18 62 24 67 40 72 64 77 70 78 73 80 74 81 75 82 76 84 76 86 76 89 75 91 72 93 68 96 63 97 55 97 48 97 43 96 39 93 35 90 33 86 32 81 32 80 31 80 31 80 L 1 85 0 85 0 86 C 3 96 9 105 18 111 Z M 1 86 L 31 82 30 81 C 31 87 34 91 38 95 42 98 48 99 55 99 63 99 69 98 73 95 76 93 77 90 77 86 77 83 77 81 75 80 73 78 70 77 65 75 41 70 25 65 19 61 10 55 6 46 6 36 6 26 9 18 17 12 24 5 36 2 53 2 68 2 79 4 87 9 94 14 99 21 102 31 L 102 30 103 30 74 35 C 75 35 75 35 75 36 74 31 72 27 68 25 64 23 59 21 53 21 45 21 39 23 35 25 33 27 32 29 32 32 32 34 33 36 35 38 38 40 47 43 63 47 79 50 91 55 97 60 103 65 106 72 106 82 106 92 102 101 93 108 85 115 72 119 55 119 40 119 28 116 19 110 10 104 4 96 2 85 L 2 86 C 1 86 1 86 1 8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8"/><draw:equation draw:name="f7" draw:formula="?f4 / 121"/><draw:equation draw:name="f8" draw:formula="19248 * ?f5 / 108"/><draw:equation draw:name="f9" draw:formula="0 * ?f4 / 121"/><draw:equation draw:name="f10" draw:formula="0 * ?f5 / 108"/><draw:equation draw:name="f11" draw:formula="21580 * ?f4 / 121"/><draw:equation draw:name="f12" draw:formula="43159 * ?f4 / 121"/><draw:equation draw:name="f13" draw:formula="38496 * ?f5 / 108"/><draw:equation draw:name="f14" draw:formula="108 * ?f5 / 108"/><draw:equation draw:name="f15" draw:formula="121 * ?f4 / 12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text:p>
      <text:p text:style-name="Footer"><text:span text:style-name="Default_20_Paragraph_20_Font"><text:span text:style-name="T2">© Copyright </text:span></text:span><text:span text:style-name="Default_20_Paragraph_20_Font"><text:span text:style-name="T2"><text:date style:data-style-name="N5108" text:date-value="2012-11-08T12:27:16.52">2012</text:date></text:span></text:span></text:p>
      <text:p text:style-name="P11"/>
      <text:table-of-content text:style-name="Sect1" text:name="_TOC12">
        <text:table-of-content-source text:outline-level="3">
          <text:index-title-template text:style-name="Contents_20_Heading">Table of Contents</text:index-title-template>
          <text:table-of-content-entry-template text:outline-level="1" text:style-name="Contents_20_1">
            <text:index-entry-link-start/>
            <text:index-entry-text/>
            <text:index-entry-tab-stop style:type="right" style:leader-char="."/>
            <text:index-entry-page-number/>
            <text:index-entry-link-end/>
          </text:table-of-content-entry-template>
          <text:table-of-content-entry-template text:outline-level="2" text:style-name="Contents_20_2">
            <text:index-entry-link-start/>
            <text:index-entry-text/>
            <text:index-entry-tab-stop style:type="right" style:leader-char="."/>
            <text:index-entry-page-number/>
            <text:index-entry-link-end/>
          </text:table-of-content-entry-template>
          <text:table-of-content-entry-template text:outline-level="3" text:style-name="Contents_20_3">
            <text:index-entry-link-start/>
            <text:index-entry-text/>
            <text:index-entry-tab-stop style:type="right" style:leader-char="."/>
            <text:index-entry-page-number/>
            <text:index-entry-link-end/>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_TOC12_Head">
            <text:p text:style-name="Contents_20_Heading">Table of Contents</text:p>
          </text:index-title>
          <text:p text:style-name="P20"><text:a xlink:type="simple" xlink:href="#__RefHeading__744_2098529114">Introduction<text:tab/>3</text:a></text:p>
          <text:p text:style-name="P20"><text:a xlink:type="simple" xlink:href="#__RefHeading__436_46715803">Architecture<text:tab/>4</text:a></text:p>
          <text:p text:style-name="P21"><text:a xlink:type="simple" xlink:href="#__RefHeading__443_1376240380">Row update detection<text:tab/>4</text:a></text:p>
          <text:p text:style-name="P22"><text:a xlink:type="simple" xlink:href="#__RefHeading__445_1376240380">Overall detection principle<text:tab/>4</text:a></text:p>
          <text:p text:style-name="P22"><text:a xlink:type="simple" xlink:href="#__RefHeading__1105_644877547">Provider specific details<text:tab/>5</text:a></text:p>
          <text:p text:style-name="P21"><text:a xlink:type="simple" xlink:href="#__RefHeading__1107_644877547">Updates windows service<text:tab/>5</text:a></text:p>
          <text:p text:style-name="P21"><text:a xlink:type="simple" xlink:href="#__RefHeading__1109_644877547">Event broker<text:tab/>5</text:a></text:p>
          <text:p text:style-name="P20"><text:a xlink:type="simple" xlink:href="#__RefHeading__1238_644877547">Testing<text:tab/>6</text:a></text:p>
          <text:p text:style-name="P20"><text:a xlink:type="simple" xlink:href="#__RefHeading__1240_644877547">Appendix A: E&amp;M details<text:tab/>7</text:a></text:p>
          <text:p text:style-name="P20"><text:a xlink:type="simple" xlink:href="#__RefHeading__1242_644877547">Appendix B: DPR details<text:tab/>8</text:a></text:p>
        </text:index-body>
      </text:table-of-content>
      <text:p text:style-name="P7"/>
      <text:h text:style-name="P14" text:outline-level="1"><text:bookmark text:name="__RefHeading__744_2098529114"/>Introduction<text:bookmark-end text:name="__RefHeading__744_2098529114"/></text:h>
      <text:p text:style-name="Text_20_body">This document will describe how updates services detect updates in the source data providers. These services allows CPR Broker to be notified if one or more person records have changed in a data provider database.</text:p>
      <text:p text:style-name="P5">There are currently two services to be installed, DPR Updates and E&amp;M Updates. Apart from targeting different database tables, the implementation is exactly the same.</text:p>
      <text:p text:style-name="Text_20_body"/>
      <text:h text:style-name="P13" text:outline-level="1"><text:bookmark text:name="__RefHeading__436_46715803"/>Architecture<text:bookmark-end text:name="__RefHeading__436_46715803"/></text:h>
      <text:p text:style-name="Text_20_body">The overall architecture consists of the several components</text:p>
      <text:h text:style-name="Heading_20_2" text:outline-level="2"><draw:frame draw:style-name="fr1" draw:name="Frame1" text:anchor-type="paragraph" svg:x="-0.011cm" svg:y="0.049cm" svg:width="15.092cm" draw:z-index="11"><draw:text-box fo:min-height="15.427cm"><text:p text:style-name="Frame_20_contents"><draw:rect text:anchor-type="paragraph" draw:z-index="12" draw:style-name="gr43" draw:text-style-name="P26" svg:width="4.479cm" svg:height="1.562cm" svg:x="0.34cm" svg:y="0.769cm"><text:p text:style-name="P26">Row updated/inserted</text:p></draw:rect><draw:rect text:anchor-type="paragraph" draw:z-index="13" draw:style-name="gr43" draw:text-style-name="P26" svg:width="4.546cm" svg:height="1.34cm" svg:x="0.318cm" svg:y="4.66cm"><text:p text:style-name="P26">Call RefreshRead</text:p></draw:rect><draw:rect text:anchor-type="paragraph" draw:z-index="14" draw:style-name="gr43" draw:text-style-name="P26" svg:width="4.479cm" svg:height="1.34cm" svg:x="8.832cm" svg:y="6.304cm"><text:p text:style-name="P26">Query staging table</text:p></draw:rect><draw:rect text:anchor-type="paragraph" draw:z-index="15" draw:style-name="gr43" draw:text-style-name="P26" svg:width="4.479cm" svg:height="1.616cm" svg:x="0.318cm" svg:y="8.086cm"><text:p text:style-name="P26">Query data provider </text:p><text:p text:style-name="P26">for fresh data</text:p></draw:rect><draw:rect text:anchor-type="paragraph" draw:z-index="16" draw:style-name="gr43" draw:text-style-name="P26" svg:width="4.479cm" svg:height="1.638cm" svg:x="8.828cm" svg:y="9.871cm"><text:p text:style-name="P26">Add CPR number to </text:p><text:p text:style-name="P26">notification queue</text:p></draw:rect><draw:rect text:anchor-type="paragraph" draw:z-index="17" draw:style-name="gr43" draw:text-style-name="P26" svg:width="4.479cm" svg:height="1.435cm" svg:x="0.296cm" svg:y="11.899cm"><text:p text:style-name="P26">Send notifications</text:p></draw:rect><draw:rect text:anchor-type="paragraph" draw:z-index="19" draw:style-name="gr43" draw:text-style-name="P26" svg:width="4.479cm" svg:height="1.606cm" svg:x="8.862cm" svg:y="2.491cm"><text:p text:style-name="P26">Add CPR number </text:p><text:p text:style-name="P26">to staging table</text:p></draw:rect><draw:rect text:anchor-type="paragraph" draw:z-index="20" draw:style-name="gr44" draw:text-style-name="P26" svg:width="4.455cm" svg:height="0.597cm" svg:x="8.862cm" svg:y="1.894cm"><text:p text:style-name="P26">Database/system trigger(s)</text:p></draw:rect><draw:rect text:anchor-type="paragraph" draw:z-index="21" draw:style-name="gr44" draw:text-style-name="P26" svg:width="4.479cm" svg:height="0.597cm" svg:x="0.385cm" svg:y="4.064cm"><text:p text:style-name="P26">Update detection service</text:p></draw:rect><draw:rect text:anchor-type="paragraph" draw:z-index="22" draw:style-name="gr44" draw:text-style-name="P26" svg:width="4.479cm" svg:height="0.597cm" svg:x="8.832cm" svg:y="5.708cm"><text:p text:style-name="P26">Update detection service</text:p></draw:rect><draw:rect text:anchor-type="paragraph" draw:z-index="23" draw:style-name="gr44" draw:text-style-name="P26" svg:width="4.479cm" svg:height="0.597cm" svg:x="0.318cm" svg:y="7.489cm"><text:p text:style-name="P26">CPR Broker</text:p></draw:rect><draw:rect text:anchor-type="paragraph" draw:z-index="24" draw:style-name="gr44" draw:text-style-name="P26" svg:width="4.479cm" svg:height="0.597cm" svg:x="8.828cm" svg:y="9.275cm"><text:p text:style-name="P26">CPR Broker</text:p></draw:rect><draw:rect text:anchor-type="paragraph" draw:z-index="25" draw:style-name="gr44" draw:text-style-name="P26" svg:width="4.479cm" svg:height="0.597cm" svg:x="0.296cm" svg:y="11.303cm"><text:p text:style-name="P26">Event broker</text:p></draw:rect><draw:rect text:anchor-type="paragraph" draw:z-index="18" draw:style-name="gr43" draw:text-style-name="P26" svg:width="4.479cm" svg:height="1.368cm" svg:x="8.74cm" svg:y="13.252cm"><text:p text:style-name="P26">Call CPR Broker Read</text:p></draw:rect><draw:rect text:anchor-type="paragraph" draw:z-index="26" draw:style-name="gr44" draw:text-style-name="P26" svg:width="4.479cm" svg:height="0.597cm" svg:x="8.74cm" svg:y="12.656cm"><text:p text:style-name="P26">Business application</text:p></draw:rect><draw:custom-shape text:anchor-type="paragraph" draw:z-index="27" draw:style-name="gr45" svg:width="3.837cm" svg:height="0.662cm" draw:transform="rotate (-0.349065850398866) translate (5.02179166666667cm 5.159375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28" draw:style-name="gr45" svg:width="4.22cm" svg:height="0.662cm" draw:transform="rotate (-0.349065850398866) translate (4.89655555555556cm 1.43051388888889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29" draw:style-name="gr45" svg:width="4.164cm" svg:height="0.662cm" draw:transform="rotate (-2.79252680319093) translate (8.86177777777778cm 3.78177777777778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30" draw:style-name="gr45" svg:width="4.164cm" svg:height="0.662cm" draw:transform="rotate (-2.79252680319093) translate (8.83179166666667cm 7.45595833333333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31" draw:style-name="gr45" svg:width="4.409cm" svg:height="0.662cm" draw:transform="rotate (-2.79252680319093) translate (9.00818055555556cm 11.2800694444444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32" draw:style-name="gr45" svg:width="4.366cm" svg:height="0.662cm" draw:transform="rotate (-0.349065850398866) translate (4.91243055555556cm 8.778875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33" draw:style-name="gr45" svg:width="4.366cm" svg:height="0.662cm" draw:transform="rotate (-0.349065850398866) translate (4.905375cm 12.5042083333333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draw:text-box></draw:frame><text:bookmark text:name="__RefHeading__443_1376240380"/>Row update detection<text:bookmark-end text:name="__RefHeading__443_1376240380"/></text:h>
      <text:h text:style-name="Heading_20_3" text:outline-level="3"><text:bookmark text:name="__RefHeading__445_1376240380"/>Overall detection principle<text:bookmark-end text:name="__RefHeading__445_1376240380"/></text:h>
      <text:p text:style-name="P2">When any row is inserted or updated in a relevant table, the CPR number is taken from the row, and stored in a separate database table. This is called the staging table.</text:p>
      <text:h text:style-name="Heading_20_3" text:outline-level="3"><text:bookmark text:name="__RefHeading__1105_644877547"/><text:soft-page-break/>Provider specific details<text:bookmark-end text:name="__RefHeading__1105_644877547"/></text:h>
      <text:h text:style-name="Heading_20_4" text:outline-level="4">DPR</text:h>
      <text:p text:style-name="P2">Updates are detected by triggers are created for the relevant database tables that are used by CPR broker to read the data. </text:p>
      <text:h text:style-name="Heading_20_4" text:outline-level="4">E&amp;M</text:h>
      <text:p text:style-name="P2">Updates are detected by comparing two copies of each relevant table. One copy is taken before the weekly update and the other after the update. Changed or new records are put to the staging table.</text:p>
      <text:h text:style-name="Heading_20_2" text:outline-level="2"><text:bookmark text:name="__RefHeading__1107_644877547"/>Updates windows service<text:bookmark-end text:name="__RefHeading__1107_644877547"/></text:h>
      <text:p text:style-name="Text_20_body">This service is installed per each data provider instance. It is configured to start automatically. Every while (usually 30 seconds), it reads from the staging table. Then, for each found row, it calls RefreshRead method in CPR Broker. This way the broker loads the fresh version of the data from the data source. All staging table rows belonging to that person are now deleted.</text:p>
      <text:h text:style-name="Heading_20_2" text:outline-level="2"><text:bookmark text:name="__RefHeading__1109_644877547"/>Event broker<text:bookmark-end text:name="__RefHeading__1109_644877547"/></text:h>
      <text:p text:style-name="Text_20_body">Now since the event broker is polling the CPR broker database, it now sees that new data has been loaded. This causes it to notify any subscribers to the updated person that something has changed. These subscribers can now call Read to load the latest version of the data.</text:p>
      <text:h text:style-name="Heading_20_1" text:outline-level="1"><text:bookmark text:name="__RefHeading__1238_644877547"/>Testing<text:bookmark-end text:name="__RefHeading__1238_644877547"/></text:h>
      <text:p text:style-name="Text_20_body">You can do the following steps to create a test scenario.</text:p>
      <text:list xml:id="list32355199" text:style-name="L1">
        <text:list-item>
          <text:p text:style-name="P16">Prepare a notification channel. In the demo application, Tools → Options → Notifications → File Share. Write the path to the notification folder.</text:p>
        </text:list-item>
      </text:list>
      <text:list xml:id="list32343499" text:style-name="L2">
        <text:list-item>
          <text:p text:style-name="P18">Create a data change subscription. In the demo application, Subscribe tab, click Subscribe. This will create a new subscription for all persons.</text:p>
        </text:list-item>
        <text:list-item>
          <text:p text:style-name="P18">Trigger a data change. You can do that by manually editing rows, or use your business application to update the data. </text:p>
          <text:p text:style-name="P19">WARNING: Do not do that on your production database unless you know what you are doing. You may have permanent loss of data! It is safer to wait for the change to happen normally.</text:p>
        </text:list-item>
        <text:list-item>
          <text:p text:style-name="P18">Watch the notification folder. You should shortly see a new XML file that contains the UUID of the updated person.</text:p>
        </text:list-item>
      </text:list>
      <text:h text:style-name="P12" text:outline-level="1"><text:bookmark text:name="__RefHeading__1240_644877547"/>Appendix A: E&amp;M details<text:bookmark-end text:name="__RefHeading__1240_644877547"/></text:h>
      <table:table table:name="Table1" table:style-name="Table1">
        <table:table-column table:style-name="Table1.A"/>
        <table:table-column table:style-name="Table1.B"/>
        <table:table-row>
          <table:table-cell table:style-name="Table1.A1" office:value-type="string">
            <text:p text:style-name="P3">Watched database tables</text:p>
          </table:table-cell>
          <table:table-cell table:style-name="Table1.B1" office:value-type="string">
            <text:p text:style-name="Table_20_Contents">AA70000T</text:p>
            <text:p text:style-name="Table_20_Contents">AA70300T</text:p>
          </table:table-cell>
        </table:table-row>
        <table:table-row>
          <table:table-cell table:style-name="Table1.A2" office:value-type="string">
            <text:p text:style-name="Table_20_Contents">Staging table name</text:p>
          </table:table-cell>
          <table:table-cell table:style-name="Table1.B2" office:value-type="string">
            <text:p text:style-name="Table_20_Contents">T_E_MUpdateStaging</text:p>
          </table:table-cell>
        </table:table-row>
        <table:table-row>
          <table:table-cell table:style-name="Table1.A2" office:value-type="string">
            <text:p text:style-name="Table_20_Contents">Windows service name (display name)</text:p>
          </table:table-cell>
          <table:table-cell table:style-name="Table1.B2" office:value-type="string">
            <text:p text:style-name="Table_20_Contents">E_MUpdatesNotificationService ( E&amp;M Updates Notification Service)</text:p>
          </table:table-cell>
        </table:table-row>
      </table:table>
      <text:h text:style-name="P12" text:outline-level="1"><text:bookmark text:name="__RefHeading__1242_644877547"/>Appendix B: DPR details<text:bookmark-end text:name="__RefHeading__1242_644877547"/></text:h>
      <table:table table:name="Table2" table:style-name="Table2">
        <table:table-column table:style-name="Table2.A"/>
        <table:table-column table:style-name="Table2.B"/>
        <table:table-row>
          <table:table-cell table:style-name="Table2.A1" office:value-type="string">
            <text:p text:style-name="P3">Watched database tables</text:p>
          </table:table-cell>
          <table:table-cell table:style-name="Table2.B1" office:value-type="string">
            <text:p text:style-name="Table_20_Contents">DTBESKYT</text:p>
            <text:p text:style-name="Table_20_Contents">DTBOERN</text:p>
            <text:p text:style-name="Table_20_Contents">DTCIV</text:p>
            <text:p text:style-name="Table_20_Contents">DTFORALDREMYND</text:p>
            <text:p text:style-name="Table_20_Contents">DTFORSV</text:p>
            <text:p text:style-name="Table_20_Contents">DTKADR</text:p>
            <text:p text:style-name="Table_20_Contents">DTNAVNE</text:p>
            <text:p text:style-name="Table_20_Contents">DTPERS</text:p>
            <text:p text:style-name="Table_20_Contents">DTSEPARATION</text:p>
            <text:p text:style-name="Table_20_Contents">DTSTAT</text:p>
            <text:p text:style-name="Table_20_Contents">DTTOTAL</text:p>
            <text:p text:style-name="Table_20_Contents">DTUDRIND</text:p>
          </table:table-cell>
        </table:table-row>
        <table:table-row>
          <table:table-cell table:style-name="Table2.A2" office:value-type="string">
            <text:p text:style-name="Table_20_Contents">Staging table name</text:p>
          </table:table-cell>
          <table:table-cell table:style-name="Table2.B2" office:value-type="string">
            <text:p text:style-name="Table_20_Contents">T_DPRUpdateStaging_DPRTable</text:p>
          </table:table-cell>
        </table:table-row>
        <table:table-row>
          <table:table-cell table:style-name="Table2.A2" office:value-type="string">
            <text:p text:style-name="Table_20_Contents">Windows service name (display name)</text:p>
          </table:table-cell>
          <table:table-cell table:style-name="Table2.B2" office:value-type="string">
            <text:p text:style-name="Table_20_Contents">DPRUpdatesNotificationService ( DPR Updates Notification Service)</text:p>
          </table:table-cell>
        </table:table-row>
      </table:table>
      <text:p text:style-name="Text_20_body"/>
      <text:p text:style-name="P24"/>
      <text:p text:style-name="P10"/>
      <text:p text:style-name="P10"/>
      <text:p text:style-name="P10"/>
      <text:p text:style-name="P10"/>
      <text:p text:style-name="P10"/>
      <text:p text:style-name="P4"/>
      <text:p text:style-name="P4"><draw:g text:anchor-type="as-char" svg:y="0cm" draw:z-index="1" draw:name="Group 34" draw:style-name="gr1"><draw:g draw:name="Group 35" draw:style-name="gr2"><draw:custom-shape draw:name="AutoShape 36" draw:style-name="gr3" draw:text-style-name="P25" svg:width="0.421cm" svg:height="0.322cm" svg:x="0.002cm" svg:y="0.009cm"><text:p/><draw:enhanced-geometry svg:viewBox="0 0 421 322" draw:text-areas="?f18 ?f17 ?f22 ?f23" draw:glue-points="?f16 ?f17 ?f18 ?f19 ?f16 ?f20 ?f21 ?f19" draw:type="non-primitive" draw:enhanced-path="M 0 322 L 0 0 61 0 212 195 361 0 421 0 421 322 351 322 351 123 C 351 119 351 114 352 109 352 103 353 96 354 89 350 97 346 104 343 109 340 115 337 119 335 123 L 214 283 199 283 78 122 C 74 116 70 110 67 105 64 100 61 94 59 89 60 96 60 102 60 107 61 113 61 118 61 123 L 61 322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21"/><draw:equation draw:name="f7" draw:formula="?f4 / 322"/><draw:equation draw:name="f8" draw:formula="75621 * ?f5 / 421"/><draw:equation draw:name="f9" draw:formula="0 * ?f4 / 322"/><draw:equation draw:name="f10" draw:formula="0 * ?f5 / 421"/><draw:equation draw:name="f11" draw:formula="57790 * ?f4 / 322"/><draw:equation draw:name="f12" draw:formula="115580 * ?f4 / 322"/><draw:equation draw:name="f13" draw:formula="151241 * ?f5 / 421"/><draw:equation draw:name="f14" draw:formula="421 * ?f5 / 421"/><draw:equation draw:name="f15" draw:formula="322 * ?f4 / 32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37" draw:style-name="gr4" draw:text-style-name="P25" svg:width="0.422cm" svg:height="0.325cm" svg:x="0cm" svg:y="0.007cm"><text:p/><draw:enhanced-geometry svg:viewBox="0 0 423 324" draw:text-areas="?f18 ?f17 ?f22 ?f23" draw:glue-points="?f16 ?f17 ?f18 ?f19 ?f16 ?f20 ?f21 ?f19" draw:type="non-primitive" draw:enhanced-path="M 2 323 L 2 1 1 2 62 2 C 61 2 61 2 61 1 L 213 196 214 196 363 1 C 362 2 362 2 362 2 L 422 2 C 421 2 421 1 421 1 L 421 323 C 421 323 421 322 422 322 L 352 322 353 323 353 124 C 353 120 353 115 354 109 354 103 355 96 356 90 356 89 355 89 355 89 L 354 89 C 350 97 346 104 343 110 340 115 338 119 335 123 L 214 284 C 215 284 215 283 215 283 L 200 283 201 284 80 122 C 75 116 71 110 68 105 65 100 63 95 61 90 61 89 60 89 60 89 59 89 59 90 59 90 60 97 60 103 60 108 61 113 61 119 61 124 L 61 323 C 61 323 61 322 62 322 L 1 322 Z M 64 324 L 64 125 C 64 120 63 114 63 109 63 104 62 98 62 91 62 91 62 92 61 92 60 92 60 92 60 91 62 96 65 102 68 107 71 112 75 118 79 124 L 200 286 C 201 286 201 286 201 286 L 216 286 217 286 338 125 C 340 121 343 117 346 112 349 106 353 99 357 91 356 91 356 91 356 91 355 91 355 91 355 90 354 97 353 104 353 110 352 116 352 121 352 125 L 352 324 C 352 325 353 325 353 325 L 423 325 C 423 325 424 325 424 324 L 424 2 C 424 1 423 1 423 1 L 363 1 362 1 214 196 215 196 63 1 2 1 C 1 1 1 1 1 2 L 1 324 C 1 325 1 325 2 325 L 63 325 C 63 325 64 325 64 324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23"/><draw:equation draw:name="f7" draw:formula="?f4 / 324"/><draw:equation draw:name="f8" draw:formula="75941 * ?f5 / 423"/><draw:equation draw:name="f9" draw:formula="0 * ?f4 / 324"/><draw:equation draw:name="f10" draw:formula="0 * ?f5 / 423"/><draw:equation draw:name="f11" draw:formula="58156 * ?f4 / 324"/><draw:equation draw:name="f12" draw:formula="116311 * ?f4 / 324"/><draw:equation draw:name="f13" draw:formula="151881 * ?f5 / 423"/><draw:equation draw:name="f14" draw:formula="423 * ?f5 / 423"/><draw:equation draw:name="f15" draw:formula="324 * ?f4 / 324"/><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38" draw:style-name="gr2"><draw:custom-shape draw:name="AutoShape 39" draw:style-name="gr5" draw:text-style-name="P25" svg:width="0.438cm" svg:height="0.322cm" svg:x="0.504cm" svg:y="0.009cm"><text:p/><draw:enhanced-geometry svg:viewBox="0 0 439 322" draw:text-areas="?f18 ?f17 ?f22 ?f23" draw:glue-points="?f16 ?f17 ?f18 ?f19 ?f16 ?f20 ?f21 ?f19" draw:type="non-primitive" draw:enhanced-path="M 216 63 L 285 194 144 194 Z M 147 191 L 184 121 389 121 427 191 511 191 327 -131 254 -131 72 19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39"/><draw:equation draw:name="f7" draw:formula="?f4 / 322"/><draw:equation draw:name="f8" draw:formula="78821 * ?f5 / 439"/><draw:equation draw:name="f9" draw:formula="0 * ?f4 / 322"/><draw:equation draw:name="f10" draw:formula="0 * ?f5 / 439"/><draw:equation draw:name="f11" draw:formula="57790 * ?f4 / 322"/><draw:equation draw:name="f12" draw:formula="115580 * ?f4 / 322"/><draw:equation draw:name="f13" draw:formula="157642 * ?f5 / 439"/><draw:equation draw:name="f14" draw:formula="439 * ?f5 / 439"/><draw:equation draw:name="f15" draw:formula="322 * ?f4 / 32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40" draw:style-name="gr6" draw:text-style-name="P25" svg:width="0.144cm" svg:height="0.131cm" svg:x="0.647cm" svg:y="0.071cm"><text:p/><draw:enhanced-geometry svg:viewBox="0 0 143 133" draw:text-areas="?f18 ?f17 ?f22 ?f23" draw:glue-points="?f16 ?f17 ?f18 ?f19 ?f16 ?f20 ?f21 ?f19" draw:type="non-primitive" draw:enhanced-path="M 72 1 L 141 133 C 141 132 141 132 141 132 L 142 131 1 131 2 132 C 3 133 2 132 2 133 L 73 1 C 73 2 73 2 72 2 71 2 72 2 72 1 Z M 1 133 L 142 133 143 133 C 143 132 143 132 143 132 L 73 0 72 0 0 132 0 133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43"/><draw:equation draw:name="f7" draw:formula="?f4 / 133"/><draw:equation draw:name="f8" draw:formula="25557 * ?f5 / 143"/><draw:equation draw:name="f9" draw:formula="0 * ?f4 / 133"/><draw:equation draw:name="f10" draw:formula="0 * ?f5 / 143"/><draw:equation draw:name="f11" draw:formula="23774 * ?f4 / 133"/><draw:equation draw:name="f12" draw:formula="47548 * ?f4 / 133"/><draw:equation draw:name="f13" draw:formula="51114 * ?f5 / 143"/><draw:equation draw:name="f14" draw:formula="143 * ?f5 / 143"/><draw:equation draw:name="f15" draw:formula="133 * ?f4 / 133"/><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41" draw:style-name="gr7" draw:text-style-name="P25" svg:width="0.438cm" svg:height="0.325cm" svg:x="0.504cm" svg:y="0.007cm"><text:p/><draw:enhanced-geometry svg:viewBox="0 0 441 324" draw:text-areas="?f18 ?f17 ?f22 ?f23" draw:glue-points="?f16 ?f17 ?f18 ?f19 ?f16 ?f20 ?f21 ?f19" draw:type="non-primitive" draw:enhanced-path="M 76 324 L 114 254 113 254 317 254 355 324 C 356 324 356 324 356 324 L 440 324 C 441 324 441 324 441 324 L 441 323 256 0 183 0 0 323 0 324 C 0 325 1 324 1 324 Z M 77 324 L 259 1 C 259 2 259 2 258 2 L 331 2 C 330 2 330 2 330 1 L 515 324 C 514 323 514 323 515 323 516 323 515 322 515 322 L 431 322 432 323 393 253 C 393 253 393 252 392 252 L 188 252 C 188 252 188 253 187 253 L 150 323 C 150 323 150 322 151 322 L 76 322 C 76 322 76 323 77 323 78 323 77 323 77 324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41"/><draw:equation draw:name="f7" draw:formula="?f4 / 324"/><draw:equation draw:name="f8" draw:formula="79187 * ?f5 / 441"/><draw:equation draw:name="f9" draw:formula="0 * ?f4 / 324"/><draw:equation draw:name="f10" draw:formula="0 * ?f5 / 441"/><draw:equation draw:name="f11" draw:formula="58156 * ?f4 / 324"/><draw:equation draw:name="f12" draw:formula="116311 * ?f4 / 324"/><draw:equation draw:name="f13" draw:formula="158374 * ?f5 / 441"/><draw:equation draw:name="f14" draw:formula="441 * ?f5 / 441"/><draw:equation draw:name="f15" draw:formula="324 * ?f4 / 324"/><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42" draw:style-name="gr2"><draw:custom-shape draw:name="AutoShape 43" draw:style-name="gr8" draw:text-style-name="P25" svg:width="0.382cm" svg:height="0.322cm" svg:x="1.018cm" svg:y="0.009cm"><text:p/><draw:enhanced-geometry svg:viewBox="0 0 382 322" draw:text-areas="?f18 ?f17 ?f22 ?f23" draw:glue-points="?f16 ?f17 ?f18 ?f19 ?f16 ?f20 ?f21 ?f19" draw:type="non-primitive" draw:enhanced-path="M 310 57 L 75 57 75 262 310 262 310 191 186 191 186 135 382 135 382 246 C 382 276 377 296 366 307 355 317 334 322 303 322 L 79 322 C 48 322 27 317 16 307 5 296 0 276 0 246 L 0 76 C 0 47 5 27 16 16 27 5 48 0 79 0 L 303 0 C 333 0 354 5 365 16 376 26 382 46 382 73 L 382 81 310 94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82"/><draw:equation draw:name="f7" draw:formula="?f4 / 322"/><draw:equation draw:name="f8" draw:formula="68580 * ?f5 / 382"/><draw:equation draw:name="f9" draw:formula="0 * ?f4 / 322"/><draw:equation draw:name="f10" draw:formula="0 * ?f5 / 382"/><draw:equation draw:name="f11" draw:formula="57790 * ?f4 / 322"/><draw:equation draw:name="f12" draw:formula="115580 * ?f4 / 322"/><draw:equation draw:name="f13" draw:formula="137160 * ?f5 / 382"/><draw:equation draw:name="f14" draw:formula="382 * ?f5 / 382"/><draw:equation draw:name="f15" draw:formula="322 * ?f4 / 32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44" draw:style-name="gr9" draw:text-style-name="P25" svg:width="0.384cm" svg:height="0.325cm" svg:x="1.016cm" svg:y="0.007cm"><text:p/><draw:enhanced-geometry svg:viewBox="0 0 384 324" draw:text-areas="?f18 ?f17 ?f22 ?f23" draw:glue-points="?f16 ?f17 ?f18 ?f19 ?f16 ?f20 ?f21 ?f19" draw:type="non-primitive" draw:enhanced-path="M 311 57 L 75 57 75 58 75 262 C 75 263 75 263 75 263 L 311 263 C 311 263 312 263 312 262 L 312 191 311 190 187 190 188 191 188 136 C 188 137 187 137 187 137 L 383 137 C 383 137 382 137 382 136 L 382 247 C 382 276 377 296 366 307 355 317 334 322 304 322 L 80 322 C 50 322 29 317 18 307 7 296 2 276 2 247 L 2 77 C 2 48 7 28 18 18 29 7 50 2 80 2 L 304 2 C 334 2 355 7 366 17 377 28 382 47 382 74 L 382 82 C 382 81 382 81 383 81 L 311 94 C 312 94 312 95 312 95 L 312 58 Z M 310 95 L 382 81 C 383 81 383 81 383 81 L 383 73 C 383 45 377 26 366 15 355 4 333 -1 303 -1 L 79 -1 C 48 -1 27 5 16 15 5 26 1 47 1 76 L 1 246 C 1 276 5 296 16 307 27 318 48 323 79 323 L 303 323 C 334 323 355 318 366 307 377 296 383 276 383 246 L 383 135 382 134 186 134 C 185 134 185 135 185 135 L 185 190 C 185 191 185 191 186 191 L 310 191 C 309 191 309 191 309 190 L 309 261 310 261 74 261 C 75 261 75 261 75 261 L 75 57 C 75 58 75 58 74 58 L 310 58 C 309 58 309 58 309 57 L 309 94 309 9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84"/><draw:equation draw:name="f7" draw:formula="?f4 / 324"/><draw:equation draw:name="f8" draw:formula="68946 * ?f5 / 384"/><draw:equation draw:name="f9" draw:formula="0 * ?f4 / 324"/><draw:equation draw:name="f10" draw:formula="0 * ?f5 / 384"/><draw:equation draw:name="f11" draw:formula="58156 * ?f4 / 324"/><draw:equation draw:name="f12" draw:formula="116311 * ?f4 / 324"/><draw:equation draw:name="f13" draw:formula="137891 * ?f5 / 384"/><draw:equation draw:name="f14" draw:formula="384 * ?f5 / 384"/><draw:equation draw:name="f15" draw:formula="324 * ?f4 / 324"/><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45" draw:style-name="gr2"><draw:custom-shape draw:name="AutoShape 46" draw:style-name="gr10" draw:text-style-name="P25" svg:width="0.332cm" svg:height="0.322cm" svg:x="1.543cm" svg:y="0.009cm"><text:p/><draw:enhanced-geometry svg:viewBox="0 0 333 322" draw:text-areas="?f18 ?f17 ?f22 ?f23" draw:glue-points="?f16 ?f17 ?f18 ?f19 ?f16 ?f20 ?f21 ?f19" draw:type="non-primitive" draw:enhanced-path="M 0 322 L 0 0 329 0 329 55 75 55 75 126 224 126 224 181 75 181 75 262 333 262 333 322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33"/><draw:equation draw:name="f7" draw:formula="?f4 / 322"/><draw:equation draw:name="f8" draw:formula="59756 * ?f5 / 333"/><draw:equation draw:name="f9" draw:formula="0 * ?f4 / 322"/><draw:equation draw:name="f10" draw:formula="0 * ?f5 / 333"/><draw:equation draw:name="f11" draw:formula="57790 * ?f4 / 322"/><draw:equation draw:name="f12" draw:formula="115580 * ?f4 / 322"/><draw:equation draw:name="f13" draw:formula="119512 * ?f5 / 333"/><draw:equation draw:name="f14" draw:formula="333 * ?f5 / 333"/><draw:equation draw:name="f15" draw:formula="322 * ?f4 / 32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47" draw:style-name="gr11" draw:text-style-name="P25" svg:width="0.332cm" svg:height="0.325cm" svg:x="1.543cm" svg:y="0.007cm"><text:p/><draw:enhanced-geometry svg:viewBox="0 0 334 324" draw:text-areas="?f18 ?f17 ?f22 ?f23" draw:glue-points="?f16 ?f17 ?f18 ?f19 ?f16 ?f20 ?f21 ?f19" draw:type="non-primitive" draw:enhanced-path="M 2 323 L 2 1 1 2 330 2 329 1 329 56 C 329 55 330 55 330 55 L 75 55 75 56 75 127 C 75 128 75 128 75 128 L 225 128 C 224 128 224 128 224 127 L 224 182 C 224 182 224 181 225 181 L 75 181 75 182 75 262 C 75 263 75 263 75 263 L 334 263 C 333 263 333 263 333 262 L 333 323 C 333 323 333 322 334 322 L 1 322 Z M 335 324 L 335 263 76 263 C 77 263 77 263 77 263 L 77 183 C 77 184 77 184 76 184 L 226 184 226 183 226 128 226 127 76 127 C 77 127 77 128 77 128 L 77 57 C 77 57 77 58 76 58 L 331 58 C 332 58 332 57 332 57 L 332 2 C 332 1 332 1 331 1 L 2 1 C 1 1 1 1 1 2 L 1 324 C 1 325 1 325 2 325 L 335 32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34"/><draw:equation draw:name="f7" draw:formula="?f4 / 324"/><draw:equation draw:name="f8" draw:formula="59939 * ?f5 / 334"/><draw:equation draw:name="f9" draw:formula="0 * ?f4 / 324"/><draw:equation draw:name="f10" draw:formula="0 * ?f5 / 334"/><draw:equation draw:name="f11" draw:formula="58156 * ?f4 / 324"/><draw:equation draw:name="f12" draw:formula="116311 * ?f4 / 324"/><draw:equation draw:name="f13" draw:formula="119877 * ?f5 / 334"/><draw:equation draw:name="f14" draw:formula="334 * ?f5 / 334"/><draw:equation draw:name="f15" draw:formula="324 * ?f4 / 324"/><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48" draw:style-name="gr2"><draw:custom-shape draw:name="AutoShape 49" draw:style-name="gr12" draw:text-style-name="P25" svg:width="0.376cm" svg:height="0.322cm" svg:x="2cm" svg:y="0.009cm"><text:p/><draw:enhanced-geometry svg:viewBox="0 0 379 322" draw:text-areas="?f18 ?f17 ?f22 ?f23" draw:glue-points="?f16 ?f17 ?f18 ?f19 ?f16 ?f20 ?f21 ?f19" draw:type="non-primitive" draw:enhanced-path="M 0 322 L 0 0 51 0 278 190 C 285 196 292 202 298 208 304 213 309 219 314 225 313 207 312 194 312 187 311 179 311 173 311 169 L 311 0 379 0 379 322 327 322 91 123 C 86 118 81 114 76 110 72 105 68 101 65 97 66 107 66 116 67 125 67 134 68 142 68 148 L 68 322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79"/><draw:equation draw:name="f7" draw:formula="?f4 / 322"/><draw:equation draw:name="f8" draw:formula="68031 * ?f5 / 379"/><draw:equation draw:name="f9" draw:formula="0 * ?f4 / 322"/><draw:equation draw:name="f10" draw:formula="0 * ?f5 / 379"/><draw:equation draw:name="f11" draw:formula="57790 * ?f4 / 322"/><draw:equation draw:name="f12" draw:formula="115580 * ?f4 / 322"/><draw:equation draw:name="f13" draw:formula="136062 * ?f5 / 379"/><draw:equation draw:name="f14" draw:formula="379 * ?f5 / 379"/><draw:equation draw:name="f15" draw:formula="322 * ?f4 / 32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50" draw:style-name="gr13" draw:text-style-name="P25" svg:width="0.378cm" svg:height="0.325cm" svg:x="1.998cm" svg:y="0.007cm"><text:p/><draw:enhanced-geometry svg:viewBox="0 0 380 324" draw:text-areas="?f18 ?f17 ?f22 ?f23" draw:glue-points="?f16 ?f17 ?f18 ?f19 ?f16 ?f20 ?f21 ?f19" draw:type="non-primitive" draw:enhanced-path="M 2 323 L 2 1 1 2 52 2 51 2 278 192 C 286 198 292 204 298 209 304 214 309 221 314 227 L 315 227 C 316 227 316 226 316 226 315 210 314 196 313 187 313 180 313 174 313 170 L 313 1 312 2 379 2 379 1 379 323 379 322 328 322 C 329 322 329 322 329 323 L 93 123 C 88 119 83 115 78 110 74 106 70 102 66 97 L 65 97 65 98 C 66 109 66 118 67 126 67 135 68 143 68 149 L 68 323 C 68 323 68 322 69 322 L 1 322 Z M 70 324 L 70 150 C 70 144 70 136 70 127 69 119 68 109 67 99 L 67 100 C 67 100 66 100 66 99 70 104 74 108 78 112 83 117 88 121 93 126 L 329 325 380 325 C 381 325 381 325 381 324 L 381 2 C 381 1 381 1 380 1 L 313 1 C 312 1 312 1 312 2 L 312 171 C 312 175 312 181 313 189 313 197 314 211 315 227 315 227 315 226 316 226 L 317 226 C 312 220 306 215 300 209 295 204 288 198 280 191 L 54 1 C 53 1 53 1 53 1 L 2 1 C 1 1 1 1 1 2 L 1 324 C 1 325 1 325 2 325 L 70 32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80"/><draw:equation draw:name="f7" draw:formula="?f4 / 324"/><draw:equation draw:name="f8" draw:formula="68214 * ?f5 / 380"/><draw:equation draw:name="f9" draw:formula="0 * ?f4 / 324"/><draw:equation draw:name="f10" draw:formula="0 * ?f5 / 380"/><draw:equation draw:name="f11" draw:formula="58156 * ?f4 / 324"/><draw:equation draw:name="f12" draw:formula="116311 * ?f4 / 324"/><draw:equation draw:name="f13" draw:formula="136428 * ?f5 / 380"/><draw:equation draw:name="f14" draw:formula="380 * ?f5 / 380"/><draw:equation draw:name="f15" draw:formula="324 * ?f4 / 324"/><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51" draw:style-name="gr2"><draw:custom-shape draw:name="AutoShape 52" draw:style-name="gr14" draw:text-style-name="P25" svg:width="0.369cm" svg:height="0.322cm" svg:x="2.457cm" svg:y="0.009cm"><text:p/><draw:enhanced-geometry svg:viewBox="0 0 371 322" draw:text-areas="?f18 ?f17 ?f22 ?f23" draw:glue-points="?f16 ?f17 ?f18 ?f19 ?f16 ?f20 ?f21 ?f19" draw:type="non-primitive" draw:enhanced-path="M 223 57 L 223 322 148 322 148 57 0 57 0 0 371 0 371 57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71"/><draw:equation draw:name="f7" draw:formula="?f4 / 322"/><draw:equation draw:name="f8" draw:formula="66614 * ?f5 / 371"/><draw:equation draw:name="f9" draw:formula="0 * ?f4 / 322"/><draw:equation draw:name="f10" draw:formula="0 * ?f5 / 371"/><draw:equation draw:name="f11" draw:formula="57790 * ?f4 / 322"/><draw:equation draw:name="f12" draw:formula="115580 * ?f4 / 322"/><draw:equation draw:name="f13" draw:formula="133228 * ?f5 / 371"/><draw:equation draw:name="f14" draw:formula="371 * ?f5 / 371"/><draw:equation draw:name="f15" draw:formula="322 * ?f4 / 32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53" draw:style-name="gr15" draw:text-style-name="P25" svg:width="0.371cm" svg:height="0.325cm" svg:x="2.455cm" svg:y="0.007cm"><text:p/><draw:enhanced-geometry svg:viewBox="0 0 372 324" draw:text-areas="?f18 ?f17 ?f22 ?f23" draw:glue-points="?f16 ?f17 ?f18 ?f19 ?f16 ?f20 ?f21 ?f19" draw:type="non-primitive" draw:enhanced-path="M 223 58 L 223 323 223 322 149 322 150 323 150 58 149 57 1 57 2 58 2 1 1 2 372 2 C 371 2 371 1 371 1 L 371 58 C 371 58 371 57 372 57 L 223 57 Z M 372 59 L 372 2 C 372 1 372 1 372 1 L 1 1 C 0 1 0 1 0 2 L 0 59 C 0 60 0 60 1 60 L 149 60 C 148 60 148 60 148 59 L 148 324 C 148 325 148 325 149 325 L 223 325 C 224 325 224 325 224 324 L 224 59 C 224 60 224 60 223 60 L 372 6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72"/><draw:equation draw:name="f7" draw:formula="?f4 / 324"/><draw:equation draw:name="f8" draw:formula="66797 * ?f5 / 372"/><draw:equation draw:name="f9" draw:formula="0 * ?f4 / 324"/><draw:equation draw:name="f10" draw:formula="0 * ?f5 / 372"/><draw:equation draw:name="f11" draw:formula="58156 * ?f4 / 324"/><draw:equation draw:name="f12" draw:formula="116311 * ?f4 / 324"/><draw:equation draw:name="f13" draw:formula="133593 * ?f5 / 372"/><draw:equation draw:name="f14" draw:formula="372 * ?f5 / 372"/><draw:equation draw:name="f15" draw:formula="324 * ?f4 / 324"/><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54" draw:style-name="gr2"><draw:custom-shape draw:name="AutoShape 55" draw:style-name="gr16" draw:text-style-name="P25" svg:width="0.436cm" svg:height="0.322cm" svg:x="2.803cm" svg:y="0.009cm"><text:p/><draw:enhanced-geometry svg:viewBox="0 0 439 322" draw:text-areas="?f18 ?f17 ?f22 ?f23" draw:glue-points="?f16 ?f17 ?f18 ?f19 ?f16 ?f20 ?f21 ?f19" draw:type="non-primitive" draw:enhanced-path="M 216 63 L 285 194 144 194 Z M 147 191 L 184 121 389 121 427 191 511 191 327 -131 254 -131 72 19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39"/><draw:equation draw:name="f7" draw:formula="?f4 / 322"/><draw:equation draw:name="f8" draw:formula="78821 * ?f5 / 439"/><draw:equation draw:name="f9" draw:formula="0 * ?f4 / 322"/><draw:equation draw:name="f10" draw:formula="0 * ?f5 / 439"/><draw:equation draw:name="f11" draw:formula="57790 * ?f4 / 322"/><draw:equation draw:name="f12" draw:formula="115580 * ?f4 / 322"/><draw:equation draw:name="f13" draw:formula="157642 * ?f5 / 439"/><draw:equation draw:name="f14" draw:formula="439 * ?f5 / 439"/><draw:equation draw:name="f15" draw:formula="322 * ?f4 / 32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56" draw:style-name="gr6" draw:text-style-name="P25" svg:width="0.144cm" svg:height="0.131cm" svg:x="2.946cm" svg:y="0.071cm"><text:p/><draw:enhanced-geometry svg:viewBox="0 0 143 133" draw:text-areas="?f18 ?f17 ?f22 ?f23" draw:glue-points="?f16 ?f17 ?f18 ?f19 ?f16 ?f20 ?f21 ?f19" draw:type="non-primitive" draw:enhanced-path="M 72 1 L 141 133 C 141 132 141 132 141 132 L 142 131 1 131 2 132 C 3 133 2 132 2 133 L 73 1 C 73 2 73 2 73 2 73 2 72 2 72 1 Z M 1 133 L 142 133 143 133 143 132 73 0 72 0 0 132 0 133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43"/><draw:equation draw:name="f7" draw:formula="?f4 / 133"/><draw:equation draw:name="f8" draw:formula="25557 * ?f5 / 143"/><draw:equation draw:name="f9" draw:formula="0 * ?f4 / 133"/><draw:equation draw:name="f10" draw:formula="0 * ?f5 / 143"/><draw:equation draw:name="f11" draw:formula="23774 * ?f4 / 133"/><draw:equation draw:name="f12" draw:formula="47548 * ?f4 / 133"/><draw:equation draw:name="f13" draw:formula="51114 * ?f5 / 143"/><draw:equation draw:name="f14" draw:formula="143 * ?f5 / 143"/><draw:equation draw:name="f15" draw:formula="133 * ?f4 / 133"/><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57" draw:style-name="gr17" draw:text-style-name="P25" svg:width="0.442cm" svg:height="0.325cm" svg:x="2.801cm" svg:y="0.007cm"><text:p/><draw:enhanced-geometry svg:viewBox="0 0 441 324" draw:text-areas="?f18 ?f17 ?f22 ?f23" draw:glue-points="?f16 ?f17 ?f18 ?f19 ?f16 ?f20 ?f21 ?f19" draw:type="non-primitive" draw:enhanced-path="M 76 324 L 114 254 113 254 317 254 355 324 C 356 324 356 324 356 324 L 440 324 C 441 324 441 324 441 324 441 323 441 323 441 323 L 256 0 183 0 182 0 0 323 0 324 C 0 325 1 324 1 324 Z M 77 324 L 259 1 C 259 2 259 2 258 2 L 331 2 C 330 2 330 2 330 1 L 515 324 C 514 323 514 323 515 323 516 323 515 322 515 322 L 431 322 C 432 322 432 323 432 323 L 393 253 C 393 253 393 252 392 252 L 188 252 C 188 252 188 253 187 253 L 150 323 C 150 323 150 322 151 322 L 76 322 C 76 322 76 323 77 323 78 323 77 323 77 324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41"/><draw:equation draw:name="f7" draw:formula="?f4 / 324"/><draw:equation draw:name="f8" draw:formula="79187 * ?f5 / 441"/><draw:equation draw:name="f9" draw:formula="0 * ?f4 / 324"/><draw:equation draw:name="f10" draw:formula="0 * ?f5 / 441"/><draw:equation draw:name="f11" draw:formula="58156 * ?f4 / 324"/><draw:equation draw:name="f12" draw:formula="116311 * ?f4 / 324"/><draw:equation draw:name="f13" draw:formula="158374 * ?f5 / 441"/><draw:equation draw:name="f14" draw:formula="441 * ?f5 / 441"/><draw:equation draw:name="f15" draw:formula="324 * ?f4 / 324"/><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58" draw:style-name="gr2"><draw:custom-shape draw:name="AutoShape 59" draw:style-name="gr18" draw:text-style-name="P25" svg:width="0.359cm" svg:height="0.158cm" svg:x="3.2cm" svg:y="0.002cm"><text:p/><draw:enhanced-geometry svg:viewBox="0 0 359 159" draw:text-areas="?f18 ?f17 ?f22 ?f23" draw:glue-points="?f16 ?f17 ?f18 ?f19 ?f16 ?f20 ?f21 ?f19" draw:type="non-primitive" draw:enhanced-path="M 37 26 C 40 24 45 23 50 23 58 23 63 24 66 27 69 29 70 33 70 39 L 70 42 C 65 45 55 47 41 50 31 52 23 54 17 57 11 60 8 63 5 68 2 73 0 79 0 85 0 95 3 103 10 110 17 116 26 119 38 119 44 119 50 118 56 115 62 113 67 109 73 104 73 104 73 106 74 107 75 111 76 114 77 116 L 107 116 C 104 111 102 106 101 101 100 96 100 89 100 79 L 100 44 C 100 31 99 22 96 17 93 12 89 8 82 5 76 2 66 0 52 0 37 0 26 3 19 8 11 13 6 21 3 32 L 30 37 C 32 32 34 28 37 26 Z M 70 68 C 70 75 70 80 69 82 68 86 66 90 62 92 57 96 52 98 47 98 42 98 38 96 35 93 32 90 30 86 30 82 30 78 32 74 36 72 38 70 44 68 52 66 61 64 67 63 70 62 Z M 129 165 L 159 165 159 109 C 165 115 170 119 175 121 180 124 186 125 192 125 205 125 217 120 226 109 235 98 240 84 240 65 240 46 235 32 226 22 217 11 206 6 192 6 185 6 178 8 172 11 166 15 161 19 157 25 L 157 8 129 8 Z M 166 195 C 171 189 177 187 184 187 191 187 197 190 202 195 207 200 209 210 209 222 209 235 207 244 202 250 197 255 192 258 185 258 177 258 171 255 166 249 161 243 158 233 158 220 158 209 161 201 166 195 Z M 271 273 C 280 279 292 282 308 282 325 282 337 278 346 271 355 263 359 254 359 244 359 234 356 227 350 221 343 216 332 212 316 208 300 204 291 201 288 199 286 198 285 196 285 194 285 191 286 189 288 188 292 185 297 184 305 184 312 184 316 186 320 188 324 190 326 194 327 198 L 355 193 C 352 183 347 176 340 171 333 166 320 163 305 163 289 163 276 166 269 173 261 180 257 188 257 198 257 209 262 217 271 224 277 228 292 233 317 238 322 240 325 241 327 242 328 244 329 246 329 248 329 251 328 254 325 256 321 259 315 260 308 260 300 260 295 259 291 256 287 253 285 249 283 243 L 253 248 C 256 258 262 267 271 273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9"/><draw:equation draw:name="f7" draw:formula="?f4 / 159"/><draw:equation draw:name="f8" draw:formula="64419 * ?f5 / 359"/><draw:equation draw:name="f9" draw:formula="0 * ?f4 / 159"/><draw:equation draw:name="f10" draw:formula="0 * ?f5 / 359"/><draw:equation draw:name="f11" draw:formula="28438 * ?f4 / 159"/><draw:equation draw:name="f12" draw:formula="56875 * ?f4 / 159"/><draw:equation draw:name="f13" draw:formula="128838 * ?f5 / 359"/><draw:equation draw:name="f14" draw:formula="359 * ?f5 / 359"/><draw:equation draw:name="f15" draw:formula="159 * ?f4 / 159"/><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60" draw:style-name="gr19" draw:text-style-name="P25" svg:width="0.107cm" svg:height="0.121cm" svg:x="3.2cm" svg:y="0cm"><text:p/><draw:enhanced-geometry svg:viewBox="0 0 108 121" draw:text-areas="?f18 ?f17 ?f22 ?f23" draw:glue-points="?f16 ?f17 ?f18 ?f19 ?f16 ?f20 ?f21 ?f19" draw:type="non-primitive" draw:enhanced-path="M 39 28 C 42 26 46 25 51 25 58 25 64 26 66 28 69 30 70 35 70 40 L 70 43 71 42 C 66 45 56 47 42 50 32 52 24 54 18 57 12 59 8 64 5 69 2 74 0 80 0 86 0 96 3 105 10 111 17 117 27 121 38 121 45 121 52 120 57 117 63 114 69 111 74 105 74 106 74 106 73 106 L 73 105 C 73 105 73 107 74 108 75 113 76 116 77 117 77 118 77 118 77 118 L 107 118 C 108 118 108 118 108 117 106 111 104 106 103 102 102 97 101 89 101 80 L 102 45 C 102 31 100 22 98 17 95 12 90 8 83 5 77 2 67 0 53 0 38 0 27 3 19 8 12 14 6 22 3 33 L 3 34 4 34 31 39 C 31 39 32 39 32 38 34 33 36 30 39 28 Z M 31 37 L 4 32 5 33 C 8 23 13 15 20 10 28 4 39 2 53 2 66 2 76 3 83 6 90 9 94 13 96 18 98 23 100 32 100 45 L 100 80 C 100 89 100 97 101 102 102 107 104 112 107 117 L 107 116 77 116 C 78 116 78 116 78 117 78 115 77 112 75 108 75 106 74 105 74 104 73 104 73 104 73 104 68 109 62 113 57 115 51 118 45 119 38 119 27 119 18 116 12 110 5 104 2 96 2 86 2 80 3 74 6 70 9 65 13 61 19 58 24 56 32 53 42 51 56 49 66 46 72 44 L 72 43 72 40 C 72 34 71 29 68 27 65 24 59 23 51 23 45 23 41 24 38 26 35 28 32 32 30 38 30 37 31 37 31 37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8"/><draw:equation draw:name="f7" draw:formula="?f4 / 121"/><draw:equation draw:name="f8" draw:formula="19248 * ?f5 / 108"/><draw:equation draw:name="f9" draw:formula="0 * ?f4 / 121"/><draw:equation draw:name="f10" draw:formula="0 * ?f5 / 108"/><draw:equation draw:name="f11" draw:formula="21580 * ?f4 / 121"/><draw:equation draw:name="f12" draw:formula="43159 * ?f4 / 121"/><draw:equation draw:name="f13" draw:formula="38496 * ?f5 / 108"/><draw:equation draw:name="f14" draw:formula="108 * ?f5 / 108"/><draw:equation draw:name="f15" draw:formula="121 * ?f4 / 12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61" draw:style-name="gr20" draw:text-style-name="P25" svg:width="0.041cm" svg:height="0.038cm" svg:x="3.23cm" svg:y="0.062cm"><text:p/><draw:enhanced-geometry svg:viewBox="0 0 42 38" draw:text-areas="?f18 ?f17 ?f22 ?f23" draw:glue-points="?f16 ?f17 ?f18 ?f19 ?f16 ?f20 ?f21 ?f19" draw:type="non-primitive" draw:enhanced-path="M 40 7 C 40 14 40 19 39 21 38 25 36 28 32 31 28 34 23 36 17 36 13 36 9 35 6 32 3 29 2 25 2 21 2 17 4 14 7 11 10 10 15 8 23 6 32 4 38 3 42 2 41 2 41 2 41 2 L 40 1 Z M 41 6 C 37 7 31 9 23 11 14 12 9 14 6 16 2 19 0 23 0 27 0 32 2 36 5 39 8 42 12 44 17 44 23 44 28 42 33 38 37 36 40 32 41 28 42 25 42 20 42 13 L 42 7 42 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2"/><draw:equation draw:name="f7" draw:formula="?f4 / 38"/><draw:equation draw:name="f8" draw:formula="7361 * ?f5 / 42"/><draw:equation draw:name="f9" draw:formula="0 * ?f4 / 38"/><draw:equation draw:name="f10" draw:formula="0 * ?f5 / 42"/><draw:equation draw:name="f11" draw:formula="6675 * ?f4 / 38"/><draw:equation draw:name="f12" draw:formula="13350 * ?f4 / 38"/><draw:equation draw:name="f13" draw:formula="14721 * ?f5 / 42"/><draw:equation draw:name="f14" draw:formula="42 * ?f5 / 42"/><draw:equation draw:name="f15" draw:formula="38 * ?f4 / 3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62" draw:style-name="gr21" draw:text-style-name="P25" svg:width="0.11cm" svg:height="0.161cm" svg:x="3.328cm" svg:y="0cm"><text:p/><draw:enhanced-geometry svg:viewBox="0 0 113 161" draw:text-areas="?f18 ?f17 ?f22 ?f23" draw:glue-points="?f16 ?f17 ?f18 ?f19 ?f16 ?f20 ?f21 ?f19" draw:type="non-primitive" draw:enhanced-path="M 1 161 L 31 161 C 31 161 32 161 32 160 L 32 103 C 32 104 32 104 31 104 L 30 104 C 36 110 42 114 47 117 52 120 58 121 64 121 78 121 89 115 99 105 108 94 113 79 113 60 113 41 108 26 99 16 90 5 78 0 65 0 57 0 50 2 43 5 37 9 32 14 28 19 29 19 29 19 29 19 29 19 30 19 30 20 L 30 3 C 30 3 30 2 29 2 L 1 2 C 0 2 0 3 0 3 L 0 160 C 0 161 0 161 1 161 Z M 1 4 L 29 4 C 29 4 28 4 28 3 L 28 20 C 28 20 28 21 29 21 30 21 30 21 30 20 33 15 38 10 44 7 50 4 57 2 65 2 78 2 89 7 98 17 107 27 111 42 111 60 111 79 107 93 97 104 88 114 77 119 64 119 58 119 52 118 47 115 42 113 37 109 32 103 31 103 31 102 31 103 30 103 30 103 30 103 L 30 160 C 30 160 30 159 31 159 L 1 159 2 160 2 3 C 2 4 1 4 1 4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3"/><draw:equation draw:name="f7" draw:formula="?f4 / 161"/><draw:equation draw:name="f8" draw:formula="20163 * ?f5 / 113"/><draw:equation draw:name="f9" draw:formula="0 * ?f4 / 161"/><draw:equation draw:name="f10" draw:formula="0 * ?f5 / 113"/><draw:equation draw:name="f11" draw:formula="28804 * ?f4 / 161"/><draw:equation draw:name="f12" draw:formula="57607 * ?f4 / 161"/><draw:equation draw:name="f13" draw:formula="40325 * ?f5 / 113"/><draw:equation draw:name="f14" draw:formula="113 * ?f5 / 113"/><draw:equation draw:name="f15" draw:formula="161 * ?f4 / 1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63" draw:style-name="gr22" draw:text-style-name="P25" svg:width="0.05cm" svg:height="0.071cm" svg:x="3.357cm" svg:y="0.025cm"><text:p/><draw:enhanced-geometry svg:viewBox="0 0 52 73" draw:text-areas="?f18 ?f17 ?f22 ?f23" draw:glue-points="?f16 ?f17 ?f18 ?f19 ?f16 ?f20 ?f21 ?f19" draw:type="non-primitive" draw:enhanced-path="M 9 10 C 14 4 19 2 27 2 33 2 39 5 44 10 48 16 51 25 51 36 51 49 48 58 44 63 39 69 34 72 27 72 20 72 14 69 9 63 4 57 2 47 2 35 2 24 4 16 9 10 Z M 0 35 C 0 48 3 57 8 64 13 70 20 73 27 73 34 73 40 70 45 65 50 60 52 49 52 36 52 24 50 15 45 9 40 3 34 0 27 0 19 0 13 3 8 9 3 15 0 23 0 3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2"/><draw:equation draw:name="f7" draw:formula="?f4 / 73"/><draw:equation draw:name="f8" draw:formula="9190 * ?f5 / 52"/><draw:equation draw:name="f9" draw:formula="0 * ?f4 / 73"/><draw:equation draw:name="f10" draw:formula="0 * ?f5 / 52"/><draw:equation draw:name="f11" draw:formula="12939 * ?f4 / 73"/><draw:equation draw:name="f12" draw:formula="25877 * ?f4 / 73"/><draw:equation draw:name="f13" draw:formula="18379 * ?f5 / 52"/><draw:equation draw:name="f14" draw:formula="52 * ?f5 / 52"/><draw:equation draw:name="f15" draw:formula="73 * ?f4 / 73"/><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64" draw:style-name="gr23" draw:text-style-name="P25" svg:width="0.108cm" svg:height="0.121cm" svg:x="3.452cm" svg:y="0cm"><text:p/><draw:enhanced-geometry svg:viewBox="0 0 108 121" draw:text-areas="?f18 ?f17 ?f22 ?f23" draw:glue-points="?f16 ?f17 ?f18 ?f19 ?f16 ?f20 ?f21 ?f19" draw:type="non-primitive" draw:enhanced-path="M 18 111 C 27 118 40 121 55 121 72 121 85 117 94 109 103 102 108 92 108 82 108 72 104 64 98 59 91 53 80 49 64 45 48 41 39 38 36 36 34 35 33 34 33 32 33 29 34 28 36 26 40 24 45 23 53 23 59 23 64 24 67 26 70 29 72 32 73 36 74 37 74 37 75 37 L 103 31 104 31 104 30 C 101 20 95 13 88 8 80 3 68 0 53 0 36 0 24 3 16 10 8 17 4 26 4 36 4 47 8 56 18 62 24 67 40 72 64 77 70 78 73 80 74 81 75 82 76 84 76 86 76 89 75 91 72 93 68 96 63 97 55 97 48 97 43 96 39 93 35 90 33 86 32 81 32 80 31 80 31 80 L 1 85 0 85 0 86 C 3 96 9 105 18 111 Z M 1 86 L 31 82 30 81 C 31 87 34 91 38 95 42 98 48 99 55 99 63 99 69 98 73 95 76 93 77 90 77 86 77 83 77 81 75 80 73 78 70 77 65 75 41 70 25 65 19 61 10 55 6 46 6 36 6 26 9 18 17 12 24 5 36 2 53 2 68 2 79 4 87 9 94 14 99 21 102 31 L 102 30 103 30 74 35 C 75 35 75 35 75 36 74 31 72 27 68 25 64 23 59 21 53 21 45 21 39 23 35 25 33 27 32 29 32 32 32 34 33 36 35 38 38 40 47 43 63 47 79 50 91 55 97 60 103 65 106 72 106 82 106 92 102 101 93 108 85 115 72 119 55 119 40 119 28 116 19 110 10 104 4 96 2 85 L 2 86 C 1 86 1 86 1 8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8"/><draw:equation draw:name="f7" draw:formula="?f4 / 121"/><draw:equation draw:name="f8" draw:formula="19248 * ?f5 / 108"/><draw:equation draw:name="f9" draw:formula="0 * ?f4 / 121"/><draw:equation draw:name="f10" draw:formula="0 * ?f5 / 108"/><draw:equation draw:name="f11" draw:formula="21580 * ?f4 / 121"/><draw:equation draw:name="f12" draw:formula="43159 * ?f4 / 121"/><draw:equation draw:name="f13" draw:formula="38496 * ?f5 / 108"/><draw:equation draw:name="f14" draw:formula="108 * ?f5 / 108"/><draw:equation draw:name="f15" draw:formula="121 * ?f4 / 12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text:p>
      <text:p text:style-name="Footer"><text:span text:style-name="Default_20_Paragraph_20_Font"><text:span text:style-name="T4">adresse</text:span></text:span><text:span text:style-name="Default_20_Paragraph_20_Font"><text:span text:style-name="T3"><text:line-break/>Studiestræde 14, 1.<text:line-break/>1455 København K</text:span></text:span></text:p>
      <text:p text:style-name="Footer"><text:span text:style-name="Default_20_Paragraph_20_Font"><text:span text:style-name="T4">email</text:span></text:span><text:span text:style-name="Default_20_Paragraph_20_Font"><text:span text:style-name="T3"><text:line-break/>info@magenta-aps.dk</text:span></text:span></text:p>
      <text:p text:style-name="Footer"><text:span text:style-name="Default_20_Paragraph_20_Font"><text:span text:style-name="T4">telefon</text:span></text:span><text:span text:style-name="Default_20_Paragraph_20_Font"><text:span text:style-name="T3"><text:line-break/>(+45) 33 36 96 96</text:span></text:span></text:p>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DejaVuMonoSans" svg:font-family="DejaVuMonoSans, ''Cumberland AMT'" style:font-family-generic="system"/>
    <style:font-face style:name="DejaVuSans" svg:font-family="DejaVuSans, 'Albany AMT', Alban" style:font-family-generic="system"/>
    <style:font-face style:name="Courier New" svg:font-family="'Courier New'" style:font-family-generic="modern" style:font-pitch="fixed"/>
    <style:font-face style:name="Liberation Mono" svg:font-family="'Liberation Mono'"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ankGothic Md BT" svg:font-family="'BankGothic Md BT'" style:font-family-generic="swiss" style:font-pitch="variable"/>
    <style:font-face style:name="Calibri" svg:font-family="Calibri"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OpenSymbol" svg:font-family="OpenSymbol" style:font-family-generic="system" style:font-pitch="variable"/>
  </office:font-face-decls>
  <office:styles>
    <style:default-style style:family="graphic">
      <style:graphic-properties draw:stroke="solid" svg:stroke-width="0.071cm" svg:stroke-color="#385d8a" draw:fill-color="#4f81bd" fo:wrap-option="no-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GB" fo:font-style="normal" fo:text-shadow="none" style:text-underline-style="none" fo:font-weight="normal" style:letter-kerning="true" style:font-size-asian="12pt" style:language-asian="en" style:country-asian="US" style:font-style-asian="normal" style:font-weight-asian="normal"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058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Liberation Serif" fo:font-size="12pt" fo:letter-spacing="normal" fo:language="en" fo:country="GB" fo:font-style="normal" fo:text-shadow="none" style:text-underline-style="none" fo:font-weight="normal" style:letter-kerning="true" fo:background-color="transparent" style:font-name-asian="DejaVu Sans" style:font-size-asian="12pt" style:language-asian="en" style:country-asian="US" style:font-style-asian="normal" style:font-weight-asian="normal" style:font-name-complex="DejaVu Sans" style:font-size-complex="12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fo:line-height="0.494cm" fo:hyphenation-ladder-count="no-limit"/>
      <style:text-properties fo:color="#666666" style:font-name="Liberation Sans" fo:font-size="10.5pt" style:font-size-asian="10.5pt" fo:hyphenate="false" fo:hyphenation-remain-char-count="0" fo:hyphenation-push-char-count="0"/>
    </style:style>
    <style:style style:name="Heading" style:family="paragraph" style:parent-style-name="Standard" style:next-style-name="Standard" style:class="text">
      <style:paragraph-properties fo:margin-top="0.247cm" fo:margin-bottom="0.247cm" fo:line-height="0.988cm" fo:hyphenation-ladder-count="no-limit" fo:keep-with-next="always"/>
      <style:text-properties fo:color="#444444" fo:font-size="14pt" fo:font-weight="bold" style:font-size-asian="14pt" style:font-weight-asian="bold" style:font-size-complex="14pt" fo:hyphenate="false" fo:hyphenation-remain-char-count="0" fo:hyphenation-push-char-count="0"/>
    </style:style>
    <style:style style:name="Text_20_body" style:display-name="Text body" style:family="paragraph" style:parent-style-name="Standard" style:class="text">
      <style:paragraph-properties fo:hyphenation-ladder-count="no-limit"/>
      <style:text-properties fo:font-size="10.5pt" style:font-size-asian="10.5pt" fo:hyphenate="false" fo:hyphenation-remain-char-count="0" fo:hyphenation-push-char-count="0"/>
    </style:style>
    <style:style style:name="Heading_20_1" style:display-name="Heading 1" style:family="paragraph" style:parent-style-name="Standard" style:next-style-name="Text_20_body" style:default-outline-level="1" style:class="text">
      <style:paragraph-properties fo:margin-top="0.247cm" fo:margin-bottom="0.247cm" fo:line-height="0.988cm" fo:hyphenation-ladder-count="no-limit" fo:break-before="page"/>
      <style:text-properties fo:text-transform="uppercase" fo:color="#d46c0e" fo:font-size="24pt" fo:font-weight="bold" style:font-size-asian="24pt" style:font-weight-asian="bold" style:font-weight-complex="bold" fo:hyphenate="false" fo:hyphenation-remain-char-count="0" fo:hyphenation-push-char-count="0"/>
    </style:style>
    <style:style style:name="Heading_20_2" style:display-name="Heading 2" style:family="paragraph" style:parent-style-name="Standard" style:next-style-name="Text_20_body" style:default-outline-level="2" style:class="text">
      <style:paragraph-properties fo:line-height="0.988cm" fo:hyphenation-ladder-count="no-limit"/>
      <style:text-properties fo:font-size="18pt" fo:font-style="italic" fo:font-weight="bold" style:font-size-asian="18pt" style:font-style-asian="italic" style:font-weight-asian="bold" style:font-size-complex="14pt" style:font-style-complex="italic" fo:hyphenate="false" fo:hyphenation-remain-char-count="0" fo:hyphenation-push-char-count="0"/>
    </style:style>
    <style:style style:name="Heading_20_3" style:display-name="Heading 3" style:family="paragraph" style:parent-style-name="Heading" style:next-style-name="Text_20_body" style:default-outline-level="3" style:class="text">
      <style:paragraph-properties fo:hyphenation-ladder-count="no-limit"/>
      <style:text-properties style:font-weight-complex="bold" fo:hyphenate="false" fo:hyphenation-remain-char-count="0" fo:hyphenation-push-char-count="0"/>
    </style:style>
    <style:style style:name="Heading_20_4" style:display-name="Heading 4" style:family="paragraph" style:parent-style-name="Heading" style:next-style-name="Text_20_body" style:default-outline-level="4" style:class="text">
      <style:paragraph-properties fo:margin-top="0cm" fo:margin-bottom="0.25cm" fo:hyphenation-ladder-count="no-limit"/>
      <style:text-properties fo:font-size="12pt" fo:font-style="italic" style:font-size-asian="12pt" style:font-style-asian="italic" style:font-style-complex="italic" fo:hyphenate="false" fo:hyphenation-remain-char-count="0" fo:hyphenation-push-char-count="0"/>
    </style:style>
    <style:style style:name="Heading_20_5" style:display-name="Heading 5" style:family="paragraph" style:parent-style-name="Heading" style:next-style-name="Text_20_body" style:default-outline-level="5" style:class="text">
      <style:paragraph-properties fo:line-height="0.494cm" fo:hyphenation-ladder-count="no-limit"/>
      <style:text-properties fo:font-size="10pt" style:font-size-asian="10pt" style:font-weight-complex="bold" fo:hyphenate="false" fo:hyphenation-remain-char-count="0" fo:hyphenation-push-char-count="0"/>
    </style:style>
    <style:style style:name="Heading_20_6" style:display-name="Heading 6" style:family="paragraph" style:parent-style-name="Heading" style:next-style-name="Text_20_body" style:default-outline-level="6" style:class="text">
      <style:paragraph-properties fo:line-height="0.494cm" fo:hyphenation-ladder-count="no-limit"/>
      <style:text-properties fo:font-size="10pt" style:font-size-asian="10pt" style:font-weight-complex="bold" fo:hyphenate="false" fo:hyphenation-remain-char-count="0" fo:hyphenation-push-char-count="0"/>
    </style:style>
    <style:style style:name="Heading_20_7" style:display-name="Heading 7" style:family="paragraph" style:parent-style-name="Heading" style:next-style-name="Text_20_body" style:default-outline-level="7" style:class="text">
      <style:paragraph-properties fo:line-height="0.494cm" fo:hyphenation-ladder-count="no-limit"/>
      <style:text-properties fo:font-size="10pt" style:font-size-asian="10pt" style:font-weight-complex="bold" fo:hyphenate="false" fo:hyphenation-remain-char-count="0" fo:hyphenation-push-char-count="0"/>
    </style:style>
    <style:style style:name="Heading_20_8" style:display-name="Heading 8" style:family="paragraph" style:parent-style-name="Heading" style:next-style-name="Text_20_body" style:default-outline-level="8" style:class="text">
      <style:paragraph-properties fo:line-height="0.494cm" fo:hyphenation-ladder-count="no-limit"/>
      <style:text-properties fo:font-size="10pt" style:font-size-asian="10pt" style:font-weight-complex="bold" fo:hyphenate="false" fo:hyphenation-remain-char-count="0" fo:hyphenation-push-char-count="0"/>
    </style:style>
    <style:style style:name="Heading_20_9" style:display-name="Heading 9" style:family="paragraph" style:parent-style-name="Heading" style:next-style-name="Text_20_body" style:default-outline-level="9" style:class="text">
      <style:paragraph-properties fo:line-height="0.494cm" fo:hyphenation-ladder-count="no-limit"/>
      <style:text-properties fo:font-size="10pt" style:font-size-asian="10pt" style:font-weight-complex="bold"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font-size="12pt" style:font-size-asian="12pt" fo:hyphenate="false" fo:hyphenation-remain-char-count="0" fo:hyphenation-push-char-count="0"/>
    </style:style>
    <style:style style:name="Caption" style:family="paragraph" style:parent-style-name="Standard" style:class="extra">
      <style:paragraph-properties fo:margin-top="0.212cm" fo:margin-bottom="0.212cm" fo:hyphenation-ladder-count="no-limit"/>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margin-top="0cm" fo:margin-bottom="0cm" fo:hyphenation-ladder-count="no-limit" text:number-lines="false" text:line-number="0"/>
      <style:text-properties fo:font-size="12pt" style:font-size-asian="12pt" fo:hyphenate="false" fo:hyphenation-remain-char-count="0" fo:hyphenation-push-char-count="0"/>
    </style:style>
    <style:style style:name="Title" style:family="paragraph" style:parent-style-name="Heading" style:next-style-name="Subtitle" style:class="chapter">
      <style:paragraph-properties fo:line-height="90%" fo:hyphenation-ladder-count="no-limit" text:number-lines="false" text:line-number="0"/>
      <style:text-properties fo:text-transform="uppercase" fo:color="#d46c0e" fo:font-size="36pt" style:font-size-asian="36pt" style:font-size-complex="18pt" style:font-weight-complex="bold" fo:hyphenate="false" fo:hyphenation-remain-char-count="0" fo:hyphenation-push-char-count="0"/>
    </style:style>
    <style:style style:name="Subtitle" style:family="paragraph" style:parent-style-name="Heading" style:next-style-name="Text_20_body" style:class="chapter">
      <style:paragraph-properties fo:margin-top="0cm" fo:margin-bottom="0.494cm" fo:line-height="100%" fo:hyphenation-ladder-count="no-limit" text:number-lines="false" text:line-number="0"/>
      <style:text-properties fo:color="#d46c0e" fo:font-size="21pt" fo:font-style="italic" style:font-size-asian="21pt" style:font-style-asian="italic" style:font-style-complex="italic" fo:hyphenate="false" fo:hyphenation-remain-char-count="0" fo:hyphenation-push-char-count="0"/>
    </style:style>
    <style:style style:name="Footer" style:family="paragraph" style:parent-style-name="Standard" style:class="extra">
      <style:paragraph-properties fo:line-height="100%" fo:hyphenation-ladder-count="no-limit" text:number-lines="false" text:line-number="0" style:vertical-align="top">
        <style:tab-stops>
          <style:tab-stop style:position="8.498cm" style:type="center"/>
          <style:tab-stop style:position="18cm" style:type="right"/>
        </style:tab-stops>
      </style:paragraph-properties>
      <style:text-properties fo:color="#aaaaaa" fo:hyphenate="false" fo:hyphenation-remain-char-count="0" fo:hyphenation-push-char-count="0"/>
    </style:style>
    <style:style style:name="Contents_20_Heading" style:display-name="Contents Heading" style:family="paragraph" style:parent-style-name="Heading" style:class="index">
      <style:paragraph-properties fo:hyphenation-ladder-count="no-limit" text:number-lines="false" text:line-number="0"/>
      <style:text-properties fo:text-transform="uppercase" fo:color="#d46c0e" fo:font-size="24pt" style:font-size-asian="24pt" style:font-size-complex="16pt" style:font-weight-complex="bold" fo:hyphenate="false" fo:hyphenation-remain-char-count="0" fo:hyphenation-push-char-count="0"/>
    </style:style>
    <style:style style:name="Contents_20_1" style:display-name="Contents 1" style:family="paragraph" style:parent-style-name="Index" style:class="index">
      <style:paragraph-properties fo:margin-top="0.494cm" fo:margin-bottom="0cm" fo:hyphenation-ladder-count="no-limit">
        <style:tab-stops>
          <style:tab-stop style:position="16.999cm" style:type="right" style:leader-style="dotted" style:leader-text="."/>
        </style:tab-stops>
      </style:paragraph-properties>
      <style:text-properties fo:font-weight="bold" style:font-weight-asian="bold" fo:hyphenate="false" fo:hyphenation-remain-char-count="0" fo:hyphenation-push-char-count="0"/>
    </style:style>
    <style:style style:name="Contents_20_2" style:display-name="Contents 2" style:family="paragraph" style:parent-style-name="Index" style:class="index">
      <style:paragraph-properties fo:margin-left="0.494cm" fo:margin-right="0cm" fo:hyphenation-ladder-count="no-limit" fo:text-indent="0cm" style:auto-text-indent="false">
        <style:tab-stops>
          <style:tab-stop style:position="16.499cm" style:type="right" style:leader-style="dotted" style:leader-text="."/>
        </style:tab-stops>
      </style:paragraph-properties>
      <style:text-properties fo:hyphenate="false" fo:hyphenation-remain-char-count="0" fo:hyphenation-push-char-count="0"/>
    </style:style>
    <style:style style:name="Table_20_Contents" style:display-name="Table Contents" style:family="paragraph" style:parent-style-name="Standard" style:class="extra" style:master-page-name="">
      <style:paragraph-properties fo:margin-top="0cm" fo:margin-bottom="0.101cm" fo:hyphenation-ladder-count="no-limit" style:page-number="auto" fo:background-color="transparent" style:shadow="none" text:number-lines="false" text:line-number="0">
        <style:tab-stops/>
        <style:background-image/>
      </style:paragraph-properties>
      <style:text-properties fo:font-size="8pt" style:font-size-asian="10.5pt"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Illustration" style:family="paragraph" style:parent-style-name="Caption" style:class="extra">
      <style:paragraph-properties fo:hyphenation-ladder-count="no-limit"/>
      <style:text-properties fo:hyphenate="false" fo:hyphenation-remain-char-count="0" fo:hyphenation-push-char-count="0"/>
    </style:style>
    <style:style style:name="Contents_20_3" style:display-name="Contents 3" style:family="paragraph" style:parent-style-name="Index" style:class="index">
      <style:paragraph-properties fo:margin-left="0.988cm" fo:margin-right="0cm" fo:hyphenation-ladder-count="no-limit" fo:text-indent="0cm" style:auto-text-indent="false">
        <style:tab-stops>
          <style:tab-stop style:position="17.002cm" style:type="right" style:leader-style="dotted" style:leader-text="."/>
        </style:tab-stops>
      </style:paragraph-properties>
      <style:text-properties fo:hyphenate="false" fo:hyphenation-remain-char-count="0" fo:hyphenation-push-char-count="0"/>
    </style:style>
    <style:style style:name="Frame_20_contents" style:display-name="Frame contents" style:family="paragraph" style:parent-style-name="Text_20_body" style:class="extra">
      <style:paragraph-properties fo:hyphenation-ladder-count="no-limit"/>
      <style:text-properties fo:hyphenate="false" fo:hyphenation-remain-char-count="0" fo:hyphenation-push-char-count="0"/>
    </style:style>
    <style:style style:name="Contents_20_4" style:display-name="Contents 4" style:family="paragraph" style:parent-style-name="Index" style:class="index">
      <style:paragraph-properties fo:margin-left="1.482cm" fo:margin-right="0cm" fo:hyphenation-ladder-count="no-limit" fo:text-indent="0cm" style:auto-text-indent="false">
        <style:tab-stops>
          <style:tab-stop style:position="16.503cm" style:type="right" style:leader-style="dotted" style:leader-text="."/>
        </style:tab-stops>
      </style:paragraph-properties>
      <style:text-properties fo:hyphenate="false" fo:hyphenation-remain-char-count="0" fo:hyphenation-push-char-count="0"/>
    </style:style>
    <style:style style:name="Header" style:family="paragraph" style:parent-style-name="Standard" style:class="extra">
      <style:paragraph-properties fo:line-height="100%" fo:hyphenation-ladder-count="no-limit" text:number-lines="false" text:line-number="0">
        <style:tab-stops>
          <style:tab-stop style:position="8.999cm" style:type="center"/>
          <style:tab-stop style:position="18cm" style:type="right"/>
        </style:tab-stops>
      </style:paragraph-properties>
      <style:text-properties fo:color="#aaaaaa" fo:hyphenate="false" fo:hyphenation-remain-char-count="0" fo:hyphenation-push-char-count="0"/>
    </style:style>
    <style:style style:name="Illustration_20_Index_20_Heading" style:display-name="Illustration Index Heading" style:family="paragraph" style:parent-style-name="Heading" style:class="index">
      <style:paragraph-properties fo:hyphenation-ladder-count="no-limit" text:number-lines="false" text:line-number="0"/>
      <style:text-properties fo:font-size="16pt" style:font-size-asian="16pt" style:font-size-complex="16pt" style:font-weight-complex="bold" fo:hyphenate="false" fo:hyphenation-remain-char-count="0" fo:hyphenation-push-char-count="0"/>
    </style:style>
    <style:style style:name="Illustration_20_Index_20_1" style:display-name="Illustration Index 1" style:family="paragraph" style:parent-style-name="Index" style:class="index">
      <style:paragraph-properties fo:hyphenation-ladder-count="no-limit">
        <style:tab-stops>
          <style:tab-stop style:position="18cm" style:type="right" style:leader-style="dotted" style:leader-text="."/>
        </style:tab-stops>
      </style:paragraph-properties>
      <style:text-properties fo:hyphenate="false" fo:hyphenation-remain-char-count="0" fo:hyphenation-push-char-count="0"/>
    </style:style>
    <style:style style:name="Brødtekst.code" style:family="paragraph" style:parent-style-name="Text_20_body">
      <style:paragraph-properties fo:hyphenation-ladder-count="no-limit" fo:padding="0cm" fo:border-left="none" fo:border-right="none" fo:border-top="0.51pt solid #aaaaaa" fo:border-bottom="0.51pt solid #aaaaaa" style:shadow="none"/>
      <style:text-properties fo:color="#aaaaaa" style:font-name="Liberation Mono" style:font-name-asian="DejaVuMonoSans" style:font-name-complex="DejaVuMonoSans" fo:hyphenate="false" fo:hyphenation-remain-char-count="0" fo:hyphenation-push-char-count="0"/>
    </style:style>
    <style:style style:name="Brødtekst.tableheadintable" style:family="paragraph" style:parent-style-name="Table_20_Contents">
      <style:paragraph-properties fo:margin-top="0cm" fo:margin-bottom="0.053cm" fo:hyphenation-ladder-count="no-limit"/>
      <style:text-properties fo:font-weight="bold" style:font-weight-asian="bold" style:font-weight-complex="bold" fo:hyphenate="false" fo:hyphenation-remain-char-count="0" fo:hyphenation-push-char-count="0"/>
    </style:style>
    <style:style style:name="Brødtekst.tablecontentintable" style:family="paragraph" style:parent-style-name="Table_20_Contents">
      <style:paragraph-properties fo:hyphenation-ladder-count="no-limit"/>
      <style:text-properties style:font-name="DejaVuSans" style:font-name-asian="DejaVuSans" style:font-name-complex="DejaVuSans" fo:hyphenate="false" fo:hyphenation-remain-char-count="0" fo:hyphenation-push-char-count="0"/>
    </style:style>
    <style:style style:name="Brødtekst.related" style:family="paragraph" style:parent-style-name="Text_20_body">
      <style:paragraph-properties fo:margin-top="0.706cm" fo:margin-bottom="0.053cm" fo:hyphenation-ladder-count="no-limit" fo:padding="0cm" fo:border-left="none" fo:border-right="none" fo:border-top="0.26pt solid #000000" fo:border-bottom="none" style:shadow="none"/>
      <style:text-properties fo:font-weight="bold" style:font-weight-asian="bold" style:font-weight-complex="bold" fo:hyphenate="false" fo:hyphenation-remain-char-count="0" fo:hyphenation-push-char-count="0"/>
    </style:style>
    <style:style style:name="Footnote" style:family="paragraph" style:parent-style-name="Standard" style:class="extra">
      <style:paragraph-properties fo:margin-left="0.499cm" fo:margin-right="0cm" fo:hyphenation-ladder-count="no-limit" fo:text-indent="-0.499cm" style:auto-text-indent="false" text:number-lines="false" text:line-number="0">
        <style:tab-stops/>
      </style:paragraph-properties>
      <style:text-properties fo:font-size="10pt" style:font-size-asian="10pt" style:font-size-complex="10pt" fo:hyphenate="false" fo:hyphenation-remain-char-count="0" fo:hyphenation-push-char-count="0"/>
    </style:style>
    <style:style style:name="Diagram" style:family="paragraph" style:parent-style-name="Caption">
      <style:paragraph-properties fo:hyphenation-ladder-count="no-limit"/>
      <style:text-properties fo:hyphenate="false" fo:hyphenation-remain-char-count="0" fo:hyphenation-push-char-count="0"/>
    </style:style>
    <style:style style:name="Table" style:family="paragraph" style:parent-style-name="Caption" style:class="extra">
      <style:paragraph-properties fo:hyphenation-ladder-count="no-limit"/>
      <style:text-properties fo:hyphenate="false" fo:hyphenation-remain-char-count="0" fo:hyphenation-push-char-count="0"/>
    </style:style>
    <style:style style:name="Heading_20_10" style:display-name="Heading 10" style:family="paragraph" style:parent-style-name="Heading" style:next-style-name="Text_20_body" style:class="text">
      <style:paragraph-properties fo:line-height="0.494cm" fo:hyphenation-ladder-count="no-limit"/>
      <style:text-properties fo:font-size="10pt" style:font-size-asian="10pt" style:font-weight-complex="bold" fo:hyphenate="false" fo:hyphenation-remain-char-count="0" fo:hyphenation-push-char-count="0"/>
    </style:style>
    <style:style style:name="Contents_20_5" style:display-name="Contents 5" style:family="paragraph" style:parent-style-name="Index" style:class="index">
      <style:paragraph-properties fo:margin-left="1.976cm" fo:margin-right="0cm" fo:hyphenation-ladder-count="no-limit" fo:text-indent="0cm" style:auto-text-indent="false">
        <style:tab-stops>
          <style:tab-stop style:position="13.077cm" style:type="right" style:leader-style="dotted" style:leader-text="."/>
        </style:tab-stops>
      </style:paragraph-properties>
      <style:text-properties fo:hyphenate="false" fo:hyphenation-remain-char-count="0" fo:hyphenation-push-char-count="0"/>
    </style:style>
    <style:style style:name="Contents_20_6" style:display-name="Contents 6" style:family="paragraph" style:parent-style-name="Index" style:class="index">
      <style:paragraph-properties fo:margin-left="2.469cm" fo:margin-right="0cm" fo:hyphenation-ladder-count="no-limit" fo:text-indent="0cm" style:auto-text-indent="false">
        <style:tab-stops>
          <style:tab-stop style:position="12.578cm" style:type="right" style:leader-style="dotted" style:leader-text="."/>
        </style:tab-stops>
      </style:paragraph-properties>
      <style:text-properties fo:hyphenate="false" fo:hyphenation-remain-char-count="0" fo:hyphenation-push-char-count="0"/>
    </style:style>
    <style:style style:name="Contents_20_7" style:display-name="Contents 7" style:family="paragraph" style:parent-style-name="Index" style:class="index">
      <style:paragraph-properties fo:margin-left="2.963cm" fo:margin-right="0cm" fo:hyphenation-ladder-count="no-limit" fo:text-indent="0cm" style:auto-text-indent="false">
        <style:tab-stops>
          <style:tab-stop style:position="12.079cm" style:type="right" style:leader-style="dotted" style:leader-text="."/>
        </style:tab-stops>
      </style:paragraph-properties>
      <style:text-properties fo:hyphenate="false" fo:hyphenation-remain-char-count="0" fo:hyphenation-push-char-count="0"/>
    </style:style>
    <style:style style:name="Contents_20_8" style:display-name="Contents 8" style:family="paragraph" style:parent-style-name="Index" style:class="index">
      <style:paragraph-properties fo:margin-left="3.457cm" fo:margin-right="0cm" fo:hyphenation-ladder-count="no-limit" fo:text-indent="0cm" style:auto-text-indent="false">
        <style:tab-stops>
          <style:tab-stop style:position="11.58cm" style:type="right" style:leader-style="dotted" style:leader-text="."/>
        </style:tab-stops>
      </style:paragraph-properties>
      <style:text-properties fo:hyphenate="false" fo:hyphenation-remain-char-count="0" fo:hyphenation-push-char-count="0"/>
    </style:style>
    <style:style style:name="Contents_20_9" style:display-name="Contents 9" style:family="paragraph" style:parent-style-name="Index" style:class="index">
      <style:paragraph-properties fo:margin-left="3.951cm" fo:margin-right="0cm" fo:hyphenation-ladder-count="no-limit" fo:text-indent="0cm" style:auto-text-indent="false">
        <style:tab-stops>
          <style:tab-stop style:position="11.081cm" style:type="right" style:leader-style="dotted" style:leader-text="."/>
        </style:tab-stops>
      </style:paragraph-properties>
      <style:text-properties fo:hyphenate="false" fo:hyphenation-remain-char-count="0" fo:hyphenation-push-char-count="0"/>
    </style:style>
    <style:style style:name="Contents_20_10" style:display-name="Contents 10" style:family="paragraph" style:parent-style-name="Index" style:class="index">
      <style:paragraph-properties fo:margin-left="4.445cm" fo:margin-right="0cm" fo:hyphenation-ladder-count="no-limit" fo:text-indent="0cm" style:auto-text-indent="false">
        <style:tab-stops>
          <style:tab-stop style:position="10.582cm" style:type="right" style:leader-style="dotted" style:leader-text="."/>
        </style:tab-stops>
      </style:paragraph-properties>
      <style:text-properties fo:hyphenate="false" fo:hyphenation-remain-char-count="0" fo:hyphenation-push-char-count="0"/>
    </style:style>
    <style:style style:name="Standard.serif" style:family="paragraph" style:parent-style-name="Standard">
      <style:paragraph-properties fo:hyphenation-ladder-count="no-limit"/>
      <style:text-properties style:font-name="Liberation Serif" fo:hyphenate="false" fo:hyphenation-remain-char-count="0" fo:hyphenation-push-char-count="0"/>
    </style:style>
    <style:style style:name="Brødtekst.serif" style:family="paragraph" style:parent-style-name="Standard.serif">
      <style:paragraph-properties fo:hyphenation-ladder-count="no-limit"/>
      <style:text-properties fo:hyphenate="false" fo:hyphenation-remain-char-count="0" fo:hyphenation-push-char-count="0"/>
    </style:style>
    <style:style style:name="ForsideKunstSkrift" style:family="paragraph" style:parent-style-name="Standard">
      <style:paragraph-properties fo:margin-top="0cm" fo:margin-bottom="0cm" fo:line-height="90%" fo:hyphenation-ladder-count="no-limit"/>
      <style:text-properties fo:color="#dedede" fo:font-size="36pt" fo:font-weight="bold" style:font-size-asian="36pt" style:font-weight-asian="bold" style:font-size-complex="36pt" style:font-weight-complex="bold" fo:hyphenate="false" fo:hyphenation-remain-char-count="0" fo:hyphenation-push-char-count="0"/>
    </style:style>
    <style:style style:name="Definition_20_Term" style:display-name="Definition Term" style:family="paragraph" style:parent-style-name="Standard" style:next-style-name="Definition_20_List">
      <style:paragraph-properties fo:margin-top="0cm" fo:margin-bottom="0cm" fo:hyphenation-ladder-count="no-limit"/>
      <style:text-properties fo:hyphenate="false" fo:hyphenation-remain-char-count="0" fo:hyphenation-push-char-count="0"/>
    </style:style>
    <style:style style:name="Definition_20_List" style:display-name="Definition List" style:family="paragraph" style:parent-style-name="Standard" style:next-style-name="Definition_20_Term">
      <style:paragraph-properties fo:margin-left="0.635cm" fo:margin-right="0cm" fo:margin-top="0cm" fo:margin-bottom="0cm" fo:hyphenation-ladder-count="no-limit" fo:text-indent="0cm" style:auto-text-indent="false">
        <style:tab-stops/>
      </style:paragraph-properties>
      <style:text-properties fo:hyphenate="false" fo:hyphenation-remain-char-count="0" fo:hyphenation-push-char-count="0"/>
    </style:style>
    <style:style style:name="H1" style:family="paragraph" style:parent-style-name="Standard" style:next-style-name="Standard" style:default-outline-level="2" style:list-style-name="">
      <style:paragraph-properties fo:hyphenation-ladder-count="no-limit" fo:keep-with-next="always"/>
      <style:text-properties fo:font-size="24pt" fo:font-weight="bold" style:font-size-asian="24pt" style:font-weight-asian="bold" style:font-size-complex="24pt" style:font-weight-complex="bold" fo:hyphenate="false" fo:hyphenation-remain-char-count="0" fo:hyphenation-push-char-count="0"/>
    </style:style>
    <style:style style:name="H2" style:family="paragraph" style:parent-style-name="Standard" style:next-style-name="Standard" style:default-outline-level="3" style:list-style-name="">
      <style:paragraph-properties fo:hyphenation-ladder-count="no-limit" fo:keep-with-next="always"/>
      <style:text-properties fo:font-size="18pt" fo:font-weight="bold" style:font-size-asian="18pt" style:font-weight-asian="bold" style:font-size-complex="18pt" style:font-weight-complex="bold" fo:hyphenate="false" fo:hyphenation-remain-char-count="0" fo:hyphenation-push-char-count="0"/>
    </style:style>
    <style:style style:name="H3" style:family="paragraph" style:parent-style-name="Standard" style:next-style-name="Standard" style:default-outline-level="4" style:list-style-name="">
      <style:paragraph-properties fo:hyphenation-ladder-count="no-limit" fo:keep-with-next="always"/>
      <style:text-properties fo:font-size="14pt" fo:font-weight="bold" style:font-size-asian="14pt" style:font-weight-asian="bold" style:font-size-complex="14pt" style:font-weight-complex="bold" fo:hyphenate="false" fo:hyphenation-remain-char-count="0" fo:hyphenation-push-char-count="0"/>
    </style:style>
    <style:style style:name="H4" style:family="paragraph" style:parent-style-name="Standard" style:next-style-name="Standard" style:default-outline-level="5" style:list-style-name="">
      <style:paragraph-properties fo:hyphenation-ladder-count="no-limit" fo:keep-with-next="always"/>
      <style:text-properties fo:font-size="12pt" fo:font-weight="bold" style:font-size-asian="12pt" style:font-weight-asian="bold" style:font-weight-complex="bold" fo:hyphenate="false" fo:hyphenation-remain-char-count="0" fo:hyphenation-push-char-count="0"/>
    </style:style>
    <style:style style:name="H5" style:family="paragraph" style:parent-style-name="Standard" style:next-style-name="Standard" style:default-outline-level="6" style:list-style-name="">
      <style:paragraph-properties fo:hyphenation-ladder-count="no-limit" fo:keep-with-next="always"/>
      <style:text-properties fo:font-size="10pt" fo:font-weight="bold" style:font-size-asian="10pt" style:font-weight-asian="bold" style:font-size-complex="10pt" style:font-weight-complex="bold" fo:hyphenate="false" fo:hyphenation-remain-char-count="0" fo:hyphenation-push-char-count="0"/>
    </style:style>
    <style:style style:name="H6" style:family="paragraph" style:parent-style-name="Standard" style:next-style-name="Standard" style:default-outline-level="7" style:list-style-name="">
      <style:paragraph-properties fo:hyphenation-ladder-count="no-limit" fo:keep-with-next="always"/>
      <style:text-properties fo:font-size="8pt" fo:font-weight="bold" style:font-size-asian="8pt" style:font-weight-asian="bold" style:font-size-complex="8pt" style:font-weight-complex="bold" fo:hyphenate="false" fo:hyphenation-remain-char-count="0" fo:hyphenation-push-char-count="0"/>
    </style:style>
    <style:style style:name="Address" style:family="paragraph" style:parent-style-name="Standard" style:next-style-name="Standard">
      <style:paragraph-properties fo:margin-top="0cm" fo:margin-bottom="0cm" fo:hyphenation-ladder-count="no-limit"/>
      <style:text-properties fo:font-style="italic" style:font-style-asian="italic" style:font-style-complex="italic" fo:hyphenate="false" fo:hyphenation-remain-char-count="0" fo:hyphenation-push-char-count="0"/>
    </style:style>
    <style:style style:name="Blockquote" style:family="paragraph" style:parent-style-name="Standard" style:next-style-name="Standard">
      <style:paragraph-properties fo:margin-left="0.635cm" fo:margin-right="0.635cm" fo:hyphenation-ladder-count="no-limit" fo:text-indent="0cm" style:auto-text-indent="false">
        <style:tab-stops/>
      </style:paragraph-properties>
      <style:text-properties fo:hyphenate="false" fo:hyphenation-remain-char-count="0" fo:hyphenation-push-char-count="0"/>
    </style:style>
    <style:style style:name="Preformatted" style:family="paragraph" style:parent-style-name="Standard" style:next-style-name="Standard">
      <style:paragraph-properties fo:margin-top="0cm" fo:margin-bottom="0cm" fo:hyphenation-ladder-count="no-limit">
        <style:tab-stops>
          <style:tab-stop style:position="0cm"/>
          <style:tab-stop style:position="1.692cm"/>
          <style:tab-stop style:position="3.383cm"/>
          <style:tab-stop style:position="5.075cm"/>
          <style:tab-stop style:position="6.766cm"/>
          <style:tab-stop style:position="8.458cm"/>
          <style:tab-stop style:position="10.149cm"/>
          <style:tab-stop style:position="11.841cm"/>
          <style:tab-stop style:position="13.533cm"/>
          <style:tab-stop style:position="15.224cm"/>
          <style:tab-stop style:position="16.916cm"/>
        </style:tab-stops>
      </style:paragraph-properties>
      <style:text-properties style:font-name="Courier New" fo:font-size="10pt" style:font-name-asian="Courier New" style:font-size-asian="10pt" style:font-name-complex="Courier New" style:font-size-complex="10pt" fo:hyphenate="false" fo:hyphenation-remain-char-count="0" fo:hyphenation-push-char-count="0"/>
    </style:style>
    <style:style style:name="z-Bottom_20_of_20_Form" style:display-name="z-Bottom of Form" style:family="paragraph" style:next-style-name="Standard">
      <style:paragraph-properties fo:text-align="center" style:justify-single-word="false" fo:hyphenation-ladder-count="no-limit" style:border-line-width-top="0.009cm 0.035cm 0.009cm" fo:padding="0cm" fo:border-left="none" fo:border-right="none" fo:border-top="0.26pt double #000000" fo:border-bottom="none" style:shadow="none" style:text-autospace="none"/>
      <style:text-properties style:font-name="Arial" fo:font-size="8pt" style:font-name-asian="Arial" style:font-size-asian="8pt" style:font-name-complex="Arial" style:font-size-complex="8pt" text:display="none" fo:hyphenate="false" fo:hyphenation-remain-char-count="0" fo:hyphenation-push-char-count="0"/>
    </style:style>
    <style:style style:name="z-Top_20_of_20_Form" style:display-name="z-Top of Form" style:family="paragraph" style:next-style-name="Standard">
      <style:paragraph-properties fo:text-align="center" style:justify-single-word="false" fo:hyphenation-ladder-count="no-limit" style:border-line-width-bottom="0.009cm 0.035cm 0.009cm" fo:padding="0cm" fo:border-left="none" fo:border-right="none" fo:border-top="none" fo:border-bottom="0.26pt double #000000" style:shadow="none" style:text-autospace="none"/>
      <style:text-properties style:font-name="Arial" fo:font-size="8pt" style:font-name-asian="Arial" style:font-size-asian="8pt" style:font-name-complex="Arial" style:font-size-complex="8pt" text:display="none" fo:hyphenate="false" fo:hyphenation-remain-char-count="0" fo:hyphenation-push-char-count="0"/>
    </style:style>
    <style:style style:name="Balloon_20_Text" style:display-name="Balloon Text" style:family="paragraph" style:parent-style-name="Normal">
      <style:paragraph-properties fo:hyphenation-ladder-count="no-limit"/>
      <style:text-properties style:font-name="Tahoma" fo:font-size="8pt" style:font-size-asian="8pt" style:font-name-complex="Tahoma" style:font-size-complex="8pt" fo:hyphenate="false" fo:hyphenation-remain-char-count="0" fo:hyphenation-push-char-count="0"/>
    </style:style>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parent-style-name="Default_20_Paragraph_20_Font">
      <style:text-properties fo:color="#000000" fo:font-size="10.5pt" style:text-underline-style="none" style:font-size-asian="10.5pt"/>
    </style:style>
    <style:style style:name="Footnote_20_Symbol" style:display-name="Footnote Symbol" style:family="text"/>
    <style:style style:name="Footnote_20_anchor" style:display-name="Footnote anchor" style:family="text">
      <style:text-properties style:text-position="super 67%"/>
    </style:style>
    <style:style style:name="Endnote_20_Symbol" style:display-name="Endnote Symbol" style:family="text"/>
    <style:style style:name="Paginering" style:family="text">
      <style:text-properties fo:color="#aaaaaa" style:font-name="BankGothic Md BT" fo:font-size="14pt" fo:background-color="transparent" style:font-size-asian="14pt" style:font-size-complex="14pt"/>
    </style:style>
    <style:style style:name="Visited_20_Internet_20_Link" style:display-name="Visited Internet Link" style:family="text">
      <style:text-properties fo:color="#aaaaaa" fo:font-size="10.5pt" style:text-underline-style="none" style:font-size-asian="10.5pt"/>
    </style:style>
    <style:style style:name="WW8Num1z0" style:family="text">
      <style:text-properties style:font-name="Calibri" style:font-name-asian="Calibri" style:font-name-complex="Times New Roman"/>
    </style:style>
    <style:style style:name="WW8Num1z1" style:family="text">
      <style:text-properties style:font-name="Courier New" style:font-name-complex="Courier New"/>
    </style:style>
    <style:style style:name="WW8Num1z2" style:family="text">
      <style:text-properties style:font-name="Wingdings"/>
    </style:style>
    <style:style style:name="WW8Num1z3" style:family="text">
      <style:text-properties style:font-name="Symbol"/>
    </style:style>
    <style:style style:name="Title_20_Char" style:display-name="Title Char" style:family="text" style:parent-style-name="Default_20_Paragraph_20_Font">
      <style:text-properties fo:color="#17365d" style:font-name="Cambria" fo:font-size="26pt" fo:letter-spacing="0.009cm" style:letter-kerning="true" style:font-name-asian="Times New Roman" style:font-size-asian="26pt" style:font-name-complex="Times New Roman" style:font-size-complex="26pt"/>
    </style:style>
    <style:style style:name="Heading_20_1_20_Char" style:display-name="Heading 1 Char" style:family="text" style:parent-style-name="Default_20_Paragraph_20_Font">
      <style:text-properties style:font-name="Cambria" fo:font-size="16pt" fo:font-weight="bold" style:letter-kerning="true" style:font-name-asian="Times New Roman" style:font-size-asian="16pt" style:font-weight-asian="bold" style:font-size-complex="16pt" style:font-weight-complex="bold"/>
    </style:style>
    <style:style style:name="Header_20_Char" style:display-name="Header Char" style:family="text" style:parent-style-name="Default_20_Paragraph_20_Font">
      <style:text-properties fo:font-size="11pt" style:font-size-asian="11pt" style:font-size-complex="11pt"/>
    </style:style>
    <style:style style:name="Footer_20_Char" style:display-name="Footer Char" style:family="text" style:parent-style-name="Default_20_Paragraph_20_Font">
      <style:text-properties fo:font-size="11pt" style:font-size-asian="11pt" style:font-size-complex="11pt"/>
    </style:style>
    <style:style style:name="Heading_20_2_20_Char" style:display-name="Heading 2 Char" style:family="text" style:parent-style-name="Default_20_Paragraph_20_Font">
      <style:text-properties style:font-name="Cambria" fo:font-size="14pt" fo:font-style="italic" fo:font-weight="bold" style:font-name-asian="Times New Roman" style:font-size-asian="14pt" style:font-style-asian="italic" style:font-weight-asian="bold" style:font-name-complex="Times New Roman" style:font-size-complex="14pt" style:font-style-complex="italic" style:font-weight-complex="bold"/>
    </style:style>
    <style:style style:name="INS" style:family="text"/>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Definition" style:family="text"/>
    <style:style style:name="CITE" style:family="text">
      <style:text-properties fo:font-style="italic" style:font-style-asian="italic" style:font-style-complex="italic"/>
    </style:style>
    <style:style style:name="CODE" style:family="text">
      <style:text-properties style:font-name="Courier New" fo:font-size="10pt" style:font-name-asian="Courier New" style:font-size-asian="10pt" style:font-name-complex="Courier New" style:font-size-complex="10pt"/>
    </style:style>
    <style:style style:name="Emphasis" style:family="text">
      <style:text-properties fo:font-style="italic" style:font-style-asian="italic" style:font-style-complex="italic"/>
    </style:style>
    <style:style style:name="FollowedHyperlink" style:family="text">
      <style:text-properties fo:color="#800080" style:text-underline-style="solid" style:text-underline-width="auto" style:text-underline-color="font-color" style:text-underline-mode="continuous" style:text-overline-mode="continuous" style:text-line-through-mode="continuous"/>
    </style:style>
    <style:style style:name="Keyboard" style:family="text">
      <style:text-properties style:font-name="Courier New" fo:font-size="10pt" fo:font-weight="bold" style:font-name-asian="Courier New" style:font-size-asian="10pt" style:font-weight-asian="bold" style:font-name-complex="Courier New" style:font-size-complex="10pt" style:font-weight-complex="bold"/>
    </style:style>
    <style:style style:name="Sample" style:family="text">
      <style:text-properties style:font-name="Courier New" style:font-name-asian="Courier New" style:font-name-complex="Courier New"/>
    </style:style>
    <style:style style:name="Strong_20_Emphasis" style:display-name="Strong Emphasis" style:family="text">
      <style:text-properties fo:font-weight="bold" style:font-weight-asian="bold" style:font-weight-complex="bold"/>
    </style:style>
    <style:style style:name="Typewriter" style:family="text">
      <style:text-properties style:font-name="Courier New" fo:font-size="10pt" style:font-name-asian="Courier New" style:font-size-asian="10pt" style:font-name-complex="Courier New" style:font-size-complex="10pt"/>
    </style:style>
    <style:style style:name="Variable" style:family="text">
      <style:text-properties fo:font-style="italic" style:font-style-asian="italic" style:font-style-complex="italic"/>
    </style:style>
    <style:style style:name="HTML_20_Markup" style:display-name="HTML Markup" style:family="text">
      <style:text-properties fo:color="#ff0000" text:display="none"/>
    </style:style>
    <style:style style:name="Comment" style:family="text">
      <style:text-properties text:display="none"/>
    </style:style>
    <style:style style:name="WW_5f_CharLFO2LVL1" style:display-name="WW_CharLFO2LVL1" style:family="text">
      <style:text-properties style:font-name="Calibri" style:font-name-asian="Calibri" style:font-name-complex="Times New Roman"/>
    </style:style>
    <style:style style:name="WW_5f_CharLFO2LVL2" style:display-name="WW_CharLFO2LVL2" style:family="text">
      <style:text-properties style:font-name="Courier New" style:font-name-complex="Courier New"/>
    </style:style>
    <style:style style:name="WW_5f_CharLFO2LVL3" style:display-name="WW_CharLFO2LVL3" style:family="text">
      <style:text-properties style:font-name="Wingdings"/>
    </style:style>
    <style:style style:name="WW_5f_CharLFO2LVL4" style:display-name="WW_CharLFO2LVL4" style:family="text">
      <style:text-properties style:font-name="Symbol"/>
    </style:style>
    <style:style style:name="WW_5f_CharLFO2LVL5" style:display-name="WW_CharLFO2LVL5" style:family="text">
      <style:text-properties style:font-name="Courier New" style:font-name-complex="Courier New"/>
    </style:style>
    <style:style style:name="WW_5f_CharLFO2LVL6" style:display-name="WW_CharLFO2LVL6" style:family="text">
      <style:text-properties style:font-name="Wingdings"/>
    </style:style>
    <style:style style:name="WW_5f_CharLFO2LVL7" style:display-name="WW_CharLFO2LVL7" style:family="text">
      <style:text-properties style:font-name="Symbol"/>
    </style:style>
    <style:style style:name="WW_5f_CharLFO2LVL8" style:display-name="WW_CharLFO2LVL8" style:family="text">
      <style:text-properties style:font-name="Courier New" style:font-name-complex="Courier New"/>
    </style:style>
    <style:style style:name="WW_5f_CharLFO2LVL9" style:display-name="WW_CharLFO2LVL9" style:family="text">
      <style:text-properties style:font-name="Wingdings"/>
    </style:style>
    <style:style style:name="Balloon_20_Text_20_Char" style:display-name="Balloon Text Char" style:family="text" style:parent-style-name="Default_20_Paragraph_20_Font">
      <style:text-properties style:font-name="Tahoma" fo:font-size="8pt" style:font-size-asian="8pt" style:font-name-complex="Tahoma" style:font-size-complex="8pt"/>
    </style:style>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outline-level-style>
      <text:outline-level-style text:level="2" style:num-format="1" text:display-levels="2">
        <style:list-level-properties/>
      </text:outline-level-style>
      <text:outline-level-style text:level="3" style:num-format="1" text:display-levels="3">
        <style:list-level-properties/>
      </text:outline-level-style>
      <text:outline-level-style text:level="4" style:num-format="1" text:display-levels="4">
        <style:list-level-properties/>
      </text:outline-level-style>
      <text:outline-level-style text:level="5" style:num-format="1" text:display-levels="5">
        <style:list-level-properties/>
      </text:outline-level-style>
      <text:outline-level-style text:level="6" style:num-format="1" text:display-levels="6">
        <style:list-level-properties/>
      </text:outline-level-style>
      <text:outline-level-style text:level="7" style:num-format="1" text:display-levels="7">
        <style:list-level-properties/>
      </text:outline-level-style>
      <text:outline-level-style text:level="8" style:num-format="1" text:display-levels="8">
        <style:list-level-properties/>
      </text:outline-level-style>
      <text:outline-level-style text:level="9" style:num-format="1" text:display-levels="9">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_5f_OutlineListStyle" style:display-name="WW_OutlineListStyle">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list-level-style-bullet text:level="1" text:style-name="WW_5f_CharLFO2LVL1" text:bullet-char="-">
        <style:list-level-properties/>
        <style:text-properties style:font-name="Calibri"/>
      </text:list-level-style-bullet>
      <text:list-level-style-bullet text:level="2" text:style-name="WW_5f_CharLFO2LVL2" text:bullet-char="o">
        <style:list-level-properties/>
        <style:text-properties style:font-name="Courier New"/>
      </text:list-level-style-bullet>
      <text:list-level-style-bullet text:level="3" text:style-name="WW_5f_CharLFO2LVL3" text:bullet-char="">
        <style:list-level-properties/>
        <style:text-properties style:font-name="Wingdings"/>
      </text:list-level-style-bullet>
      <text:list-level-style-bullet text:level="4" text:style-name="WW_5f_CharLFO2LVL4" text:bullet-char="">
        <style:list-level-properties/>
        <style:text-properties style:font-name="Symbol"/>
      </text:list-level-style-bullet>
      <text:list-level-style-bullet text:level="5" text:style-name="WW_5f_CharLFO2LVL5" text:bullet-char="o">
        <style:list-level-properties/>
        <style:text-properties style:font-name="Courier New"/>
      </text:list-level-style-bullet>
      <text:list-level-style-bullet text:level="6" text:style-name="WW_5f_CharLFO2LVL6" text:bullet-char="">
        <style:list-level-properties/>
        <style:text-properties style:font-name="Wingdings"/>
      </text:list-level-style-bullet>
      <text:list-level-style-bullet text:level="7" text:style-name="WW_5f_CharLFO2LVL7" text:bullet-char="">
        <style:list-level-properties/>
        <style:text-properties style:font-name="Symbol"/>
      </text:list-level-style-bullet>
      <text:list-level-style-bullet text:level="8" text:style-name="WW_5f_CharLFO2LVL8" text:bullet-char="o">
        <style:list-level-properties/>
        <style:text-properties style:font-name="Courier New"/>
      </text:list-level-style-bullet>
      <text:list-level-style-bullet text:level="9" text:style-name="WW_5f_CharLFO2LVL9" text:bullet-char="">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2" style:display-name="RTF_Num 2">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language="en" fo:country="GB"/>
    </style:style>
    <style:style style:name="MP2" style:family="paragraph">
      <style:paragraph-properties style:writing-mode="lr-tb"/>
    </style:style>
    <style:style style:name="MT1" style:family="text">
      <style:text-properties fo:language="en" fo:country="GB"/>
    </style:style>
    <style:style style:name="Mgr1" style:family="graphic">
      <style:graphic-properties style:run-through="background" style:wrap="run-through" style:number-wrapped-paragraphs="no-limit" style:vertical-pos="top" style:vertical-rel="paragraph" style:horizontal-pos="left" style:horizontal-rel="paragraph" draw:wrap-influence-on-position="once-concurrent" style:flow-with-text="false"/>
    </style:style>
    <style:style style:name="Mgr2" style:family="graphic">
      <style:graphic-properties style:run-through="background"/>
    </style:style>
    <style:style style:name="Mgr3" style:family="graphic">
      <style:graphic-properties draw:stroke="none" draw:fill="solid" draw:fill-color="#aaaaaa" draw:opacity="100%" draw:textarea-vertical-align="top" draw:auto-grow-height="false" draw:auto-grow-width="false" fo:min-height="0.339cm" fo:min-width="0.259cm" fo:padding-top="0.125cm" fo:padding-bottom="0.125cm" fo:padding-left="0.25cm" fo:padding-right="0.25cm" fo:wrap-option="wrap" style:run-through="background"/>
    </style:style>
    <style:style style:name="Mgr4" style:family="graphic">
      <style:graphic-properties draw:stroke="none" draw:fill="solid" draw:fill-color="#aaaaaa" draw:opacity="100%" draw:textarea-vertical-align="top" draw:auto-grow-height="false" draw:auto-grow-width="false" fo:min-height="0.34cm" fo:min-width="0.261cm" fo:padding-top="0.125cm" fo:padding-bottom="0.125cm" fo:padding-left="0.25cm" fo:padding-right="0.25cm" fo:wrap-option="wrap" style:run-through="background"/>
    </style:style>
    <style:style style:name="Mgr5" style:family="graphic">
      <style:graphic-properties draw:stroke="none" draw:fill="solid" draw:fill-color="#aaaaaa" draw:opacity="100%" draw:textarea-vertical-align="top" draw:auto-grow-height="false" draw:auto-grow-width="false" fo:min-height="0.355cm" fo:min-width="0.259cm" fo:padding-top="0.125cm" fo:padding-bottom="0.125cm" fo:padding-left="0.25cm" fo:padding-right="0.25cm" fo:wrap-option="wrap" style:run-through="background"/>
    </style:style>
    <style:style style:name="Mgr6" style:family="graphic">
      <style:graphic-properties draw:stroke="none" draw:fill="solid" draw:fill-color="#aaaaaa" draw:opacity="100%" draw:textarea-vertical-align="top" draw:auto-grow-height="false" draw:auto-grow-width="false" fo:min-height="0.115cm" fo:min-width="0.108cm" fo:padding-top="0.125cm" fo:padding-bottom="0.125cm" fo:padding-left="0.25cm" fo:padding-right="0.25cm" fo:wrap-option="wrap" style:run-through="background"/>
    </style:style>
    <style:style style:name="Mgr7" style:family="graphic">
      <style:graphic-properties draw:stroke="none" draw:fill="solid" draw:fill-color="#aaaaaa" draw:opacity="100%" draw:textarea-vertical-align="top" draw:auto-grow-height="false" draw:auto-grow-width="false" fo:min-height="0.356cm" fo:min-width="0.261cm" fo:padding-top="0.125cm" fo:padding-bottom="0.125cm" fo:padding-left="0.25cm" fo:padding-right="0.25cm" fo:wrap-option="wrap" style:run-through="background"/>
    </style:style>
    <style:style style:name="Mgr8" style:family="graphic">
      <style:graphic-properties draw:stroke="none" draw:fill="solid" draw:fill-color="#aaaaaa" draw:opacity="100%" draw:textarea-vertical-align="top" draw:auto-grow-height="false" draw:auto-grow-width="false" fo:min-height="0.309cm" fo:min-width="0.259cm" fo:padding-top="0.125cm" fo:padding-bottom="0.125cm" fo:padding-left="0.25cm" fo:padding-right="0.25cm" fo:wrap-option="wrap" style:run-through="background"/>
    </style:style>
    <style:style style:name="Mgr9" style:family="graphic">
      <style:graphic-properties draw:stroke="none" draw:fill="solid" draw:fill-color="#aaaaaa" draw:opacity="100%" draw:textarea-vertical-align="top" draw:auto-grow-height="false" draw:auto-grow-width="false" fo:min-height="0.31cm" fo:min-width="0.261cm" fo:padding-top="0.125cm" fo:padding-bottom="0.125cm" fo:padding-left="0.25cm" fo:padding-right="0.25cm" fo:wrap-option="wrap" style:run-through="background"/>
    </style:style>
    <style:style style:name="Mgr10" style:family="graphic">
      <style:graphic-properties draw:stroke="none" draw:fill="solid" draw:fill-color="#aaaaaa" draw:opacity="100%" draw:textarea-vertical-align="top" draw:auto-grow-height="false" draw:auto-grow-width="false" fo:min-height="0.268cm" fo:min-width="0.259cm" fo:padding-top="0.125cm" fo:padding-bottom="0.125cm" fo:padding-left="0.25cm" fo:padding-right="0.25cm" fo:wrap-option="wrap" style:run-through="background"/>
    </style:style>
    <style:style style:name="Mgr11" style:family="graphic">
      <style:graphic-properties draw:stroke="none" draw:fill="solid" draw:fill-color="#aaaaaa" draw:opacity="100%" draw:textarea-vertical-align="top" draw:auto-grow-height="false" draw:auto-grow-width="false" fo:min-height="0.272cm" fo:min-width="0.261cm" fo:padding-top="0.125cm" fo:padding-bottom="0.125cm" fo:padding-left="0.25cm" fo:padding-right="0.25cm" fo:wrap-option="wrap" style:run-through="background"/>
    </style:style>
    <style:style style:name="Mgr12" style:family="graphic">
      <style:graphic-properties draw:stroke="none" draw:fill="solid" draw:fill-color="#aaaaaa" draw:opacity="100%" draw:textarea-vertical-align="top" draw:auto-grow-height="false" draw:auto-grow-width="false" fo:min-height="0.305cm" fo:min-width="0.259cm" fo:padding-top="0.125cm" fo:padding-bottom="0.125cm" fo:padding-left="0.25cm" fo:padding-right="0.25cm" fo:wrap-option="wrap" style:run-through="background"/>
    </style:style>
    <style:style style:name="Mgr13" style:family="graphic">
      <style:graphic-properties draw:stroke="none" draw:fill="solid" draw:fill-color="#aaaaaa" draw:opacity="100%" draw:textarea-vertical-align="top" draw:auto-grow-height="false" draw:auto-grow-width="false" fo:min-height="0.307cm" fo:min-width="0.261cm" fo:padding-top="0.125cm" fo:padding-bottom="0.125cm" fo:padding-left="0.25cm" fo:padding-right="0.25cm" fo:wrap-option="wrap" style:run-through="background"/>
    </style:style>
    <style:style style:name="Mgr14" style:family="graphic">
      <style:graphic-properties draw:stroke="none" draw:fill="solid" draw:fill-color="#aaaaaa" draw:opacity="100%" draw:textarea-vertical-align="top" draw:auto-grow-height="false" draw:auto-grow-width="false" fo:min-height="0.298cm" fo:min-width="0.259cm" fo:padding-top="0.125cm" fo:padding-bottom="0.125cm" fo:padding-left="0.25cm" fo:padding-right="0.25cm" fo:wrap-option="wrap" style:run-through="background"/>
    </style:style>
    <style:style style:name="Mgr15" style:family="graphic">
      <style:graphic-properties draw:stroke="none" draw:fill="solid" draw:fill-color="#aaaaaa" draw:opacity="100%" draw:textarea-vertical-align="top" draw:auto-grow-height="false" draw:auto-grow-width="false" fo:min-height="0.3cm" fo:min-width="0.261cm" fo:padding-top="0.125cm" fo:padding-bottom="0.125cm" fo:padding-left="0.25cm" fo:padding-right="0.25cm" fo:wrap-option="wrap" style:run-through="background"/>
    </style:style>
    <style:style style:name="Mgr16" style:family="graphic">
      <style:graphic-properties draw:stroke="none" draw:fill="solid" draw:fill-color="#aaaaaa" draw:opacity="100%" draw:textarea-vertical-align="top" draw:auto-grow-height="false" draw:auto-grow-width="false" fo:min-height="0.289cm" fo:min-width="0.127cm" fo:padding-top="0.125cm" fo:padding-bottom="0.125cm" fo:padding-left="0.25cm" fo:padding-right="0.25cm" fo:wrap-option="wrap" style:run-through="background"/>
    </style:style>
    <style:style style:name="Mgr17" style:family="graphic">
      <style:graphic-properties draw:stroke="none" draw:fill="solid" draw:fill-color="#aaaaaa" draw:opacity="100%" draw:textarea-vertical-align="top" draw:auto-grow-height="false" draw:auto-grow-width="false" fo:min-height="0.086cm" fo:min-width="0.097cm" fo:padding-top="0.125cm" fo:padding-bottom="0.125cm" fo:padding-left="0.25cm" fo:padding-right="0.25cm" fo:wrap-option="wrap" style:run-through="background"/>
    </style:style>
    <style:style style:name="Mgr18" style:family="graphic">
      <style:graphic-properties draw:stroke="none" draw:fill="solid" draw:fill-color="#aaaaaa" draw:opacity="100%" draw:textarea-vertical-align="top" draw:auto-grow-height="false" draw:auto-grow-width="false" fo:min-height="0.034cm" fo:min-width="0.03cm" fo:padding-top="0.125cm" fo:padding-bottom="0.125cm" fo:padding-left="0.25cm" fo:padding-right="0.25cm" fo:wrap-option="wrap" style:run-through="background"/>
    </style:style>
    <style:style style:name="Mgr19" style:family="graphic">
      <style:graphic-properties draw:stroke="none" draw:fill="solid" draw:fill-color="#aaaaaa" draw:opacity="100%" draw:textarea-vertical-align="top" draw:auto-grow-height="false" draw:auto-grow-width="false" fo:min-height="0.09cm" fo:min-width="0.129cm" fo:padding-top="0.125cm" fo:padding-bottom="0.125cm" fo:padding-left="0.25cm" fo:padding-right="0.25cm" fo:wrap-option="wrap" style:run-through="background"/>
    </style:style>
    <style:style style:name="Mgr20" style:family="graphic">
      <style:graphic-properties draw:stroke="none" draw:fill="solid" draw:fill-color="#aaaaaa" draw:opacity="100%" draw:textarea-vertical-align="top" draw:auto-grow-height="false" draw:auto-grow-width="false" fo:min-height="0.041cm" fo:min-width="0.058cm" fo:padding-top="0.125cm" fo:padding-bottom="0.125cm" fo:padding-left="0.25cm" fo:padding-right="0.25cm" fo:wrap-option="wrap" style:run-through="background"/>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3.457cm" fo:margin-right="3.457cm" style:writing-mode="lr-tb" style:footnote-max-height="0cm">
        <style:footnote-sep style:width="0.018cm" style:line-style="none" style:adjustment="left" style:rel-width="33%" style:color="#000000"/>
      </style:page-layout-properties>
      <style:header-style>
        <style:header-footer-properties fo:min-height="2.187cm" fo:margin-left="0cm" fo:margin-right="0cm" fo:margin-bottom="0cm" style:dynamic-spacing="true"/>
      </style:header-style>
      <style:footer-style>
        <style:header-footer-properties fo:min-height="2.187cm" fo:margin-left="0cm" fo:margin-right="0cm" fo:margin-top="0cm" style:dynamic-spacing="true"/>
      </style:footer-style>
    </style:page-layout>
    <style:page-layout style:name="Mpm3">
      <style:page-layout-properties fo:page-width="21.001cm" fo:page-height="29.7cm" style:num-format="1" style:print-orientation="portrait" fo:margin-top="1.27cm" fo:margin-bottom="1.27cm" fo:margin-left="3.457cm" fo:margin-right="3.457cm" style:writing-mode="lr-tb" style:footnote-max-height="0cm">
        <style:footnote-sep style:width="0.018cm" style:line-style="none" style:adjustment="left" style:rel-width="33%" style:color="#000000"/>
      </style:page-layout-properties>
      <style:header-style/>
      <style:footer-style/>
    </style:page-layout>
    <style:page-layout style:name="Mpm4">
      <style:page-layout-properties fo:page-width="21.001cm" fo:page-height="29.7cm" style:num-format="1" style:print-orientation="portrait" fo:margin-top="1.27cm" fo:margin-bottom="1.27cm" fo:margin-left="3.457cm" fo:margin-right="2.469cm" style:writing-mode="lr-tb" style:footnote-max-height="0cm">
        <style:footnote-sep style:width="0.018cm" style:line-style="none" style:adjustment="left" style:rel-width="33%" style:color="#000000"/>
      </style:page-layout-properties>
      <style:header-style>
        <style:header-footer-properties fo:min-height="0.706cm" fo:margin-left="0cm" fo:margin-right="0cm" fo:margin-bottom="0cm" style:dynamic-spacing="true"/>
      </style:header-style>
      <style:footer-style>
        <style:header-footer-properties fo:min-height="1.199cm" fo:margin-left="0cm" fo:margin-right="0cm" fo:margin-top="0cm" style:dynamic-spacing="true"/>
      </style:footer-style>
    </style:page-layout>
    <style:page-layout style:name="Mpm5">
      <style:page-layout-properties fo:page-width="21.001cm" fo:page-height="29.7cm" style:num-format="1" style:print-orientation="portrait" fo:margin-top="1.976cm" fo:margin-bottom="2.469cm" fo:margin-left="3.457cm" fo:margin-right="2.469cm" style:writing-mode="lr-tb" style:footnote-max-height="0cm">
        <style:footnote-sep style:width="0.018cm" style:line-style="none" style:adjustment="left" style:rel-width="33%" style:color="#000000"/>
      </style:page-layout-properties>
      <style:header-style>
        <style:header-footer-properties fo:min-height="0.843cm" fo:margin-left="0cm" fo:margin-right="0cm" fo:margin-bottom="0cm" style:dynamic-spacing="true"/>
      </style:header-style>
      <style:footer-style>
        <style:header-footer-properties fo:min-height="1.252cm" fo:margin-left="0cm" fo:margin-right="0cm" fo:margin-top="0cm" style:dynamic-spacing="true"/>
      </style:footer-style>
    </style:page-layout>
    <style:page-layout style:name="Mpm6">
      <style:page-layout-properties fo:page-width="21.001cm" fo:page-height="29.7cm" style:num-format="1" style:print-orientation="portrait" fo:margin-top="3.457cm" fo:margin-bottom="3.457cm" fo:margin-left="3.457cm" fo:margin-right="3.457cm" style:writing-mode="lr-tb" style:footnote-max-height="0cm">
        <style:footnote-sep style:width="0.018cm" style:line-style="none" style:adjustment="left" style:rel-width="33%"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office:automatic-styles>
  <office:master-styles>
    <style:master-page style:name="Standard" style:page-layout-name="Mpm1"/>
    <style:master-page style:name="MP0" style:page-layout-name="Mpm2">
      <style:header>
        <text:p text:style-name="MP1"><draw:g text:anchor-type="paragraph" draw:z-index="2" draw:name="Group 1" draw:style-name="Mgr1"><draw:g draw:name="Group 2" draw:style-name="Mgr2"><draw:custom-shape draw:name="AutoShape 3" draw:style-name="Mgr3" draw:text-style-name="MP2" svg:width="0.339cm" svg:height="0.258cm" svg:x="0.002cm" svg:y="0.007cm"><text:p/><draw:enhanced-geometry svg:viewBox="0 0 341 261" draw:text-areas="?f18 ?f17 ?f22 ?f23" draw:glue-points="?f16 ?f17 ?f18 ?f19 ?f16 ?f20 ?f21 ?f19" draw:type="non-primitive" draw:enhanced-path="M 0 261 L 0 0 49 0 172 158 292 0 341 0 341 261 284 261 284 100 C 284 96 284 93 285 88 285 83 286 78 286 72 283 78 280 84 278 88 275 93 273 96 271 99 L 173 229 161 229 63 99 C 60 94 57 89 54 85 51 81 49 76 48 72 48 77 49 82 49 87 49 91 49 95 49 100 L 49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1"/><draw:equation draw:name="f7" draw:formula="?f4 / 261"/><draw:equation draw:name="f8" draw:formula="61219 * ?f5 / 341"/><draw:equation draw:name="f9" draw:formula="0 * ?f4 / 261"/><draw:equation draw:name="f10" draw:formula="0 * ?f5 / 341"/><draw:equation draw:name="f11" draw:formula="46817 * ?f4 / 261"/><draw:equation draw:name="f12" draw:formula="93634 * ?f4 / 261"/><draw:equation draw:name="f13" draw:formula="122438 * ?f5 / 341"/><draw:equation draw:name="f14" draw:formula="341 * ?f5 / 341"/><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4" draw:style-name="Mgr4" draw:text-style-name="MP2" svg:width="0.339cm" svg:height="0.262cm" svg:x="0cm" svg:y="0.005cm"><text:p/><draw:enhanced-geometry svg:viewBox="0 0 342 262" draw:text-areas="?f18 ?f17 ?f22 ?f23" draw:glue-points="?f16 ?f17 ?f18 ?f19 ?f16 ?f20 ?f21 ?f19" draw:type="non-primitive" draw:enhanced-path="M 1 261 L 1 1 50 1 49 1 172 159 173 159 293 1 341 1 341 261 285 261 285 100 C 285 97 286 93 286 89 286 83 287 78 288 72 L 287 72 286 72 C 283 79 280 84 278 89 275 93 273 97 271 99 L 173 229 174 229 162 229 65 99 C 61 94 58 89 55 85 53 81 51 77 49 72 L 48 72 48 73 C 48 78 49 83 49 88 49 92 49 96 49 100 L 49 261 50 261 Z M 2 261 L 2 100 C 2 96 1 92 1 87 1 83 1 78 0 73 L 1 73 C 0 77 3 81 5 86 8 90 11 95 14 100 L 112 230 C 112 231 113 231 113 231 L 125 231 125 230 223 100 C 225 97 227 94 230 89 232 85 235 79 239 73 238 73 238 73 238 73 237 73 237 73 237 72 237 78 236 83 236 88 235 93 235 97 235 100 L 235 261 C 235 262 235 262 236 262 L 292 262 C 293 262 293 262 293 261 L 293 1 C 293 0 293 0 292 0 L 244 0 C 243 0 243 0 243 0 L 123 158 123 157 124 158 1 0 48 0 C 49 0 49 0 49 1 L 49 261 C 49 262 49 262 48 262 L 1 262 C 1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2"/><draw:equation draw:name="f7" draw:formula="?f4 / 262"/><draw:equation draw:name="f8" draw:formula="61402 * ?f5 / 342"/><draw:equation draw:name="f9" draw:formula="0 * ?f4 / 262"/><draw:equation draw:name="f10" draw:formula="0 * ?f5 / 342"/><draw:equation draw:name="f11" draw:formula="47000 * ?f4 / 262"/><draw:equation draw:name="f12" draw:formula="94000 * ?f4 / 262"/><draw:equation draw:name="f13" draw:formula="122803 * ?f5 / 342"/><draw:equation draw:name="f14" draw:formula="342 * ?f5 / 342"/><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5" draw:style-name="Mgr2"><draw:custom-shape draw:name="AutoShape 6" draw:style-name="Mgr5" draw:text-style-name="MP2" svg:width="0.355cm" svg:height="0.258cm" svg:x="0.407cm" svg:y="0.007cm"><text:p/><draw:enhanced-geometry svg:viewBox="0 0 355 261" draw:text-areas="?f18 ?f17 ?f22 ?f23" draw:glue-points="?f16 ?f17 ?f18 ?f19 ?f16 ?f20 ?f21 ?f19" draw:type="non-primitive" draw:enhanced-path="M 175 51 L 231 157 117 157 Z M 118 155 L 149 98 314 98 345 155 413 155 264 -106 205 -106 58 15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5"/><draw:equation draw:name="f7" draw:formula="?f4 / 261"/><draw:equation draw:name="f8" draw:formula="63734 * ?f5 / 355"/><draw:equation draw:name="f9" draw:formula="0 * ?f4 / 261"/><draw:equation draw:name="f10" draw:formula="0 * ?f5 / 355"/><draw:equation draw:name="f11" draw:formula="46817 * ?f4 / 261"/><draw:equation draw:name="f12" draw:formula="93634 * ?f4 / 261"/><draw:equation draw:name="f13" draw:formula="127467 * ?f5 / 355"/><draw:equation draw:name="f14" draw:formula="355 * ?f5 / 355"/><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7" draw:style-name="Mgr6" draw:text-style-name="MP2" svg:width="0.115cm" svg:height="0.108cm" svg:x="0.524cm" svg:y="0.056cm"><text:p/><draw:enhanced-geometry svg:viewBox="0 0 116 108" draw:text-areas="?f18 ?f17 ?f22 ?f23" draw:glue-points="?f16 ?f17 ?f18 ?f19 ?f16 ?f20 ?f21 ?f19" draw:type="non-primitive" draw:enhanced-path="M 58 1 L 114 107 115 106 1 106 1 107 C 1 108 1 107 1 107 L 59 1 Z M 0 108 L 114 108 C 114 108 114 107 115 107 L 58 0 C 57 0 57 0 57 0 L 1 107 C 1 107 1 108 0 10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6"/><draw:equation draw:name="f7" draw:formula="?f4 / 108"/><draw:equation draw:name="f8" draw:formula="20711 * ?f5 / 116"/><draw:equation draw:name="f9" draw:formula="0 * ?f4 / 108"/><draw:equation draw:name="f10" draw:formula="0 * ?f5 / 116"/><draw:equation draw:name="f11" draw:formula="19248 * ?f4 / 108"/><draw:equation draw:name="f12" draw:formula="38496 * ?f4 / 108"/><draw:equation draw:name="f13" draw:formula="41422 * ?f5 / 116"/><draw:equation draw:name="f14" draw:formula="116 * ?f5 / 116"/><draw:equation draw:name="f15" draw:formula="108 * ?f4 / 10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8" draw:style-name="Mgr7" draw:text-style-name="MP2" svg:width="0.355cm" svg:height="0.262cm" svg:x="0.407cm" svg:y="0.005cm"><text:p/><draw:enhanced-geometry svg:viewBox="0 0 357 262" draw:text-areas="?f18 ?f17 ?f22 ?f23" draw:glue-points="?f16 ?f17 ?f18 ?f19 ?f16 ?f20 ?f21 ?f19" draw:type="non-primitive" draw:enhanced-path="M 62 262 L 92 205 C 92 205 92 206 91 206 L 257 206 C 256 206 256 205 256 205 L 287 262 C 288 262 288 262 288 262 L 356 262 357 262 357 261 207 0 148 0 0 261 0 262 1 262 61 262 Z M 2 262 L 150 1 149 1 208 1 C 207 1 207 1 207 1 L 357 262 C 356 262 356 261 357 261 358 261 357 261 357 261 L 289 261 290 261 258 205 C 258 204 258 204 258 204 L 92 204 92 205 62 261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7"/><draw:equation draw:name="f7" draw:formula="?f4 / 262"/><draw:equation draw:name="f8" draw:formula="64099 * ?f5 / 357"/><draw:equation draw:name="f9" draw:formula="0 * ?f4 / 262"/><draw:equation draw:name="f10" draw:formula="0 * ?f5 / 357"/><draw:equation draw:name="f11" draw:formula="47000 * ?f4 / 262"/><draw:equation draw:name="f12" draw:formula="94000 * ?f4 / 262"/><draw:equation draw:name="f13" draw:formula="128198 * ?f5 / 357"/><draw:equation draw:name="f14" draw:formula="357 * ?f5 / 357"/><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9" draw:style-name="Mgr2"><draw:custom-shape draw:name="AutoShape 10" draw:style-name="Mgr8" draw:text-style-name="MP2" svg:width="0.309cm" svg:height="0.258cm" svg:x="0.822cm" svg:y="0.007cm"><text:p/><draw:enhanced-geometry svg:viewBox="0 0 309 261" draw:text-areas="?f18 ?f17 ?f22 ?f23" draw:glue-points="?f16 ?f17 ?f18 ?f19 ?f16 ?f20 ?f21 ?f19" draw:type="non-primitive" draw:enhanced-path="M 251 46 L 60 46 60 212 251 212 251 154 150 154 150 109 309 109 309 199 C 309 223 305 239 296 248 287 256 270 261 245 261 L 64 261 C 39 261 22 256 13 248 4 239 0 223 0 199 L 0 62 C 0 38 4 22 13 13 22 4 39 0 64 0 L 245 0 C 270 0 286 4 296 13 304 21 309 37 309 59 L 309 65 251 7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9"/><draw:equation draw:name="f7" draw:formula="?f4 / 261"/><draw:equation draw:name="f8" draw:formula="55458 * ?f5 / 309"/><draw:equation draw:name="f9" draw:formula="0 * ?f4 / 261"/><draw:equation draw:name="f10" draw:formula="0 * ?f5 / 309"/><draw:equation draw:name="f11" draw:formula="46817 * ?f4 / 261"/><draw:equation draw:name="f12" draw:formula="93634 * ?f4 / 261"/><draw:equation draw:name="f13" draw:formula="110916 * ?f5 / 309"/><draw:equation draw:name="f14" draw:formula="309 * ?f5 / 309"/><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11" draw:style-name="Mgr9" draw:text-style-name="MP2" svg:width="0.309cm" svg:height="0.262cm" svg:x="0.82cm" svg:y="0.005cm"><text:p/><draw:enhanced-geometry svg:viewBox="0 0 310 262" draw:text-areas="?f18 ?f17 ?f22 ?f23" draw:glue-points="?f16 ?f17 ?f18 ?f19 ?f16 ?f20 ?f21 ?f19" draw:type="non-primitive" draw:enhanced-path="M 251 46 L 61 46 60 47 60 212 C 60 213 61 213 61 213 L 251 213 C 252 213 252 213 252 212 L 252 155 C 252 154 252 154 251 154 L 151 154 C 151 154 152 154 152 155 L 152 110 C 152 111 151 111 151 111 L 310 111 C 309 111 309 111 309 110 L 309 200 C 309 223 305 240 296 248 287 256 270 261 246 261 L 65 261 C 40 261 23 256 14 248 6 240 1 223 1 200 L 1 62 C 1 39 6 23 14 14 23 6 40 1 65 1 L 246 1 C 270 1 287 6 296 14 305 22 309 38 309 60 L 309 66 C 309 66 309 65 310 65 L 251 76 252 76 252 77 252 47 C 252 47 252 46 251 46 Z M 251 77 L 310 67 310 66 310 60 C 310 37 306 22 297 13 288 4 270 0 246 0 L 65 0 C 40 0 22 4 13 13 5 22 0 39 0 62 L 0 200 C 0 224 5 240 13 249 22 258 40 262 65 262 L 246 262 C 271 262 288 258 297 249 306 240 310 224 310 200 L 310 110 310 109 151 109 150 110 150 155 151 155 251 155 251 212 61 212 62 212 62 47 61 48 251 48 251 47 C 251 47 251 78 251 77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10"/><draw:equation draw:name="f7" draw:formula="?f4 / 262"/><draw:equation draw:name="f8" draw:formula="55641 * ?f5 / 310"/><draw:equation draw:name="f9" draw:formula="0 * ?f4 / 262"/><draw:equation draw:name="f10" draw:formula="0 * ?f5 / 310"/><draw:equation draw:name="f11" draw:formula="47000 * ?f4 / 262"/><draw:equation draw:name="f12" draw:formula="94000 * ?f4 / 262"/><draw:equation draw:name="f13" draw:formula="111282 * ?f5 / 310"/><draw:equation draw:name="f14" draw:formula="310 * ?f5 / 310"/><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12" draw:style-name="Mgr2"><draw:custom-shape draw:name="AutoShape 13" draw:style-name="Mgr10" draw:text-style-name="MP2" svg:width="0.269cm" svg:height="0.258cm" svg:x="1.247cm" svg:y="0.007cm"><text:p/><draw:enhanced-geometry svg:viewBox="0 0 269 261" draw:text-areas="?f18 ?f17 ?f22 ?f23" draw:glue-points="?f16 ?f17 ?f18 ?f19 ?f16 ?f20 ?f21 ?f19" draw:type="non-primitive" draw:enhanced-path="M 0 261 L 0 0 266 0 266 45 60 45 60 102 181 102 181 147 60 147 60 212 269 212 269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69"/><draw:equation draw:name="f7" draw:formula="?f4 / 261"/><draw:equation draw:name="f8" draw:formula="48235 * ?f5 / 269"/><draw:equation draw:name="f9" draw:formula="0 * ?f4 / 261"/><draw:equation draw:name="f10" draw:formula="0 * ?f5 / 269"/><draw:equation draw:name="f11" draw:formula="46817 * ?f4 / 261"/><draw:equation draw:name="f12" draw:formula="93634 * ?f4 / 261"/><draw:equation draw:name="f13" draw:formula="96469 * ?f5 / 269"/><draw:equation draw:name="f14" draw:formula="269 * ?f5 / 269"/><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14" draw:style-name="Mgr11" draw:text-style-name="MP2" svg:width="0.272cm" svg:height="0.262cm" svg:x="1.247cm" svg:y="0.005cm"><text:p/><draw:enhanced-geometry svg:viewBox="0 0 271 262" draw:text-areas="?f18 ?f17 ?f22 ?f23" draw:glue-points="?f16 ?f17 ?f18 ?f19 ?f16 ?f20 ?f21 ?f19" draw:type="non-primitive" draw:enhanced-path="M 1 261 L 1 1 267 1 266 1 266 45 267 45 61 45 60 45 60 103 61 103 182 103 C 181 103 181 103 181 103 L 181 147 182 147 61 147 60 147 60 212 C 60 213 61 213 61 213 L 270 213 C 269 213 269 213 269 212 L 269 261 270 261 Z M 2 261 L 2 212 1 212 208 212 207 212 207 147 C 207 148 208 148 208 148 L 87 148 87 147 87 103 C 87 102 87 102 87 102 L 208 102 C 208 102 207 102 207 103 L 207 45 C 207 46 208 46 208 46 L 2 46 C 2 46 1 46 1 45 L 1 1 C 1 0 2 0 2 0 L 268 0 C 269 0 269 0 269 1 L 269 261 C 269 262 269 262 268 262 L 1 262 C 1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71"/><draw:equation draw:name="f7" draw:formula="?f4 / 262"/><draw:equation draw:name="f8" draw:formula="48600 * ?f5 / 271"/><draw:equation draw:name="f9" draw:formula="0 * ?f4 / 262"/><draw:equation draw:name="f10" draw:formula="0 * ?f5 / 271"/><draw:equation draw:name="f11" draw:formula="47000 * ?f4 / 262"/><draw:equation draw:name="f12" draw:formula="94000 * ?f4 / 262"/><draw:equation draw:name="f13" draw:formula="97200 * ?f5 / 271"/><draw:equation draw:name="f14" draw:formula="271 * ?f5 / 271"/><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15" draw:style-name="Mgr2"><draw:custom-shape draw:name="AutoShape 16" draw:style-name="Mgr12" draw:text-style-name="MP2" svg:width="0.304cm" svg:height="0.258cm" svg:x="1.617cm" svg:y="0.007cm"><text:p/><draw:enhanced-geometry svg:viewBox="0 0 306 261" draw:text-areas="?f18 ?f17 ?f22 ?f23" draw:glue-points="?f16 ?f17 ?f18 ?f19 ?f16 ?f20 ?f21 ?f19" draw:type="non-primitive" draw:enhanced-path="M 0 261 L 0 0 41 0 224 154 C 231 159 236 164 241 168 246 173 250 177 254 182 253 167 252 157 252 151 252 145 251 140 251 137 L 251 0 306 0 306 261 265 261 74 100 C 69 96 65 92 62 89 58 85 55 82 52 78 53 87 54 94 54 101 55 108 55 115 55 120 L 55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6"/><draw:equation draw:name="f7" draw:formula="?f4 / 261"/><draw:equation draw:name="f8" draw:formula="54910 * ?f5 / 306"/><draw:equation draw:name="f9" draw:formula="0 * ?f4 / 261"/><draw:equation draw:name="f10" draw:formula="0 * ?f5 / 306"/><draw:equation draw:name="f11" draw:formula="46817 * ?f4 / 261"/><draw:equation draw:name="f12" draw:formula="93634 * ?f4 / 261"/><draw:equation draw:name="f13" draw:formula="109819 * ?f5 / 306"/><draw:equation draw:name="f14" draw:formula="306 * ?f5 / 306"/><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17" draw:style-name="Mgr13" draw:text-style-name="MP2" svg:width="0.308cm" svg:height="0.262cm" svg:x="1.617cm" svg:y="0.005cm"><text:p/><draw:enhanced-geometry svg:viewBox="0 0 308 262" draw:text-areas="?f18 ?f17 ?f22 ?f23" draw:glue-points="?f16 ?f17 ?f18 ?f19 ?f16 ?f20 ?f21 ?f19" draw:type="non-primitive" draw:enhanced-path="M 1 261 L 1 1 42 1 225 155 C 231 160 236 165 241 169 246 173 250 178 254 183 254 183 255 184 255 183 254 170 254 159 253 152 253 146 253 141 253 138 L 253 1 252 1 307 1 306 1 306 261 307 261 266 261 75 100 C 71 96 67 93 63 89 60 86 57 82 54 79 53 78 53 78 53 79 52 79 52 79 52 79 53 88 54 95 54 102 55 109 55 115 55 121 L 55 261 Z M 2 261 L 2 121 C 2 115 2 109 2 102 1 95 1 88 0 79 0 79 0 80 1 80 L 2 80 C 2 83 5 87 8 90 12 94 16 97 20 101 L 211 262 212 262 253 262 C 253 262 254 262 254 261 L 254 1 C 254 0 253 0 253 0 L 198 0 C 198 0 197 0 197 1 L 197 138 C 197 141 198 146 198 152 198 159 199 170 200 183 200 182 200 182 200 182 201 182 201 182 201 182 197 177 193 173 188 168 183 164 178 159 172 154 L 12 0 53 0 C 54 0 54 0 54 1 L 54 261 C 54 262 54 262 53 262 L 1 262 C 2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8"/><draw:equation draw:name="f7" draw:formula="?f4 / 262"/><draw:equation draw:name="f8" draw:formula="55275 * ?f5 / 308"/><draw:equation draw:name="f9" draw:formula="0 * ?f4 / 262"/><draw:equation draw:name="f10" draw:formula="0 * ?f5 / 308"/><draw:equation draw:name="f11" draw:formula="47000 * ?f4 / 262"/><draw:equation draw:name="f12" draw:formula="94000 * ?f4 / 262"/><draw:equation draw:name="f13" draw:formula="110550 * ?f5 / 308"/><draw:equation draw:name="f14" draw:formula="308 * ?f5 / 308"/><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18" draw:style-name="Mgr2"><draw:custom-shape draw:name="AutoShape 19" draw:style-name="Mgr14" draw:text-style-name="MP2" svg:width="0.299cm" svg:height="0.258cm" svg:x="1.988cm" svg:y="0.007cm"><text:p/><draw:enhanced-geometry svg:viewBox="0 0 300 261" draw:text-areas="?f18 ?f17 ?f22 ?f23" draw:glue-points="?f16 ?f17 ?f18 ?f19 ?f16 ?f20 ?f21 ?f19" draw:type="non-primitive" draw:enhanced-path="M 180 46 L 180 261 120 261 120 46 0 46 0 0 300 0 300 4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0"/><draw:equation draw:name="f7" draw:formula="?f4 / 261"/><draw:equation draw:name="f8" draw:formula="53812 * ?f5 / 300"/><draw:equation draw:name="f9" draw:formula="0 * ?f4 / 261"/><draw:equation draw:name="f10" draw:formula="0 * ?f5 / 300"/><draw:equation draw:name="f11" draw:formula="46817 * ?f4 / 261"/><draw:equation draw:name="f12" draw:formula="93634 * ?f4 / 261"/><draw:equation draw:name="f13" draw:formula="107624 * ?f5 / 300"/><draw:equation draw:name="f14" draw:formula="300 * ?f5 / 300"/><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0" draw:style-name="Mgr15" draw:text-style-name="MP2" svg:width="0.301cm" svg:height="0.262cm" svg:x="1.988cm" svg:y="0.005cm"><text:p/><draw:enhanced-geometry svg:viewBox="0 0 301 262" draw:text-areas="?f18 ?f17 ?f22 ?f23" draw:glue-points="?f16 ?f17 ?f18 ?f19 ?f16 ?f20 ?f21 ?f19" draw:type="non-primitive" draw:enhanced-path="M 180 47 L 180 261 181 261 120 261 C 121 261 121 261 121 261 L 121 47 C 121 47 121 46 120 46 L 1 46 1 47 1 1 300 1 300 47 300 46 181 46 C 180 46 180 47 180 47 Z M 301 47 L 301 1 C 301 0 301 0 300 0 L 1 0 C 0 0 0 0 0 1 L 0 47 C 0 47 0 48 1 48 L 120 48 120 47 120 261 C 120 262 120 262 120 262 L 181 262 181 261 181 47 181 48 300 48 C 301 48 301 47 301 47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1"/><draw:equation draw:name="f7" draw:formula="?f4 / 262"/><draw:equation draw:name="f8" draw:formula="53995 * ?f5 / 301"/><draw:equation draw:name="f9" draw:formula="0 * ?f4 / 262"/><draw:equation draw:name="f10" draw:formula="0 * ?f5 / 301"/><draw:equation draw:name="f11" draw:formula="47000 * ?f4 / 262"/><draw:equation draw:name="f12" draw:formula="94000 * ?f4 / 262"/><draw:equation draw:name="f13" draw:formula="107990 * ?f5 / 301"/><draw:equation draw:name="f14" draw:formula="301 * ?f5 / 301"/><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21" draw:style-name="Mgr2"><draw:custom-shape draw:name="AutoShape 22" draw:style-name="Mgr5" draw:text-style-name="MP2" svg:width="0.355cm" svg:height="0.258cm" svg:x="2.267cm" svg:y="0.007cm"><text:p/><draw:enhanced-geometry svg:viewBox="0 0 355 261" draw:text-areas="?f18 ?f17 ?f22 ?f23" draw:glue-points="?f16 ?f17 ?f18 ?f19 ?f16 ?f20 ?f21 ?f19" draw:type="non-primitive" draw:enhanced-path="M 175 51 L 231 157 117 157 Z M 118 155 L 149 98 314 98 345 155 413 155 264 -106 205 -106 58 15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5"/><draw:equation draw:name="f7" draw:formula="?f4 / 261"/><draw:equation draw:name="f8" draw:formula="63734 * ?f5 / 355"/><draw:equation draw:name="f9" draw:formula="0 * ?f4 / 261"/><draw:equation draw:name="f10" draw:formula="0 * ?f5 / 355"/><draw:equation draw:name="f11" draw:formula="46817 * ?f4 / 261"/><draw:equation draw:name="f12" draw:formula="93634 * ?f4 / 261"/><draw:equation draw:name="f13" draw:formula="127467 * ?f5 / 355"/><draw:equation draw:name="f14" draw:formula="355 * ?f5 / 355"/><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3" draw:style-name="Mgr6" draw:text-style-name="MP2" svg:width="0.115cm" svg:height="0.108cm" svg:x="2.383cm" svg:y="0.056cm"><text:p/><draw:enhanced-geometry svg:viewBox="0 0 116 108" draw:text-areas="?f18 ?f17 ?f22 ?f23" draw:glue-points="?f16 ?f17 ?f18 ?f19 ?f16 ?f20 ?f21 ?f19" draw:type="non-primitive" draw:enhanced-path="M 58 1 L 114 107 115 106 1 106 1 107 C 1 108 1 107 1 107 L 59 1 Z M 0 108 L 114 108 C 114 108 114 107 115 107 116 107 115 107 115 107 L 58 0 57 0 1 107 C 1 107 1 108 0 10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6"/><draw:equation draw:name="f7" draw:formula="?f4 / 108"/><draw:equation draw:name="f8" draw:formula="20711 * ?f5 / 116"/><draw:equation draw:name="f9" draw:formula="0 * ?f4 / 108"/><draw:equation draw:name="f10" draw:formula="0 * ?f5 / 116"/><draw:equation draw:name="f11" draw:formula="19248 * ?f4 / 108"/><draw:equation draw:name="f12" draw:formula="38496 * ?f4 / 108"/><draw:equation draw:name="f13" draw:formula="41422 * ?f5 / 116"/><draw:equation draw:name="f14" draw:formula="116 * ?f5 / 116"/><draw:equation draw:name="f15" draw:formula="108 * ?f4 / 10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4" draw:style-name="Mgr7" draw:text-style-name="MP2" svg:width="0.355cm" svg:height="0.262cm" svg:x="2.267cm" svg:y="0.005cm"><text:p/><draw:enhanced-geometry svg:viewBox="0 0 357 262" draw:text-areas="?f18 ?f17 ?f22 ?f23" draw:glue-points="?f16 ?f17 ?f18 ?f19 ?f16 ?f20 ?f21 ?f19" draw:type="non-primitive" draw:enhanced-path="M 62 262 L 92 205 C 92 205 92 206 91 206 L 257 206 C 256 206 256 205 256 205 L 287 262 C 288 262 288 262 288 262 L 356 262 357 262 357 261 207 0 148 0 0 261 0 262 1 262 61 262 Z M 2 262 L 150 1 149 1 208 1 C 207 1 207 1 207 1 L 356 262 356 261 357 261 289 261 290 261 258 205 C 258 204 258 204 258 204 L 92 204 92 205 62 261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7"/><draw:equation draw:name="f7" draw:formula="?f4 / 262"/><draw:equation draw:name="f8" draw:formula="64099 * ?f5 / 357"/><draw:equation draw:name="f9" draw:formula="0 * ?f4 / 262"/><draw:equation draw:name="f10" draw:formula="0 * ?f5 / 357"/><draw:equation draw:name="f11" draw:formula="47000 * ?f4 / 262"/><draw:equation draw:name="f12" draw:formula="94000 * ?f4 / 262"/><draw:equation draw:name="f13" draw:formula="128198 * ?f5 / 357"/><draw:equation draw:name="f14" draw:formula="357 * ?f5 / 357"/><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25" draw:style-name="Mgr2"><draw:custom-shape draw:name="AutoShape 26" draw:style-name="Mgr16" draw:text-style-name="MP2" svg:width="0.288cm" svg:height="0.128cm" svg:x="2.588cm" svg:y="0.002cm"><text:p/><draw:enhanced-geometry svg:viewBox="0 0 290 129" draw:text-areas="?f18 ?f17 ?f22 ?f23" draw:glue-points="?f16 ?f17 ?f18 ?f19 ?f16 ?f20 ?f21 ?f19" draw:type="non-primitive" draw:enhanced-path="M 30 21 C 33 19 36 18 40 18 47 18 51 20 53 22 56 24 57 27 57 32 L 57 34 C 53 36 45 38 33 40 25 42 19 44 14 46 9 48 6 51 4 55 1 59 0 64 0 69 0 77 3 83 8 89 14 94 21 96 30 96 36 96 41 95 45 93 50 91 55 88 59 84 59 84 59 85 60 87 60 90 61 92 62 94 L 86 94 C 84 90 83 85 82 82 81 78 81 72 81 64 L 81 35 C 81 25 80 18 78 14 76 10 72 6 66 4 61 1 53 0 42 0 30 0 21 2 15 6 9 11 5 17 2 26 L 24 30 C 26 26 28 23 30 21 Z M 57 55 C 57 61 57 65 56 67 55 70 53 73 50 75 46 78 42 79 38 79 34 79 31 78 28 75 26 73 24 70 24 67 24 63 26 60 29 58 31 57 36 55 42 54 49 52 54 51 57 50 Z M 104 134 L 128 134 128 88 C 133 93 137 96 142 98 146 100 150 101 155 101 166 101 175 97 183 89 191 81 194 68 194 53 194 38 190 26 183 18 175 9 166 5 156 5 149 5 144 6 139 9 134 12 130 16 127 20 L 127 7 104 7 Z M 134 158 C 138 153 143 151 149 151 155 151 159 153 163 158 167 163 169 170 169 180 169 190 167 198 163 202 160 207 155 209 149 209 143 209 138 206 134 202 130 197 128 189 128 178 128 169 130 163 134 158 Z M 219 221 C 226 226 236 228 249 228 262 228 273 225 280 219 287 213 290 206 290 197 290 190 288 184 283 179 278 175 269 171 256 168 243 165 235 163 233 161 231 160 230 159 230 157 230 155 231 153 233 152 236 150 240 149 247 149 252 149 256 150 259 152 262 154 263 157 264 160 L 287 156 C 285 148 281 142 275 138 269 134 259 132 247 132 233 132 224 135 217 140 211 146 208 152 208 160 208 169 212 176 219 181 224 185 237 189 256 193 260 194 263 195 264 196 265 197 266 199 266 201 266 204 265 206 263 207 260 210 255 211 249 211 243 211 239 210 235 207 231 204 230 201 229 197 L 205 200 C 207 209 212 216 219 22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90"/><draw:equation draw:name="f7" draw:formula="?f4 / 129"/><draw:equation draw:name="f8" draw:formula="52029 * ?f5 / 290"/><draw:equation draw:name="f9" draw:formula="0 * ?f4 / 129"/><draw:equation draw:name="f10" draw:formula="0 * ?f5 / 290"/><draw:equation draw:name="f11" draw:formula="23043 * ?f4 / 129"/><draw:equation draw:name="f12" draw:formula="46085 * ?f4 / 129"/><draw:equation draw:name="f13" draw:formula="104058 * ?f5 / 290"/><draw:equation draw:name="f14" draw:formula="290 * ?f5 / 290"/><draw:equation draw:name="f15" draw:formula="129 * ?f4 / 129"/><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7" draw:style-name="Mgr17" draw:text-style-name="MP2" svg:width="0.085cm" svg:height="0.098cm" svg:x="2.588cm" svg:y="0cm"><text:p/><draw:enhanced-geometry svg:viewBox="0 0 88 98" draw:text-areas="?f18 ?f17 ?f22 ?f23" draw:glue-points="?f16 ?f17 ?f18 ?f19 ?f16 ?f20 ?f21 ?f19" draw:type="non-primitive" draw:enhanced-path="M 31 22 C 34 21 37 20 41 20 47 20 52 21 54 23 56 25 57 28 57 32 L 57 35 57 34 C 53 36 45 38 34 40 26 42 19 44 14 46 10 48 6 51 4 56 1 60 0 64 0 70 0 78 3 85 8 90 13 95 22 98 31 98 37 98 42 97 46 95 51 93 56 89 60 85 L 59 85 C 59 85 59 86 60 88 61 91 61 93 62 95 L 63 95 87 95 88 95 88 94 C 85 90 84 86 83 82 82 78 82 72 82 64 L 82 36 C 82 25 81 18 79 14 77 10 73 7 68 4 62 1 54 0 43 0 31 0 22 2 16 7 9 11 5 18 3 27 2 27 2 27 3 27 L 3 28 25 32 26 31 C 27 27 29 24 31 22 Z M 25 30 L 3 26 C 4 26 4 26 4 27 6 18 10 12 16 8 22 4 31 1 43 1 54 1 62 3 67 5 72 7 76 11 78 15 80 19 81 26 81 36 L 81 64 C 81 72 81 78 82 82 83 86 84 90 86 95 L 86 94 87 94 63 94 C 63 93 62 91 61 87 61 86 60 85 60 84 59 84 59 84 59 84 55 88 50 91 46 93 41 95 36 96 31 96 22 96 15 94 9 89 4 84 1 77 1 70 1 65 3 60 5 56 7 52 11 49 15 47 20 45 26 43 34 42 46 39 54 37 58 36 58 35 58 35 58 35 L 58 32 C 58 27 57 24 55 22 52 20 48 18 41 18 37 18 33 19 31 21 28 23 26 26 24 31 24 30 25 30 25 3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8"/><draw:equation draw:name="f7" draw:formula="?f4 / 98"/><draw:equation draw:name="f8" draw:formula="15682 * ?f5 / 88"/><draw:equation draw:name="f9" draw:formula="0 * ?f4 / 98"/><draw:equation draw:name="f10" draw:formula="0 * ?f5 / 88"/><draw:equation draw:name="f11" draw:formula="17465 * ?f4 / 98"/><draw:equation draw:name="f12" draw:formula="34930 * ?f4 / 98"/><draw:equation draw:name="f13" draw:formula="31363 * ?f5 / 88"/><draw:equation draw:name="f14" draw:formula="88 * ?f5 / 88"/><draw:equation draw:name="f15" draw:formula="98 * ?f4 / 9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8" draw:style-name="Mgr18" draw:text-style-name="MP2" svg:width="0.034cm" svg:height="0.031cm" svg:x="2.611cm" svg:y="0.049cm"><text:p/><draw:enhanced-geometry svg:viewBox="0 0 34 31" draw:text-areas="?f18 ?f17 ?f22 ?f23" draw:glue-points="?f16 ?f17 ?f18 ?f19 ?f16 ?f20 ?f21 ?f19" draw:type="non-primitive" draw:enhanced-path="M 33 6 C 33 11 32 15 32 17 31 20 29 23 26 25 22 28 18 29 14 29 10 29 7 28 5 26 3 23 1 21 1 17 1 14 3 11 6 9 8 8 12 7 19 5 26 4 31 2 34 1 33 1 33 1 33 1 Z M 33 5 C 30 6 25 7 18 9 12 10 7 12 5 13 2 16 0 19 0 22 0 26 1 29 4 32 7 34 10 36 14 36 19 36 23 34 27 31 30 29 32 26 33 23 34 21 34 17 34 11 L 34 6 C 34 5 34 5 34 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draw:equation draw:name="f7" draw:formula="?f4 / 31"/><draw:equation draw:name="f8" draw:formula="5944 * ?f5 / 34"/><draw:equation draw:name="f9" draw:formula="0 * ?f4 / 31"/><draw:equation draw:name="f10" draw:formula="0 * ?f5 / 34"/><draw:equation draw:name="f11" draw:formula="5395 * ?f4 / 31"/><draw:equation draw:name="f12" draw:formula="10789 * ?f4 / 31"/><draw:equation draw:name="f13" draw:formula="11887 * ?f5 / 34"/><draw:equation draw:name="f14" draw:formula="34 * ?f5 / 34"/><draw:equation draw:name="f15" draw:formula="31 * ?f4 / 3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9" draw:style-name="Mgr19" draw:text-style-name="MP2" svg:width="0.091cm" svg:height="0.13cm" svg:x="2.692cm" svg:y="0cm"><text:p/><draw:enhanced-geometry svg:viewBox="0 0 91 130" draw:text-areas="?f18 ?f17 ?f22 ?f23" draw:glue-points="?f16 ?f17 ?f18 ?f19 ?f16 ?f20 ?f21 ?f19" draw:type="non-primitive" draw:enhanced-path="M 1 130 L 25 130 26 130 26 84 25 84 C 29 89 34 93 38 95 42 97 47 98 52 98 63 98 72 93 80 85 88 76 91 64 91 48 91 33 88 21 80 13 72 4 63 0 52 0 46 0 40 1 35 4 30 7 26 11 23 16 23 15 23 15 24 15 25 15 24 16 24 16 L 24 3 C 24 2 24 2 24 2 L 1 2 C 0 2 0 2 0 3 L 0 130 Z M 2 3 L 25 3 C 24 3 24 3 24 3 L 24 16 24 17 C 24 17 25 17 25 16 28 12 32 8 37 6 42 4 47 1 53 1 64 1 73 6 80 14 87 22 91 34 91 48 91 64 87 75 80 84 72 92 63 96 53 96 48 96 43 95 39 93 35 91 31 88 27 83 26 83 26 83 26 83 26 83 25 83 25 84 L 25 130 C 25 129 26 129 26 129 L 2 129 2 13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draw:equation draw:name="f7" draw:formula="?f4 / 130"/><draw:equation draw:name="f8" draw:formula="16185 * ?f5 / 91"/><draw:equation draw:name="f9" draw:formula="0 * ?f4 / 130"/><draw:equation draw:name="f10" draw:formula="0 * ?f5 / 91"/><draw:equation draw:name="f11" draw:formula="23226 * ?f4 / 130"/><draw:equation draw:name="f12" draw:formula="46451 * ?f4 / 130"/><draw:equation draw:name="f13" draw:formula="32369 * ?f5 / 91"/><draw:equation draw:name="f14" draw:formula="91 * ?f5 / 91"/><draw:equation draw:name="f15" draw:formula="130 * ?f4 / 130"/><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30" draw:style-name="Mgr20" draw:text-style-name="MP2" svg:width="0.041cm" svg:height="0.057cm" svg:x="2.715cm" svg:y="0.019cm"><text:p/><draw:enhanced-geometry svg:viewBox="0 0 42 59" draw:text-areas="?f18 ?f17 ?f22 ?f23" draw:glue-points="?f16 ?f17 ?f18 ?f19 ?f16 ?f20 ?f21 ?f19" draw:type="non-primitive" draw:enhanced-path="M 7 8 C 11 4 16 1 21 1 27 1 32 4 35 8 39 13 41 20 41 29 41 39 39 47 36 51 32 56 27 58 22 58 16 58 11 56 7 51 3 46 1 38 1 28 1 19 3 13 7 8 Z M 0 28 C 0 39 2 46 6 52 11 57 16 59 22 59 28 59 33 57 37 52 41 47 42 40 42 29 42 20 40 12 36 7 32 2 27 0 21 0 15 0 10 2 6 7 2 12 0 19 0 2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2"/><draw:equation draw:name="f7" draw:formula="?f4 / 59"/><draw:equation draw:name="f8" draw:formula="7361 * ?f5 / 42"/><draw:equation draw:name="f9" draw:formula="0 * ?f4 / 59"/><draw:equation draw:name="f10" draw:formula="0 * ?f5 / 42"/><draw:equation draw:name="f11" draw:formula="10424 * ?f4 / 59"/><draw:equation draw:name="f12" draw:formula="20848 * ?f4 / 59"/><draw:equation draw:name="f13" draw:formula="14721 * ?f5 / 42"/><draw:equation draw:name="f14" draw:formula="42 * ?f5 / 42"/><draw:equation draw:name="f15" draw:formula="59 * ?f4 / 59"/><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31" draw:style-name="Mgr17" draw:text-style-name="MP2" svg:width="0.085cm" svg:height="0.098cm" svg:x="2.792cm" svg:y="0cm"><text:p/><draw:enhanced-geometry svg:viewBox="0 0 87 98" draw:text-areas="?f18 ?f17 ?f22 ?f23" draw:glue-points="?f16 ?f17 ?f18 ?f19 ?f16 ?f20 ?f21 ?f19" draw:type="non-primitive" draw:enhanced-path="M 15 90 C 22 95 32 98 45 98 58 98 69 95 76 88 83 82 87 75 87 66 87 58 84 52 79 47 74 43 65 39 52 36 39 33 31 31 29 30 28 28 27 27 27 26 27 24 28 22 29 21 32 20 37 19 43 19 48 19 52 20 54 21 57 23 59 26 59 29 60 30 60 30 60 30 L 83 25 C 84 25 84 25 84 25 82 16 77 10 71 6 65 2 55 0 43 0 29 0 19 3 13 8 6 14 3 21 3 29 3 38 7 45 14 50 20 54 32 58 52 62 57 63 59 65 60 65 61 66 61 68 61 69 61 72 60 74 58 75 55 78 51 79 45 79 39 79 35 78 32 75 29 73 27 70 26 65 L 25 65 1 68 C 0 68 0 68 0 69 2 78 7 85 15 90 Z M 1 70 L 25 66 C 25 66 24 66 24 65 25 70 28 74 31 76 34 79 39 80 45 80 51 80 56 79 59 77 61 75 63 72 63 69 63 67 62 66 61 64 59 63 57 62 52 61 33 57 20 53 15 49 8 44 5 38 5 29 5 21 8 15 14 9 20 4 29 1 43 1 55 1 64 3 70 7 76 11 80 17 83 25 82 25 83 25 83 24 L 60 28 C 60 28 61 28 61 29 60 25 58 22 55 20 52 18 48 17 43 17 36 17 32 18 29 20 27 21 26 23 26 26 26 28 26 29 28 31 31 32 38 35 51 38 64 41 73 44 78 48 83 53 86 59 86 66 86 74 82 81 75 87 68 93 58 96 45 96 32 96 22 94 15 89 8 84 4 77 1 69 1 70 1 70 1 7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7"/><draw:equation draw:name="f7" draw:formula="?f4 / 98"/><draw:equation draw:name="f8" draw:formula="15499 * ?f5 / 87"/><draw:equation draw:name="f9" draw:formula="0 * ?f4 / 98"/><draw:equation draw:name="f10" draw:formula="0 * ?f5 / 87"/><draw:equation draw:name="f11" draw:formula="17465 * ?f4 / 98"/><draw:equation draw:name="f12" draw:formula="34930 * ?f4 / 98"/><draw:equation draw:name="f13" draw:formula="30998 * ?f5 / 87"/><draw:equation draw:name="f14" draw:formula="87 * ?f5 / 87"/><draw:equation draw:name="f15" draw:formula="98 * ?f4 / 9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text:tab/><text:tab/>Introduction</text:p>
      </style:header>
      <style:footer>
        <text:p text:style-name="Footer"><text:span text:style-name="MT1"><text:title>Updates services</text:title></text:span><text:span text:style-name="MT1"><text:tab/><text:tab/></text:span><text:span text:style-name="Paginering"><text:span text:style-name="MT1"><text:page-number text:select-page="current">2</text:page-number></text:span></text:span></text:p>
      </style:footer>
    </style:master-page>
    <style:master-page style:name="MPF0" style:page-layout-name="Mpm3" style:next-style-name="MP0"/>
    <style:master-page style:name="MP1" style:page-layout-name="Mpm4">
      <style:header>
        <text:p text:style-name="MP1"><draw:g text:anchor-type="paragraph" draw:z-index="3" draw:name="Group 32" draw:style-name="Mgr1"><draw:g draw:name="Group 33" draw:style-name="Mgr2"><draw:custom-shape draw:name="AutoShape 34" draw:style-name="Mgr3" draw:text-style-name="MP2" svg:width="0.339cm" svg:height="0.258cm" svg:x="0.002cm" svg:y="0.007cm"><text:p/><draw:enhanced-geometry svg:viewBox="0 0 341 261" draw:text-areas="?f18 ?f17 ?f22 ?f23" draw:glue-points="?f16 ?f17 ?f18 ?f19 ?f16 ?f20 ?f21 ?f19" draw:type="non-primitive" draw:enhanced-path="M 0 261 L 0 0 49 0 172 158 292 0 341 0 341 261 284 261 284 100 C 284 96 284 93 285 88 285 83 286 78 286 72 283 78 280 84 278 88 275 93 273 96 271 99 L 173 229 161 229 63 99 C 60 94 57 89 54 85 51 81 49 76 48 72 48 77 49 82 49 87 49 91 49 95 49 100 L 49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1"/><draw:equation draw:name="f7" draw:formula="?f4 / 261"/><draw:equation draw:name="f8" draw:formula="61219 * ?f5 / 341"/><draw:equation draw:name="f9" draw:formula="0 * ?f4 / 261"/><draw:equation draw:name="f10" draw:formula="0 * ?f5 / 341"/><draw:equation draw:name="f11" draw:formula="46817 * ?f4 / 261"/><draw:equation draw:name="f12" draw:formula="93634 * ?f4 / 261"/><draw:equation draw:name="f13" draw:formula="122438 * ?f5 / 341"/><draw:equation draw:name="f14" draw:formula="341 * ?f5 / 341"/><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35" draw:style-name="Mgr4" draw:text-style-name="MP2" svg:width="0.339cm" svg:height="0.262cm" svg:x="0cm" svg:y="0.005cm"><text:p/><draw:enhanced-geometry svg:viewBox="0 0 342 262" draw:text-areas="?f18 ?f17 ?f22 ?f23" draw:glue-points="?f16 ?f17 ?f18 ?f19 ?f16 ?f20 ?f21 ?f19" draw:type="non-primitive" draw:enhanced-path="M 1 261 L 1 1 50 1 49 1 172 159 173 159 293 1 341 1 341 261 285 261 285 100 C 285 97 286 93 286 89 286 83 287 78 288 72 L 287 72 286 72 C 283 79 280 84 278 89 275 93 273 97 271 99 L 173 229 174 229 162 229 65 99 C 61 94 58 89 55 85 53 81 51 77 49 72 L 48 72 48 73 C 48 78 49 83 49 88 49 92 49 96 49 100 L 49 261 50 261 Z M 2 261 L 2 100 C 2 96 1 92 1 87 1 83 1 78 0 73 L 1 73 C 0 77 3 81 5 86 8 90 11 95 14 100 L 112 230 C 112 231 113 231 113 231 L 125 231 125 230 223 100 C 225 97 227 94 230 89 232 85 235 79 239 73 238 73 238 73 238 73 237 73 237 73 237 72 237 78 236 83 236 88 235 93 235 97 235 100 L 235 261 C 235 262 235 262 236 262 L 292 262 C 293 262 293 262 293 261 L 293 1 C 293 0 293 0 292 0 L 244 0 C 243 0 243 0 243 0 L 123 158 123 157 124 158 1 0 48 0 C 49 0 49 0 49 1 L 49 261 C 49 262 49 262 48 262 L 1 262 C 1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2"/><draw:equation draw:name="f7" draw:formula="?f4 / 262"/><draw:equation draw:name="f8" draw:formula="61402 * ?f5 / 342"/><draw:equation draw:name="f9" draw:formula="0 * ?f4 / 262"/><draw:equation draw:name="f10" draw:formula="0 * ?f5 / 342"/><draw:equation draw:name="f11" draw:formula="47000 * ?f4 / 262"/><draw:equation draw:name="f12" draw:formula="94000 * ?f4 / 262"/><draw:equation draw:name="f13" draw:formula="122803 * ?f5 / 342"/><draw:equation draw:name="f14" draw:formula="342 * ?f5 / 342"/><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36" draw:style-name="Mgr2"><draw:custom-shape draw:name="AutoShape 37" draw:style-name="Mgr5" draw:text-style-name="MP2" svg:width="0.355cm" svg:height="0.258cm" svg:x="0.407cm" svg:y="0.007cm"><text:p/><draw:enhanced-geometry svg:viewBox="0 0 355 261" draw:text-areas="?f18 ?f17 ?f22 ?f23" draw:glue-points="?f16 ?f17 ?f18 ?f19 ?f16 ?f20 ?f21 ?f19" draw:type="non-primitive" draw:enhanced-path="M 175 51 L 231 157 117 157 Z M 118 155 L 149 98 314 98 345 155 413 155 264 -106 205 -106 58 15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5"/><draw:equation draw:name="f7" draw:formula="?f4 / 261"/><draw:equation draw:name="f8" draw:formula="63734 * ?f5 / 355"/><draw:equation draw:name="f9" draw:formula="0 * ?f4 / 261"/><draw:equation draw:name="f10" draw:formula="0 * ?f5 / 355"/><draw:equation draw:name="f11" draw:formula="46817 * ?f4 / 261"/><draw:equation draw:name="f12" draw:formula="93634 * ?f4 / 261"/><draw:equation draw:name="f13" draw:formula="127467 * ?f5 / 355"/><draw:equation draw:name="f14" draw:formula="355 * ?f5 / 355"/><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38" draw:style-name="Mgr6" draw:text-style-name="MP2" svg:width="0.115cm" svg:height="0.108cm" svg:x="0.524cm" svg:y="0.056cm"><text:p/><draw:enhanced-geometry svg:viewBox="0 0 116 108" draw:text-areas="?f18 ?f17 ?f22 ?f23" draw:glue-points="?f16 ?f17 ?f18 ?f19 ?f16 ?f20 ?f21 ?f19" draw:type="non-primitive" draw:enhanced-path="M 58 1 L 114 107 115 106 1 106 1 107 C 1 108 1 107 1 107 L 59 1 Z M 0 108 L 114 108 C 114 108 114 107 115 107 L 58 0 C 57 0 57 0 57 0 L 1 107 C 1 107 1 108 0 10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6"/><draw:equation draw:name="f7" draw:formula="?f4 / 108"/><draw:equation draw:name="f8" draw:formula="20711 * ?f5 / 116"/><draw:equation draw:name="f9" draw:formula="0 * ?f4 / 108"/><draw:equation draw:name="f10" draw:formula="0 * ?f5 / 116"/><draw:equation draw:name="f11" draw:formula="19248 * ?f4 / 108"/><draw:equation draw:name="f12" draw:formula="38496 * ?f4 / 108"/><draw:equation draw:name="f13" draw:formula="41422 * ?f5 / 116"/><draw:equation draw:name="f14" draw:formula="116 * ?f5 / 116"/><draw:equation draw:name="f15" draw:formula="108 * ?f4 / 10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39" draw:style-name="Mgr7" draw:text-style-name="MP2" svg:width="0.355cm" svg:height="0.262cm" svg:x="0.407cm" svg:y="0.005cm"><text:p/><draw:enhanced-geometry svg:viewBox="0 0 357 262" draw:text-areas="?f18 ?f17 ?f22 ?f23" draw:glue-points="?f16 ?f17 ?f18 ?f19 ?f16 ?f20 ?f21 ?f19" draw:type="non-primitive" draw:enhanced-path="M 62 262 L 92 205 C 92 205 92 206 91 206 L 257 206 C 256 206 256 205 256 205 L 287 262 C 288 262 288 262 288 262 L 356 262 357 262 357 261 207 0 148 0 0 261 0 262 1 262 61 262 Z M 2 262 L 150 1 149 1 208 1 C 207 1 207 1 207 1 L 357 262 C 356 262 356 261 357 261 358 261 357 261 357 261 L 289 261 290 261 258 205 C 258 204 258 204 258 204 L 92 204 92 205 62 261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7"/><draw:equation draw:name="f7" draw:formula="?f4 / 262"/><draw:equation draw:name="f8" draw:formula="64099 * ?f5 / 357"/><draw:equation draw:name="f9" draw:formula="0 * ?f4 / 262"/><draw:equation draw:name="f10" draw:formula="0 * ?f5 / 357"/><draw:equation draw:name="f11" draw:formula="47000 * ?f4 / 262"/><draw:equation draw:name="f12" draw:formula="94000 * ?f4 / 262"/><draw:equation draw:name="f13" draw:formula="128198 * ?f5 / 357"/><draw:equation draw:name="f14" draw:formula="357 * ?f5 / 357"/><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40" draw:style-name="Mgr2"><draw:custom-shape draw:name="AutoShape 41" draw:style-name="Mgr8" draw:text-style-name="MP2" svg:width="0.309cm" svg:height="0.258cm" svg:x="0.822cm" svg:y="0.007cm"><text:p/><draw:enhanced-geometry svg:viewBox="0 0 309 261" draw:text-areas="?f18 ?f17 ?f22 ?f23" draw:glue-points="?f16 ?f17 ?f18 ?f19 ?f16 ?f20 ?f21 ?f19" draw:type="non-primitive" draw:enhanced-path="M 251 46 L 60 46 60 212 251 212 251 154 150 154 150 109 309 109 309 199 C 309 223 305 239 296 248 287 256 270 261 245 261 L 64 261 C 39 261 22 256 13 248 4 239 0 223 0 199 L 0 62 C 0 38 4 22 13 13 22 4 39 0 64 0 L 245 0 C 270 0 286 4 296 13 304 21 309 37 309 59 L 309 65 251 7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9"/><draw:equation draw:name="f7" draw:formula="?f4 / 261"/><draw:equation draw:name="f8" draw:formula="55458 * ?f5 / 309"/><draw:equation draw:name="f9" draw:formula="0 * ?f4 / 261"/><draw:equation draw:name="f10" draw:formula="0 * ?f5 / 309"/><draw:equation draw:name="f11" draw:formula="46817 * ?f4 / 261"/><draw:equation draw:name="f12" draw:formula="93634 * ?f4 / 261"/><draw:equation draw:name="f13" draw:formula="110916 * ?f5 / 309"/><draw:equation draw:name="f14" draw:formula="309 * ?f5 / 309"/><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42" draw:style-name="Mgr9" draw:text-style-name="MP2" svg:width="0.309cm" svg:height="0.262cm" svg:x="0.82cm" svg:y="0.005cm"><text:p/><draw:enhanced-geometry svg:viewBox="0 0 310 262" draw:text-areas="?f18 ?f17 ?f22 ?f23" draw:glue-points="?f16 ?f17 ?f18 ?f19 ?f16 ?f20 ?f21 ?f19" draw:type="non-primitive" draw:enhanced-path="M 251 46 L 61 46 60 47 60 212 C 60 213 61 213 61 213 L 251 213 C 252 213 252 213 252 212 L 252 155 C 252 154 252 154 251 154 L 151 154 C 151 154 152 154 152 155 L 152 110 C 152 111 151 111 151 111 L 310 111 C 309 111 309 111 309 110 L 309 200 C 309 223 305 240 296 248 287 256 270 261 246 261 L 65 261 C 40 261 23 256 14 248 6 240 1 223 1 200 L 1 62 C 1 39 6 23 14 14 23 6 40 1 65 1 L 246 1 C 270 1 287 6 296 14 305 22 309 38 309 60 L 309 66 C 309 66 309 65 310 65 L 251 76 252 76 252 77 252 47 C 252 47 252 46 251 46 Z M 251 77 L 310 67 310 66 310 60 C 310 37 306 22 297 13 288 4 270 0 246 0 L 65 0 C 40 0 22 4 13 13 5 22 0 39 0 62 L 0 200 C 0 224 5 240 13 249 22 258 40 262 65 262 L 246 262 C 271 262 288 258 297 249 306 240 310 224 310 200 L 310 110 310 109 151 109 150 110 150 155 151 155 251 155 251 212 61 212 62 212 62 47 61 48 251 48 251 47 C 251 47 251 78 251 77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10"/><draw:equation draw:name="f7" draw:formula="?f4 / 262"/><draw:equation draw:name="f8" draw:formula="55641 * ?f5 / 310"/><draw:equation draw:name="f9" draw:formula="0 * ?f4 / 262"/><draw:equation draw:name="f10" draw:formula="0 * ?f5 / 310"/><draw:equation draw:name="f11" draw:formula="47000 * ?f4 / 262"/><draw:equation draw:name="f12" draw:formula="94000 * ?f4 / 262"/><draw:equation draw:name="f13" draw:formula="111282 * ?f5 / 310"/><draw:equation draw:name="f14" draw:formula="310 * ?f5 / 310"/><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43" draw:style-name="Mgr2"><draw:custom-shape draw:name="AutoShape 44" draw:style-name="Mgr10" draw:text-style-name="MP2" svg:width="0.269cm" svg:height="0.258cm" svg:x="1.247cm" svg:y="0.007cm"><text:p/><draw:enhanced-geometry svg:viewBox="0 0 269 261" draw:text-areas="?f18 ?f17 ?f22 ?f23" draw:glue-points="?f16 ?f17 ?f18 ?f19 ?f16 ?f20 ?f21 ?f19" draw:type="non-primitive" draw:enhanced-path="M 0 261 L 0 0 266 0 266 45 60 45 60 102 181 102 181 147 60 147 60 212 269 212 269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69"/><draw:equation draw:name="f7" draw:formula="?f4 / 261"/><draw:equation draw:name="f8" draw:formula="48235 * ?f5 / 269"/><draw:equation draw:name="f9" draw:formula="0 * ?f4 / 261"/><draw:equation draw:name="f10" draw:formula="0 * ?f5 / 269"/><draw:equation draw:name="f11" draw:formula="46817 * ?f4 / 261"/><draw:equation draw:name="f12" draw:formula="93634 * ?f4 / 261"/><draw:equation draw:name="f13" draw:formula="96469 * ?f5 / 269"/><draw:equation draw:name="f14" draw:formula="269 * ?f5 / 269"/><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45" draw:style-name="Mgr11" draw:text-style-name="MP2" svg:width="0.272cm" svg:height="0.262cm" svg:x="1.247cm" svg:y="0.005cm"><text:p/><draw:enhanced-geometry svg:viewBox="0 0 271 262" draw:text-areas="?f18 ?f17 ?f22 ?f23" draw:glue-points="?f16 ?f17 ?f18 ?f19 ?f16 ?f20 ?f21 ?f19" draw:type="non-primitive" draw:enhanced-path="M 1 261 L 1 1 267 1 266 1 266 45 267 45 61 45 60 45 60 103 61 103 182 103 C 181 103 181 103 181 103 L 181 147 182 147 61 147 60 147 60 212 C 60 213 61 213 61 213 L 270 213 C 269 213 269 213 269 212 L 269 261 270 261 Z M 2 261 L 2 212 1 212 208 212 207 212 207 147 C 207 148 208 148 208 148 L 87 148 87 147 87 103 C 87 102 87 102 87 102 L 208 102 C 208 102 207 102 207 103 L 207 45 C 207 46 208 46 208 46 L 2 46 C 2 46 1 46 1 45 L 1 1 C 1 0 2 0 2 0 L 268 0 C 269 0 269 0 269 1 L 269 261 C 269 262 269 262 268 262 L 1 262 C 1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71"/><draw:equation draw:name="f7" draw:formula="?f4 / 262"/><draw:equation draw:name="f8" draw:formula="48600 * ?f5 / 271"/><draw:equation draw:name="f9" draw:formula="0 * ?f4 / 262"/><draw:equation draw:name="f10" draw:formula="0 * ?f5 / 271"/><draw:equation draw:name="f11" draw:formula="47000 * ?f4 / 262"/><draw:equation draw:name="f12" draw:formula="94000 * ?f4 / 262"/><draw:equation draw:name="f13" draw:formula="97200 * ?f5 / 271"/><draw:equation draw:name="f14" draw:formula="271 * ?f5 / 271"/><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46" draw:style-name="Mgr2"><draw:custom-shape draw:name="AutoShape 47" draw:style-name="Mgr12" draw:text-style-name="MP2" svg:width="0.304cm" svg:height="0.258cm" svg:x="1.617cm" svg:y="0.007cm"><text:p/><draw:enhanced-geometry svg:viewBox="0 0 306 261" draw:text-areas="?f18 ?f17 ?f22 ?f23" draw:glue-points="?f16 ?f17 ?f18 ?f19 ?f16 ?f20 ?f21 ?f19" draw:type="non-primitive" draw:enhanced-path="M 0 261 L 0 0 41 0 224 154 C 231 159 236 164 241 168 246 173 250 177 254 182 253 167 252 157 252 151 252 145 251 140 251 137 L 251 0 306 0 306 261 265 261 74 100 C 69 96 65 92 62 89 58 85 55 82 52 78 53 87 54 94 54 101 55 108 55 115 55 120 L 55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6"/><draw:equation draw:name="f7" draw:formula="?f4 / 261"/><draw:equation draw:name="f8" draw:formula="54910 * ?f5 / 306"/><draw:equation draw:name="f9" draw:formula="0 * ?f4 / 261"/><draw:equation draw:name="f10" draw:formula="0 * ?f5 / 306"/><draw:equation draw:name="f11" draw:formula="46817 * ?f4 / 261"/><draw:equation draw:name="f12" draw:formula="93634 * ?f4 / 261"/><draw:equation draw:name="f13" draw:formula="109819 * ?f5 / 306"/><draw:equation draw:name="f14" draw:formula="306 * ?f5 / 306"/><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48" draw:style-name="Mgr13" draw:text-style-name="MP2" svg:width="0.308cm" svg:height="0.262cm" svg:x="1.617cm" svg:y="0.005cm"><text:p/><draw:enhanced-geometry svg:viewBox="0 0 308 262" draw:text-areas="?f18 ?f17 ?f22 ?f23" draw:glue-points="?f16 ?f17 ?f18 ?f19 ?f16 ?f20 ?f21 ?f19" draw:type="non-primitive" draw:enhanced-path="M 1 261 L 1 1 42 1 225 155 C 231 160 236 165 241 169 246 173 250 178 254 183 254 183 255 184 255 183 254 170 254 159 253 152 253 146 253 141 253 138 L 253 1 252 1 307 1 306 1 306 261 307 261 266 261 75 100 C 71 96 67 93 63 89 60 86 57 82 54 79 53 78 53 78 53 79 52 79 52 79 52 79 53 88 54 95 54 102 55 109 55 115 55 121 L 55 261 Z M 2 261 L 2 121 C 2 115 2 109 2 102 1 95 1 88 0 79 0 79 0 80 1 80 L 2 80 C 2 83 5 87 8 90 12 94 16 97 20 101 L 211 262 212 262 253 262 C 253 262 254 262 254 261 L 254 1 C 254 0 253 0 253 0 L 198 0 C 198 0 197 0 197 1 L 197 138 C 197 141 198 146 198 152 198 159 199 170 200 183 200 182 200 182 200 182 201 182 201 182 201 182 197 177 193 173 188 168 183 164 178 159 172 154 L 12 0 53 0 C 54 0 54 0 54 1 L 54 261 C 54 262 54 262 53 262 L 1 262 C 2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8"/><draw:equation draw:name="f7" draw:formula="?f4 / 262"/><draw:equation draw:name="f8" draw:formula="55275 * ?f5 / 308"/><draw:equation draw:name="f9" draw:formula="0 * ?f4 / 262"/><draw:equation draw:name="f10" draw:formula="0 * ?f5 / 308"/><draw:equation draw:name="f11" draw:formula="47000 * ?f4 / 262"/><draw:equation draw:name="f12" draw:formula="94000 * ?f4 / 262"/><draw:equation draw:name="f13" draw:formula="110550 * ?f5 / 308"/><draw:equation draw:name="f14" draw:formula="308 * ?f5 / 308"/><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49" draw:style-name="Mgr2"><draw:custom-shape draw:name="AutoShape 50" draw:style-name="Mgr14" draw:text-style-name="MP2" svg:width="0.299cm" svg:height="0.258cm" svg:x="1.988cm" svg:y="0.007cm"><text:p/><draw:enhanced-geometry svg:viewBox="0 0 300 261" draw:text-areas="?f18 ?f17 ?f22 ?f23" draw:glue-points="?f16 ?f17 ?f18 ?f19 ?f16 ?f20 ?f21 ?f19" draw:type="non-primitive" draw:enhanced-path="M 180 46 L 180 261 120 261 120 46 0 46 0 0 300 0 300 4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0"/><draw:equation draw:name="f7" draw:formula="?f4 / 261"/><draw:equation draw:name="f8" draw:formula="53812 * ?f5 / 300"/><draw:equation draw:name="f9" draw:formula="0 * ?f4 / 261"/><draw:equation draw:name="f10" draw:formula="0 * ?f5 / 300"/><draw:equation draw:name="f11" draw:formula="46817 * ?f4 / 261"/><draw:equation draw:name="f12" draw:formula="93634 * ?f4 / 261"/><draw:equation draw:name="f13" draw:formula="107624 * ?f5 / 300"/><draw:equation draw:name="f14" draw:formula="300 * ?f5 / 300"/><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51" draw:style-name="Mgr15" draw:text-style-name="MP2" svg:width="0.301cm" svg:height="0.262cm" svg:x="1.988cm" svg:y="0.005cm"><text:p/><draw:enhanced-geometry svg:viewBox="0 0 301 262" draw:text-areas="?f18 ?f17 ?f22 ?f23" draw:glue-points="?f16 ?f17 ?f18 ?f19 ?f16 ?f20 ?f21 ?f19" draw:type="non-primitive" draw:enhanced-path="M 180 47 L 180 261 181 261 120 261 C 121 261 121 261 121 261 L 121 47 C 121 47 121 46 120 46 L 1 46 1 47 1 1 300 1 300 47 300 46 181 46 C 180 46 180 47 180 47 Z M 301 47 L 301 1 C 301 0 301 0 300 0 L 1 0 C 0 0 0 0 0 1 L 0 47 C 0 47 0 48 1 48 L 120 48 120 47 120 261 C 120 262 120 262 120 262 L 181 262 181 261 181 47 181 48 300 48 C 301 48 301 47 301 47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1"/><draw:equation draw:name="f7" draw:formula="?f4 / 262"/><draw:equation draw:name="f8" draw:formula="53995 * ?f5 / 301"/><draw:equation draw:name="f9" draw:formula="0 * ?f4 / 262"/><draw:equation draw:name="f10" draw:formula="0 * ?f5 / 301"/><draw:equation draw:name="f11" draw:formula="47000 * ?f4 / 262"/><draw:equation draw:name="f12" draw:formula="94000 * ?f4 / 262"/><draw:equation draw:name="f13" draw:formula="107990 * ?f5 / 301"/><draw:equation draw:name="f14" draw:formula="301 * ?f5 / 301"/><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52" draw:style-name="Mgr2"><draw:custom-shape draw:name="AutoShape 53" draw:style-name="Mgr5" draw:text-style-name="MP2" svg:width="0.355cm" svg:height="0.258cm" svg:x="2.267cm" svg:y="0.007cm"><text:p/><draw:enhanced-geometry svg:viewBox="0 0 355 261" draw:text-areas="?f18 ?f17 ?f22 ?f23" draw:glue-points="?f16 ?f17 ?f18 ?f19 ?f16 ?f20 ?f21 ?f19" draw:type="non-primitive" draw:enhanced-path="M 175 51 L 231 157 117 157 Z M 118 155 L 149 98 314 98 345 155 413 155 264 -106 205 -106 58 15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5"/><draw:equation draw:name="f7" draw:formula="?f4 / 261"/><draw:equation draw:name="f8" draw:formula="63734 * ?f5 / 355"/><draw:equation draw:name="f9" draw:formula="0 * ?f4 / 261"/><draw:equation draw:name="f10" draw:formula="0 * ?f5 / 355"/><draw:equation draw:name="f11" draw:formula="46817 * ?f4 / 261"/><draw:equation draw:name="f12" draw:formula="93634 * ?f4 / 261"/><draw:equation draw:name="f13" draw:formula="127467 * ?f5 / 355"/><draw:equation draw:name="f14" draw:formula="355 * ?f5 / 355"/><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54" draw:style-name="Mgr6" draw:text-style-name="MP2" svg:width="0.115cm" svg:height="0.108cm" svg:x="2.383cm" svg:y="0.056cm"><text:p/><draw:enhanced-geometry svg:viewBox="0 0 116 108" draw:text-areas="?f18 ?f17 ?f22 ?f23" draw:glue-points="?f16 ?f17 ?f18 ?f19 ?f16 ?f20 ?f21 ?f19" draw:type="non-primitive" draw:enhanced-path="M 58 1 L 114 107 115 106 1 106 1 107 C 1 108 1 107 1 107 L 59 1 Z M 0 108 L 114 108 C 114 108 114 107 115 107 116 107 115 107 115 107 L 58 0 57 0 1 107 C 1 107 1 108 0 10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6"/><draw:equation draw:name="f7" draw:formula="?f4 / 108"/><draw:equation draw:name="f8" draw:formula="20711 * ?f5 / 116"/><draw:equation draw:name="f9" draw:formula="0 * ?f4 / 108"/><draw:equation draw:name="f10" draw:formula="0 * ?f5 / 116"/><draw:equation draw:name="f11" draw:formula="19248 * ?f4 / 108"/><draw:equation draw:name="f12" draw:formula="38496 * ?f4 / 108"/><draw:equation draw:name="f13" draw:formula="41422 * ?f5 / 116"/><draw:equation draw:name="f14" draw:formula="116 * ?f5 / 116"/><draw:equation draw:name="f15" draw:formula="108 * ?f4 / 10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55" draw:style-name="Mgr7" draw:text-style-name="MP2" svg:width="0.355cm" svg:height="0.262cm" svg:x="2.267cm" svg:y="0.005cm"><text:p/><draw:enhanced-geometry svg:viewBox="0 0 357 262" draw:text-areas="?f18 ?f17 ?f22 ?f23" draw:glue-points="?f16 ?f17 ?f18 ?f19 ?f16 ?f20 ?f21 ?f19" draw:type="non-primitive" draw:enhanced-path="M 62 262 L 92 205 C 92 205 92 206 91 206 L 257 206 C 256 206 256 205 256 205 L 287 262 C 288 262 288 262 288 262 L 356 262 357 262 357 261 207 0 148 0 0 261 0 262 1 262 61 262 Z M 2 262 L 150 1 149 1 208 1 C 207 1 207 1 207 1 L 356 262 356 261 357 261 289 261 290 261 258 205 C 258 204 258 204 258 204 L 92 204 92 205 62 261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7"/><draw:equation draw:name="f7" draw:formula="?f4 / 262"/><draw:equation draw:name="f8" draw:formula="64099 * ?f5 / 357"/><draw:equation draw:name="f9" draw:formula="0 * ?f4 / 262"/><draw:equation draw:name="f10" draw:formula="0 * ?f5 / 357"/><draw:equation draw:name="f11" draw:formula="47000 * ?f4 / 262"/><draw:equation draw:name="f12" draw:formula="94000 * ?f4 / 262"/><draw:equation draw:name="f13" draw:formula="128198 * ?f5 / 357"/><draw:equation draw:name="f14" draw:formula="357 * ?f5 / 357"/><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56" draw:style-name="Mgr2"><draw:custom-shape draw:name="AutoShape 57" draw:style-name="Mgr16" draw:text-style-name="MP2" svg:width="0.288cm" svg:height="0.128cm" svg:x="2.588cm" svg:y="0.002cm"><text:p/><draw:enhanced-geometry svg:viewBox="0 0 290 129" draw:text-areas="?f18 ?f17 ?f22 ?f23" draw:glue-points="?f16 ?f17 ?f18 ?f19 ?f16 ?f20 ?f21 ?f19" draw:type="non-primitive" draw:enhanced-path="M 30 21 C 33 19 36 18 40 18 47 18 51 20 53 22 56 24 57 27 57 32 L 57 34 C 53 36 45 38 33 40 25 42 19 44 14 46 9 48 6 51 4 55 1 59 0 64 0 69 0 77 3 83 8 89 14 94 21 96 30 96 36 96 41 95 45 93 50 91 55 88 59 84 59 84 59 85 60 87 60 90 61 92 62 94 L 86 94 C 84 90 83 85 82 82 81 78 81 72 81 64 L 81 35 C 81 25 80 18 78 14 76 10 72 6 66 4 61 1 53 0 42 0 30 0 21 2 15 6 9 11 5 17 2 26 L 24 30 C 26 26 28 23 30 21 Z M 57 55 C 57 61 57 65 56 67 55 70 53 73 50 75 46 78 42 79 38 79 34 79 31 78 28 75 26 73 24 70 24 67 24 63 26 60 29 58 31 57 36 55 42 54 49 52 54 51 57 50 Z M 104 134 L 128 134 128 88 C 133 93 137 96 142 98 146 100 150 101 155 101 166 101 175 97 183 89 191 81 194 68 194 53 194 38 190 26 183 18 175 9 166 5 156 5 149 5 144 6 139 9 134 12 130 16 127 20 L 127 7 104 7 Z M 134 158 C 138 153 143 151 149 151 155 151 159 153 163 158 167 163 169 170 169 180 169 190 167 198 163 202 160 207 155 209 149 209 143 209 138 206 134 202 130 197 128 189 128 178 128 169 130 163 134 158 Z M 219 221 C 226 226 236 228 249 228 262 228 273 225 280 219 287 213 290 206 290 197 290 190 288 184 283 179 278 175 269 171 256 168 243 165 235 163 233 161 231 160 230 159 230 157 230 155 231 153 233 152 236 150 240 149 247 149 252 149 256 150 259 152 262 154 263 157 264 160 L 287 156 C 285 148 281 142 275 138 269 134 259 132 247 132 233 132 224 135 217 140 211 146 208 152 208 160 208 169 212 176 219 181 224 185 237 189 256 193 260 194 263 195 264 196 265 197 266 199 266 201 266 204 265 206 263 207 260 210 255 211 249 211 243 211 239 210 235 207 231 204 230 201 229 197 L 205 200 C 207 209 212 216 219 22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90"/><draw:equation draw:name="f7" draw:formula="?f4 / 129"/><draw:equation draw:name="f8" draw:formula="52029 * ?f5 / 290"/><draw:equation draw:name="f9" draw:formula="0 * ?f4 / 129"/><draw:equation draw:name="f10" draw:formula="0 * ?f5 / 290"/><draw:equation draw:name="f11" draw:formula="23043 * ?f4 / 129"/><draw:equation draw:name="f12" draw:formula="46085 * ?f4 / 129"/><draw:equation draw:name="f13" draw:formula="104058 * ?f5 / 290"/><draw:equation draw:name="f14" draw:formula="290 * ?f5 / 290"/><draw:equation draw:name="f15" draw:formula="129 * ?f4 / 129"/><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58" draw:style-name="Mgr17" draw:text-style-name="MP2" svg:width="0.085cm" svg:height="0.098cm" svg:x="2.588cm" svg:y="0cm"><text:p/><draw:enhanced-geometry svg:viewBox="0 0 88 98" draw:text-areas="?f18 ?f17 ?f22 ?f23" draw:glue-points="?f16 ?f17 ?f18 ?f19 ?f16 ?f20 ?f21 ?f19" draw:type="non-primitive" draw:enhanced-path="M 31 22 C 34 21 37 20 41 20 47 20 52 21 54 23 56 25 57 28 57 32 L 57 35 57 34 C 53 36 45 38 34 40 26 42 19 44 14 46 10 48 6 51 4 56 1 60 0 64 0 70 0 78 3 85 8 90 13 95 22 98 31 98 37 98 42 97 46 95 51 93 56 89 60 85 L 59 85 C 59 85 59 86 60 88 61 91 61 93 62 95 L 63 95 87 95 88 95 88 94 C 85 90 84 86 83 82 82 78 82 72 82 64 L 82 36 C 82 25 81 18 79 14 77 10 73 7 68 4 62 1 54 0 43 0 31 0 22 2 16 7 9 11 5 18 3 27 2 27 2 27 3 27 L 3 28 25 32 26 31 C 27 27 29 24 31 22 Z M 25 30 L 3 26 C 4 26 4 26 4 27 6 18 10 12 16 8 22 4 31 1 43 1 54 1 62 3 67 5 72 7 76 11 78 15 80 19 81 26 81 36 L 81 64 C 81 72 81 78 82 82 83 86 84 90 86 95 L 86 94 87 94 63 94 C 63 93 62 91 61 87 61 86 60 85 60 84 59 84 59 84 59 84 55 88 50 91 46 93 41 95 36 96 31 96 22 96 15 94 9 89 4 84 1 77 1 70 1 65 3 60 5 56 7 52 11 49 15 47 20 45 26 43 34 42 46 39 54 37 58 36 58 35 58 35 58 35 L 58 32 C 58 27 57 24 55 22 52 20 48 18 41 18 37 18 33 19 31 21 28 23 26 26 24 31 24 30 25 30 25 3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8"/><draw:equation draw:name="f7" draw:formula="?f4 / 98"/><draw:equation draw:name="f8" draw:formula="15682 * ?f5 / 88"/><draw:equation draw:name="f9" draw:formula="0 * ?f4 / 98"/><draw:equation draw:name="f10" draw:formula="0 * ?f5 / 88"/><draw:equation draw:name="f11" draw:formula="17465 * ?f4 / 98"/><draw:equation draw:name="f12" draw:formula="34930 * ?f4 / 98"/><draw:equation draw:name="f13" draw:formula="31363 * ?f5 / 88"/><draw:equation draw:name="f14" draw:formula="88 * ?f5 / 88"/><draw:equation draw:name="f15" draw:formula="98 * ?f4 / 9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59" draw:style-name="Mgr18" draw:text-style-name="MP2" svg:width="0.034cm" svg:height="0.031cm" svg:x="2.611cm" svg:y="0.049cm"><text:p/><draw:enhanced-geometry svg:viewBox="0 0 34 31" draw:text-areas="?f18 ?f17 ?f22 ?f23" draw:glue-points="?f16 ?f17 ?f18 ?f19 ?f16 ?f20 ?f21 ?f19" draw:type="non-primitive" draw:enhanced-path="M 33 6 C 33 11 32 15 32 17 31 20 29 23 26 25 22 28 18 29 14 29 10 29 7 28 5 26 3 23 1 21 1 17 1 14 3 11 6 9 8 8 12 7 19 5 26 4 31 2 34 1 33 1 33 1 33 1 Z M 33 5 C 30 6 25 7 18 9 12 10 7 12 5 13 2 16 0 19 0 22 0 26 1 29 4 32 7 34 10 36 14 36 19 36 23 34 27 31 30 29 32 26 33 23 34 21 34 17 34 11 L 34 6 C 34 5 34 5 34 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draw:equation draw:name="f7" draw:formula="?f4 / 31"/><draw:equation draw:name="f8" draw:formula="5944 * ?f5 / 34"/><draw:equation draw:name="f9" draw:formula="0 * ?f4 / 31"/><draw:equation draw:name="f10" draw:formula="0 * ?f5 / 34"/><draw:equation draw:name="f11" draw:formula="5395 * ?f4 / 31"/><draw:equation draw:name="f12" draw:formula="10789 * ?f4 / 31"/><draw:equation draw:name="f13" draw:formula="11887 * ?f5 / 34"/><draw:equation draw:name="f14" draw:formula="34 * ?f5 / 34"/><draw:equation draw:name="f15" draw:formula="31 * ?f4 / 3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60" draw:style-name="Mgr19" draw:text-style-name="MP2" svg:width="0.091cm" svg:height="0.13cm" svg:x="2.692cm" svg:y="0cm"><text:p/><draw:enhanced-geometry svg:viewBox="0 0 91 130" draw:text-areas="?f18 ?f17 ?f22 ?f23" draw:glue-points="?f16 ?f17 ?f18 ?f19 ?f16 ?f20 ?f21 ?f19" draw:type="non-primitive" draw:enhanced-path="M 1 130 L 25 130 26 130 26 84 25 84 C 29 89 34 93 38 95 42 97 47 98 52 98 63 98 72 93 80 85 88 76 91 64 91 48 91 33 88 21 80 13 72 4 63 0 52 0 46 0 40 1 35 4 30 7 26 11 23 16 23 15 23 15 24 15 25 15 24 16 24 16 L 24 3 C 24 2 24 2 24 2 L 1 2 C 0 2 0 2 0 3 L 0 130 Z M 2 3 L 25 3 C 24 3 24 3 24 3 L 24 16 24 17 C 24 17 25 17 25 16 28 12 32 8 37 6 42 4 47 1 53 1 64 1 73 6 80 14 87 22 91 34 91 48 91 64 87 75 80 84 72 92 63 96 53 96 48 96 43 95 39 93 35 91 31 88 27 83 26 83 26 83 26 83 26 83 25 83 25 84 L 25 130 C 25 129 26 129 26 129 L 2 129 2 13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draw:equation draw:name="f7" draw:formula="?f4 / 130"/><draw:equation draw:name="f8" draw:formula="16185 * ?f5 / 91"/><draw:equation draw:name="f9" draw:formula="0 * ?f4 / 130"/><draw:equation draw:name="f10" draw:formula="0 * ?f5 / 91"/><draw:equation draw:name="f11" draw:formula="23226 * ?f4 / 130"/><draw:equation draw:name="f12" draw:formula="46451 * ?f4 / 130"/><draw:equation draw:name="f13" draw:formula="32369 * ?f5 / 91"/><draw:equation draw:name="f14" draw:formula="91 * ?f5 / 91"/><draw:equation draw:name="f15" draw:formula="130 * ?f4 / 130"/><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61" draw:style-name="Mgr20" draw:text-style-name="MP2" svg:width="0.041cm" svg:height="0.057cm" svg:x="2.715cm" svg:y="0.019cm"><text:p/><draw:enhanced-geometry svg:viewBox="0 0 42 59" draw:text-areas="?f18 ?f17 ?f22 ?f23" draw:glue-points="?f16 ?f17 ?f18 ?f19 ?f16 ?f20 ?f21 ?f19" draw:type="non-primitive" draw:enhanced-path="M 7 8 C 11 4 16 1 21 1 27 1 32 4 35 8 39 13 41 20 41 29 41 39 39 47 36 51 32 56 27 58 22 58 16 58 11 56 7 51 3 46 1 38 1 28 1 19 3 13 7 8 Z M 0 28 C 0 39 2 46 6 52 11 57 16 59 22 59 28 59 33 57 37 52 41 47 42 40 42 29 42 20 40 12 36 7 32 2 27 0 21 0 15 0 10 2 6 7 2 12 0 19 0 2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2"/><draw:equation draw:name="f7" draw:formula="?f4 / 59"/><draw:equation draw:name="f8" draw:formula="7361 * ?f5 / 42"/><draw:equation draw:name="f9" draw:formula="0 * ?f4 / 59"/><draw:equation draw:name="f10" draw:formula="0 * ?f5 / 42"/><draw:equation draw:name="f11" draw:formula="10424 * ?f4 / 59"/><draw:equation draw:name="f12" draw:formula="20848 * ?f4 / 59"/><draw:equation draw:name="f13" draw:formula="14721 * ?f5 / 42"/><draw:equation draw:name="f14" draw:formula="42 * ?f5 / 42"/><draw:equation draw:name="f15" draw:formula="59 * ?f4 / 59"/><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62" draw:style-name="Mgr17" draw:text-style-name="MP2" svg:width="0.085cm" svg:height="0.098cm" svg:x="2.792cm" svg:y="0cm"><text:p/><draw:enhanced-geometry svg:viewBox="0 0 87 98" draw:text-areas="?f18 ?f17 ?f22 ?f23" draw:glue-points="?f16 ?f17 ?f18 ?f19 ?f16 ?f20 ?f21 ?f19" draw:type="non-primitive" draw:enhanced-path="M 15 90 C 22 95 32 98 45 98 58 98 69 95 76 88 83 82 87 75 87 66 87 58 84 52 79 47 74 43 65 39 52 36 39 33 31 31 29 30 28 28 27 27 27 26 27 24 28 22 29 21 32 20 37 19 43 19 48 19 52 20 54 21 57 23 59 26 59 29 60 30 60 30 60 30 L 83 25 C 84 25 84 25 84 25 82 16 77 10 71 6 65 2 55 0 43 0 29 0 19 3 13 8 6 14 3 21 3 29 3 38 7 45 14 50 20 54 32 58 52 62 57 63 59 65 60 65 61 66 61 68 61 69 61 72 60 74 58 75 55 78 51 79 45 79 39 79 35 78 32 75 29 73 27 70 26 65 L 25 65 1 68 C 0 68 0 68 0 69 2 78 7 85 15 90 Z M 1 70 L 25 66 C 25 66 24 66 24 65 25 70 28 74 31 76 34 79 39 80 45 80 51 80 56 79 59 77 61 75 63 72 63 69 63 67 62 66 61 64 59 63 57 62 52 61 33 57 20 53 15 49 8 44 5 38 5 29 5 21 8 15 14 9 20 4 29 1 43 1 55 1 64 3 70 7 76 11 80 17 83 25 82 25 83 25 83 24 L 60 28 C 60 28 61 28 61 29 60 25 58 22 55 20 52 18 48 17 43 17 36 17 32 18 29 20 27 21 26 23 26 26 26 28 26 29 28 31 31 32 38 35 51 38 64 41 73 44 78 48 83 53 86 59 86 66 86 74 82 81 75 87 68 93 58 96 45 96 32 96 22 94 15 89 8 84 4 77 1 69 1 70 1 70 1 7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7"/><draw:equation draw:name="f7" draw:formula="?f4 / 98"/><draw:equation draw:name="f8" draw:formula="15499 * ?f5 / 87"/><draw:equation draw:name="f9" draw:formula="0 * ?f4 / 98"/><draw:equation draw:name="f10" draw:formula="0 * ?f5 / 87"/><draw:equation draw:name="f11" draw:formula="17465 * ?f4 / 98"/><draw:equation draw:name="f12" draw:formula="34930 * ?f4 / 98"/><draw:equation draw:name="f13" draw:formula="30998 * ?f5 / 87"/><draw:equation draw:name="f14" draw:formula="87 * ?f5 / 87"/><draw:equation draw:name="f15" draw:formula="98 * ?f4 / 9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text:p>
      </style:header>
      <style:footer>
        <text:p text:style-name="Footer"><text:span text:style-name="MT1"><text:title>Updates services</text:title></text:span><text:span text:style-name="MT1"><text:tab/><text:tab/></text:span><text:span text:style-name="Paginering"><text:span text:style-name="MT1"><text:page-number text:select-page="current">2</text:page-number></text:span></text:span></text:p>
      </style:footer>
    </style:master-page>
    <style:master-page style:name="MP2" style:page-layout-name="Mpm5">
      <style:header>
        <text:p text:style-name="MP1"><draw:g text:anchor-type="paragraph" draw:z-index="9" draw:name="Group 63" draw:style-name="Mgr1"><draw:g draw:name="Group 64" draw:style-name="Mgr2"><draw:custom-shape draw:name="AutoShape 65" draw:style-name="Mgr3" draw:text-style-name="MP2" svg:width="0.339cm" svg:height="0.258cm" svg:x="0.002cm" svg:y="0.007cm"><text:p/><draw:enhanced-geometry svg:viewBox="0 0 341 261" draw:text-areas="?f18 ?f17 ?f22 ?f23" draw:glue-points="?f16 ?f17 ?f18 ?f19 ?f16 ?f20 ?f21 ?f19" draw:type="non-primitive" draw:enhanced-path="M 0 261 L 0 0 49 0 172 158 292 0 341 0 341 261 284 261 284 100 C 284 96 284 93 285 88 285 83 286 78 286 72 283 78 280 84 278 88 275 93 273 96 271 99 L 173 229 161 229 63 99 C 60 94 57 89 54 85 51 81 49 76 48 72 48 77 49 82 49 87 49 91 49 95 49 100 L 49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1"/><draw:equation draw:name="f7" draw:formula="?f4 / 261"/><draw:equation draw:name="f8" draw:formula="61219 * ?f5 / 341"/><draw:equation draw:name="f9" draw:formula="0 * ?f4 / 261"/><draw:equation draw:name="f10" draw:formula="0 * ?f5 / 341"/><draw:equation draw:name="f11" draw:formula="46817 * ?f4 / 261"/><draw:equation draw:name="f12" draw:formula="93634 * ?f4 / 261"/><draw:equation draw:name="f13" draw:formula="122438 * ?f5 / 341"/><draw:equation draw:name="f14" draw:formula="341 * ?f5 / 341"/><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66" draw:style-name="Mgr4" draw:text-style-name="MP2" svg:width="0.339cm" svg:height="0.262cm" svg:x="0cm" svg:y="0.005cm"><text:p/><draw:enhanced-geometry svg:viewBox="0 0 342 262" draw:text-areas="?f18 ?f17 ?f22 ?f23" draw:glue-points="?f16 ?f17 ?f18 ?f19 ?f16 ?f20 ?f21 ?f19" draw:type="non-primitive" draw:enhanced-path="M 1 261 L 1 1 50 1 49 1 172 159 173 159 293 1 341 1 341 261 285 261 285 100 C 285 97 286 93 286 89 286 83 287 78 288 72 L 287 72 286 72 C 283 79 280 84 278 89 275 93 273 97 271 99 L 173 229 174 229 162 229 65 99 C 61 94 58 89 55 85 53 81 51 77 49 72 L 48 72 48 73 C 48 78 49 83 49 88 49 92 49 96 49 100 L 49 261 50 261 Z M 2 261 L 2 100 C 2 96 1 92 1 87 1 83 1 78 0 73 L 1 73 C 0 77 3 81 5 86 8 90 11 95 14 100 L 112 230 C 112 231 113 231 113 231 L 125 231 125 230 223 100 C 225 97 227 94 230 89 232 85 235 79 239 73 238 73 238 73 238 73 237 73 237 73 237 72 237 78 236 83 236 88 235 93 235 97 235 100 L 235 261 C 235 262 235 262 236 262 L 292 262 C 293 262 293 262 293 261 L 293 1 C 293 0 293 0 292 0 L 244 0 C 243 0 243 0 243 0 L 123 158 123 157 124 158 1 0 48 0 C 49 0 49 0 49 1 L 49 261 C 49 262 49 262 48 262 L 1 262 C 1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2"/><draw:equation draw:name="f7" draw:formula="?f4 / 262"/><draw:equation draw:name="f8" draw:formula="61402 * ?f5 / 342"/><draw:equation draw:name="f9" draw:formula="0 * ?f4 / 262"/><draw:equation draw:name="f10" draw:formula="0 * ?f5 / 342"/><draw:equation draw:name="f11" draw:formula="47000 * ?f4 / 262"/><draw:equation draw:name="f12" draw:formula="94000 * ?f4 / 262"/><draw:equation draw:name="f13" draw:formula="122803 * ?f5 / 342"/><draw:equation draw:name="f14" draw:formula="342 * ?f5 / 342"/><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67" draw:style-name="Mgr2"><draw:custom-shape draw:name="AutoShape 68" draw:style-name="Mgr5" draw:text-style-name="MP2" svg:width="0.355cm" svg:height="0.258cm" svg:x="0.407cm" svg:y="0.007cm"><text:p/><draw:enhanced-geometry svg:viewBox="0 0 355 261" draw:text-areas="?f18 ?f17 ?f22 ?f23" draw:glue-points="?f16 ?f17 ?f18 ?f19 ?f16 ?f20 ?f21 ?f19" draw:type="non-primitive" draw:enhanced-path="M 175 51 L 231 157 117 157 Z M 118 155 L 149 98 314 98 345 155 413 155 264 -106 205 -106 58 15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5"/><draw:equation draw:name="f7" draw:formula="?f4 / 261"/><draw:equation draw:name="f8" draw:formula="63734 * ?f5 / 355"/><draw:equation draw:name="f9" draw:formula="0 * ?f4 / 261"/><draw:equation draw:name="f10" draw:formula="0 * ?f5 / 355"/><draw:equation draw:name="f11" draw:formula="46817 * ?f4 / 261"/><draw:equation draw:name="f12" draw:formula="93634 * ?f4 / 261"/><draw:equation draw:name="f13" draw:formula="127467 * ?f5 / 355"/><draw:equation draw:name="f14" draw:formula="355 * ?f5 / 355"/><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69" draw:style-name="Mgr6" draw:text-style-name="MP2" svg:width="0.115cm" svg:height="0.108cm" svg:x="0.524cm" svg:y="0.056cm"><text:p/><draw:enhanced-geometry svg:viewBox="0 0 116 108" draw:text-areas="?f18 ?f17 ?f22 ?f23" draw:glue-points="?f16 ?f17 ?f18 ?f19 ?f16 ?f20 ?f21 ?f19" draw:type="non-primitive" draw:enhanced-path="M 58 1 L 114 107 115 106 1 106 1 107 C 1 108 1 107 1 107 L 59 1 Z M 0 108 L 114 108 C 114 108 114 107 115 107 L 58 0 C 57 0 57 0 57 0 L 1 107 C 1 107 1 108 0 10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6"/><draw:equation draw:name="f7" draw:formula="?f4 / 108"/><draw:equation draw:name="f8" draw:formula="20711 * ?f5 / 116"/><draw:equation draw:name="f9" draw:formula="0 * ?f4 / 108"/><draw:equation draw:name="f10" draw:formula="0 * ?f5 / 116"/><draw:equation draw:name="f11" draw:formula="19248 * ?f4 / 108"/><draw:equation draw:name="f12" draw:formula="38496 * ?f4 / 108"/><draw:equation draw:name="f13" draw:formula="41422 * ?f5 / 116"/><draw:equation draw:name="f14" draw:formula="116 * ?f5 / 116"/><draw:equation draw:name="f15" draw:formula="108 * ?f4 / 10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70" draw:style-name="Mgr7" draw:text-style-name="MP2" svg:width="0.355cm" svg:height="0.262cm" svg:x="0.407cm" svg:y="0.005cm"><text:p/><draw:enhanced-geometry svg:viewBox="0 0 357 262" draw:text-areas="?f18 ?f17 ?f22 ?f23" draw:glue-points="?f16 ?f17 ?f18 ?f19 ?f16 ?f20 ?f21 ?f19" draw:type="non-primitive" draw:enhanced-path="M 62 262 L 92 205 C 92 205 92 206 91 206 L 257 206 C 256 206 256 205 256 205 L 287 262 C 288 262 288 262 288 262 L 356 262 357 262 357 261 207 0 148 0 0 261 0 262 1 262 61 262 Z M 2 262 L 150 1 149 1 208 1 C 207 1 207 1 207 1 L 357 262 C 356 262 356 261 357 261 358 261 357 261 357 261 L 289 261 290 261 258 205 C 258 204 258 204 258 204 L 92 204 92 205 62 261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7"/><draw:equation draw:name="f7" draw:formula="?f4 / 262"/><draw:equation draw:name="f8" draw:formula="64099 * ?f5 / 357"/><draw:equation draw:name="f9" draw:formula="0 * ?f4 / 262"/><draw:equation draw:name="f10" draw:formula="0 * ?f5 / 357"/><draw:equation draw:name="f11" draw:formula="47000 * ?f4 / 262"/><draw:equation draw:name="f12" draw:formula="94000 * ?f4 / 262"/><draw:equation draw:name="f13" draw:formula="128198 * ?f5 / 357"/><draw:equation draw:name="f14" draw:formula="357 * ?f5 / 357"/><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71" draw:style-name="Mgr2"><draw:custom-shape draw:name="AutoShape 72" draw:style-name="Mgr8" draw:text-style-name="MP2" svg:width="0.309cm" svg:height="0.258cm" svg:x="0.822cm" svg:y="0.007cm"><text:p/><draw:enhanced-geometry svg:viewBox="0 0 309 261" draw:text-areas="?f18 ?f17 ?f22 ?f23" draw:glue-points="?f16 ?f17 ?f18 ?f19 ?f16 ?f20 ?f21 ?f19" draw:type="non-primitive" draw:enhanced-path="M 251 46 L 60 46 60 212 251 212 251 154 150 154 150 109 309 109 309 199 C 309 223 305 239 296 248 287 256 270 261 245 261 L 64 261 C 39 261 22 256 13 248 4 239 0 223 0 199 L 0 62 C 0 38 4 22 13 13 22 4 39 0 64 0 L 245 0 C 270 0 286 4 296 13 304 21 309 37 309 59 L 309 65 251 7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9"/><draw:equation draw:name="f7" draw:formula="?f4 / 261"/><draw:equation draw:name="f8" draw:formula="55458 * ?f5 / 309"/><draw:equation draw:name="f9" draw:formula="0 * ?f4 / 261"/><draw:equation draw:name="f10" draw:formula="0 * ?f5 / 309"/><draw:equation draw:name="f11" draw:formula="46817 * ?f4 / 261"/><draw:equation draw:name="f12" draw:formula="93634 * ?f4 / 261"/><draw:equation draw:name="f13" draw:formula="110916 * ?f5 / 309"/><draw:equation draw:name="f14" draw:formula="309 * ?f5 / 309"/><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73" draw:style-name="Mgr9" draw:text-style-name="MP2" svg:width="0.309cm" svg:height="0.262cm" svg:x="0.82cm" svg:y="0.005cm"><text:p/><draw:enhanced-geometry svg:viewBox="0 0 310 262" draw:text-areas="?f18 ?f17 ?f22 ?f23" draw:glue-points="?f16 ?f17 ?f18 ?f19 ?f16 ?f20 ?f21 ?f19" draw:type="non-primitive" draw:enhanced-path="M 251 46 L 61 46 60 47 60 212 C 60 213 61 213 61 213 L 251 213 C 252 213 252 213 252 212 L 252 155 C 252 154 252 154 251 154 L 151 154 C 151 154 152 154 152 155 L 152 110 C 152 111 151 111 151 111 L 310 111 C 309 111 309 111 309 110 L 309 200 C 309 223 305 240 296 248 287 256 270 261 246 261 L 65 261 C 40 261 23 256 14 248 6 240 1 223 1 200 L 1 62 C 1 39 6 23 14 14 23 6 40 1 65 1 L 246 1 C 270 1 287 6 296 14 305 22 309 38 309 60 L 309 66 C 309 66 309 65 310 65 L 251 76 252 76 252 77 252 47 C 252 47 252 46 251 46 Z M 251 77 L 310 67 310 66 310 60 C 310 37 306 22 297 13 288 4 270 0 246 0 L 65 0 C 40 0 22 4 13 13 5 22 0 39 0 62 L 0 200 C 0 224 5 240 13 249 22 258 40 262 65 262 L 246 262 C 271 262 288 258 297 249 306 240 310 224 310 200 L 310 110 310 109 151 109 150 110 150 155 151 155 251 155 251 212 61 212 62 212 62 47 61 48 251 48 251 47 C 251 47 251 78 251 77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10"/><draw:equation draw:name="f7" draw:formula="?f4 / 262"/><draw:equation draw:name="f8" draw:formula="55641 * ?f5 / 310"/><draw:equation draw:name="f9" draw:formula="0 * ?f4 / 262"/><draw:equation draw:name="f10" draw:formula="0 * ?f5 / 310"/><draw:equation draw:name="f11" draw:formula="47000 * ?f4 / 262"/><draw:equation draw:name="f12" draw:formula="94000 * ?f4 / 262"/><draw:equation draw:name="f13" draw:formula="111282 * ?f5 / 310"/><draw:equation draw:name="f14" draw:formula="310 * ?f5 / 310"/><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74" draw:style-name="Mgr2"><draw:custom-shape draw:name="AutoShape 75" draw:style-name="Mgr10" draw:text-style-name="MP2" svg:width="0.269cm" svg:height="0.258cm" svg:x="1.247cm" svg:y="0.007cm"><text:p/><draw:enhanced-geometry svg:viewBox="0 0 269 261" draw:text-areas="?f18 ?f17 ?f22 ?f23" draw:glue-points="?f16 ?f17 ?f18 ?f19 ?f16 ?f20 ?f21 ?f19" draw:type="non-primitive" draw:enhanced-path="M 0 261 L 0 0 266 0 266 45 60 45 60 102 181 102 181 147 60 147 60 212 269 212 269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69"/><draw:equation draw:name="f7" draw:formula="?f4 / 261"/><draw:equation draw:name="f8" draw:formula="48235 * ?f5 / 269"/><draw:equation draw:name="f9" draw:formula="0 * ?f4 / 261"/><draw:equation draw:name="f10" draw:formula="0 * ?f5 / 269"/><draw:equation draw:name="f11" draw:formula="46817 * ?f4 / 261"/><draw:equation draw:name="f12" draw:formula="93634 * ?f4 / 261"/><draw:equation draw:name="f13" draw:formula="96469 * ?f5 / 269"/><draw:equation draw:name="f14" draw:formula="269 * ?f5 / 269"/><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76" draw:style-name="Mgr11" draw:text-style-name="MP2" svg:width="0.272cm" svg:height="0.262cm" svg:x="1.247cm" svg:y="0.005cm"><text:p/><draw:enhanced-geometry svg:viewBox="0 0 271 262" draw:text-areas="?f18 ?f17 ?f22 ?f23" draw:glue-points="?f16 ?f17 ?f18 ?f19 ?f16 ?f20 ?f21 ?f19" draw:type="non-primitive" draw:enhanced-path="M 1 261 L 1 1 267 1 266 1 266 45 267 45 61 45 60 45 60 103 61 103 182 103 C 181 103 181 103 181 103 L 181 147 182 147 61 147 60 147 60 212 C 60 213 61 213 61 213 L 270 213 C 269 213 269 213 269 212 L 269 261 270 261 Z M 2 261 L 2 212 1 212 208 212 207 212 207 147 C 207 148 208 148 208 148 L 87 148 87 147 87 103 C 87 102 87 102 87 102 L 208 102 C 208 102 207 102 207 103 L 207 45 C 207 46 208 46 208 46 L 2 46 C 2 46 1 46 1 45 L 1 1 C 1 0 2 0 2 0 L 268 0 C 269 0 269 0 269 1 L 269 261 C 269 262 269 262 268 262 L 1 262 C 1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71"/><draw:equation draw:name="f7" draw:formula="?f4 / 262"/><draw:equation draw:name="f8" draw:formula="48600 * ?f5 / 271"/><draw:equation draw:name="f9" draw:formula="0 * ?f4 / 262"/><draw:equation draw:name="f10" draw:formula="0 * ?f5 / 271"/><draw:equation draw:name="f11" draw:formula="47000 * ?f4 / 262"/><draw:equation draw:name="f12" draw:formula="94000 * ?f4 / 262"/><draw:equation draw:name="f13" draw:formula="97200 * ?f5 / 271"/><draw:equation draw:name="f14" draw:formula="271 * ?f5 / 271"/><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77" draw:style-name="Mgr2"><draw:custom-shape draw:name="AutoShape 78" draw:style-name="Mgr12" draw:text-style-name="MP2" svg:width="0.304cm" svg:height="0.258cm" svg:x="1.617cm" svg:y="0.007cm"><text:p/><draw:enhanced-geometry svg:viewBox="0 0 306 261" draw:text-areas="?f18 ?f17 ?f22 ?f23" draw:glue-points="?f16 ?f17 ?f18 ?f19 ?f16 ?f20 ?f21 ?f19" draw:type="non-primitive" draw:enhanced-path="M 0 261 L 0 0 41 0 224 154 C 231 159 236 164 241 168 246 173 250 177 254 182 253 167 252 157 252 151 252 145 251 140 251 137 L 251 0 306 0 306 261 265 261 74 100 C 69 96 65 92 62 89 58 85 55 82 52 78 53 87 54 94 54 101 55 108 55 115 55 120 L 55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6"/><draw:equation draw:name="f7" draw:formula="?f4 / 261"/><draw:equation draw:name="f8" draw:formula="54910 * ?f5 / 306"/><draw:equation draw:name="f9" draw:formula="0 * ?f4 / 261"/><draw:equation draw:name="f10" draw:formula="0 * ?f5 / 306"/><draw:equation draw:name="f11" draw:formula="46817 * ?f4 / 261"/><draw:equation draw:name="f12" draw:formula="93634 * ?f4 / 261"/><draw:equation draw:name="f13" draw:formula="109819 * ?f5 / 306"/><draw:equation draw:name="f14" draw:formula="306 * ?f5 / 306"/><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79" draw:style-name="Mgr13" draw:text-style-name="MP2" svg:width="0.308cm" svg:height="0.262cm" svg:x="1.617cm" svg:y="0.005cm"><text:p/><draw:enhanced-geometry svg:viewBox="0 0 308 262" draw:text-areas="?f18 ?f17 ?f22 ?f23" draw:glue-points="?f16 ?f17 ?f18 ?f19 ?f16 ?f20 ?f21 ?f19" draw:type="non-primitive" draw:enhanced-path="M 1 261 L 1 1 42 1 225 155 C 231 160 236 165 241 169 246 173 250 178 254 183 254 183 255 184 255 183 254 170 254 159 253 152 253 146 253 141 253 138 L 253 1 252 1 307 1 306 1 306 261 307 261 266 261 75 100 C 71 96 67 93 63 89 60 86 57 82 54 79 53 78 53 78 53 79 52 79 52 79 52 79 53 88 54 95 54 102 55 109 55 115 55 121 L 55 261 Z M 2 261 L 2 121 C 2 115 2 109 2 102 1 95 1 88 0 79 0 79 0 80 1 80 L 2 80 C 2 83 5 87 8 90 12 94 16 97 20 101 L 211 262 212 262 253 262 C 253 262 254 262 254 261 L 254 1 C 254 0 253 0 253 0 L 198 0 C 198 0 197 0 197 1 L 197 138 C 197 141 198 146 198 152 198 159 199 170 200 183 200 182 200 182 200 182 201 182 201 182 201 182 197 177 193 173 188 168 183 164 178 159 172 154 L 12 0 53 0 C 54 0 54 0 54 1 L 54 261 C 54 262 54 262 53 262 L 1 262 C 2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8"/><draw:equation draw:name="f7" draw:formula="?f4 / 262"/><draw:equation draw:name="f8" draw:formula="55275 * ?f5 / 308"/><draw:equation draw:name="f9" draw:formula="0 * ?f4 / 262"/><draw:equation draw:name="f10" draw:formula="0 * ?f5 / 308"/><draw:equation draw:name="f11" draw:formula="47000 * ?f4 / 262"/><draw:equation draw:name="f12" draw:formula="94000 * ?f4 / 262"/><draw:equation draw:name="f13" draw:formula="110550 * ?f5 / 308"/><draw:equation draw:name="f14" draw:formula="308 * ?f5 / 308"/><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80" draw:style-name="Mgr2"><draw:custom-shape draw:name="AutoShape 81" draw:style-name="Mgr14" draw:text-style-name="MP2" svg:width="0.299cm" svg:height="0.258cm" svg:x="1.988cm" svg:y="0.007cm"><text:p/><draw:enhanced-geometry svg:viewBox="0 0 300 261" draw:text-areas="?f18 ?f17 ?f22 ?f23" draw:glue-points="?f16 ?f17 ?f18 ?f19 ?f16 ?f20 ?f21 ?f19" draw:type="non-primitive" draw:enhanced-path="M 180 46 L 180 261 120 261 120 46 0 46 0 0 300 0 300 4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0"/><draw:equation draw:name="f7" draw:formula="?f4 / 261"/><draw:equation draw:name="f8" draw:formula="53812 * ?f5 / 300"/><draw:equation draw:name="f9" draw:formula="0 * ?f4 / 261"/><draw:equation draw:name="f10" draw:formula="0 * ?f5 / 300"/><draw:equation draw:name="f11" draw:formula="46817 * ?f4 / 261"/><draw:equation draw:name="f12" draw:formula="93634 * ?f4 / 261"/><draw:equation draw:name="f13" draw:formula="107624 * ?f5 / 300"/><draw:equation draw:name="f14" draw:formula="300 * ?f5 / 300"/><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82" draw:style-name="Mgr15" draw:text-style-name="MP2" svg:width="0.301cm" svg:height="0.262cm" svg:x="1.988cm" svg:y="0.005cm"><text:p/><draw:enhanced-geometry svg:viewBox="0 0 301 262" draw:text-areas="?f18 ?f17 ?f22 ?f23" draw:glue-points="?f16 ?f17 ?f18 ?f19 ?f16 ?f20 ?f21 ?f19" draw:type="non-primitive" draw:enhanced-path="M 180 47 L 180 261 181 261 120 261 C 121 261 121 261 121 261 L 121 47 C 121 47 121 46 120 46 L 1 46 1 47 1 1 300 1 300 47 300 46 181 46 C 180 46 180 47 180 47 Z M 301 47 L 301 1 C 301 0 301 0 300 0 L 1 0 C 0 0 0 0 0 1 L 0 47 C 0 47 0 48 1 48 L 120 48 120 47 120 261 C 120 262 120 262 120 262 L 181 262 181 261 181 47 181 48 300 48 C 301 48 301 47 301 47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1"/><draw:equation draw:name="f7" draw:formula="?f4 / 262"/><draw:equation draw:name="f8" draw:formula="53995 * ?f5 / 301"/><draw:equation draw:name="f9" draw:formula="0 * ?f4 / 262"/><draw:equation draw:name="f10" draw:formula="0 * ?f5 / 301"/><draw:equation draw:name="f11" draw:formula="47000 * ?f4 / 262"/><draw:equation draw:name="f12" draw:formula="94000 * ?f4 / 262"/><draw:equation draw:name="f13" draw:formula="107990 * ?f5 / 301"/><draw:equation draw:name="f14" draw:formula="301 * ?f5 / 301"/><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83" draw:style-name="Mgr2"><draw:custom-shape draw:name="AutoShape 84" draw:style-name="Mgr5" draw:text-style-name="MP2" svg:width="0.355cm" svg:height="0.258cm" svg:x="2.267cm" svg:y="0.007cm"><text:p/><draw:enhanced-geometry svg:viewBox="0 0 355 261" draw:text-areas="?f18 ?f17 ?f22 ?f23" draw:glue-points="?f16 ?f17 ?f18 ?f19 ?f16 ?f20 ?f21 ?f19" draw:type="non-primitive" draw:enhanced-path="M 175 51 L 231 157 117 157 Z M 118 155 L 149 98 314 98 345 155 413 155 264 -106 205 -106 58 15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5"/><draw:equation draw:name="f7" draw:formula="?f4 / 261"/><draw:equation draw:name="f8" draw:formula="63734 * ?f5 / 355"/><draw:equation draw:name="f9" draw:formula="0 * ?f4 / 261"/><draw:equation draw:name="f10" draw:formula="0 * ?f5 / 355"/><draw:equation draw:name="f11" draw:formula="46817 * ?f4 / 261"/><draw:equation draw:name="f12" draw:formula="93634 * ?f4 / 261"/><draw:equation draw:name="f13" draw:formula="127467 * ?f5 / 355"/><draw:equation draw:name="f14" draw:formula="355 * ?f5 / 355"/><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85" draw:style-name="Mgr6" draw:text-style-name="MP2" svg:width="0.115cm" svg:height="0.108cm" svg:x="2.383cm" svg:y="0.056cm"><text:p/><draw:enhanced-geometry svg:viewBox="0 0 116 108" draw:text-areas="?f18 ?f17 ?f22 ?f23" draw:glue-points="?f16 ?f17 ?f18 ?f19 ?f16 ?f20 ?f21 ?f19" draw:type="non-primitive" draw:enhanced-path="M 58 1 L 114 107 115 106 1 106 1 107 C 1 108 1 107 1 107 L 59 1 Z M 0 108 L 114 108 C 114 108 114 107 115 107 116 107 115 107 115 107 L 58 0 57 0 1 107 C 1 107 1 108 0 10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6"/><draw:equation draw:name="f7" draw:formula="?f4 / 108"/><draw:equation draw:name="f8" draw:formula="20711 * ?f5 / 116"/><draw:equation draw:name="f9" draw:formula="0 * ?f4 / 108"/><draw:equation draw:name="f10" draw:formula="0 * ?f5 / 116"/><draw:equation draw:name="f11" draw:formula="19248 * ?f4 / 108"/><draw:equation draw:name="f12" draw:formula="38496 * ?f4 / 108"/><draw:equation draw:name="f13" draw:formula="41422 * ?f5 / 116"/><draw:equation draw:name="f14" draw:formula="116 * ?f5 / 116"/><draw:equation draw:name="f15" draw:formula="108 * ?f4 / 10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86" draw:style-name="Mgr7" draw:text-style-name="MP2" svg:width="0.355cm" svg:height="0.262cm" svg:x="2.267cm" svg:y="0.005cm"><text:p/><draw:enhanced-geometry svg:viewBox="0 0 357 262" draw:text-areas="?f18 ?f17 ?f22 ?f23" draw:glue-points="?f16 ?f17 ?f18 ?f19 ?f16 ?f20 ?f21 ?f19" draw:type="non-primitive" draw:enhanced-path="M 62 262 L 92 205 C 92 205 92 206 91 206 L 257 206 C 256 206 256 205 256 205 L 287 262 C 288 262 288 262 288 262 L 356 262 357 262 357 261 207 0 148 0 0 261 0 262 1 262 61 262 Z M 2 262 L 150 1 149 1 208 1 C 207 1 207 1 207 1 L 356 262 356 261 357 261 289 261 290 261 258 205 C 258 204 258 204 258 204 L 92 204 92 205 62 261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7"/><draw:equation draw:name="f7" draw:formula="?f4 / 262"/><draw:equation draw:name="f8" draw:formula="64099 * ?f5 / 357"/><draw:equation draw:name="f9" draw:formula="0 * ?f4 / 262"/><draw:equation draw:name="f10" draw:formula="0 * ?f5 / 357"/><draw:equation draw:name="f11" draw:formula="47000 * ?f4 / 262"/><draw:equation draw:name="f12" draw:formula="94000 * ?f4 / 262"/><draw:equation draw:name="f13" draw:formula="128198 * ?f5 / 357"/><draw:equation draw:name="f14" draw:formula="357 * ?f5 / 357"/><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87" draw:style-name="Mgr2"><draw:custom-shape draw:name="AutoShape 88" draw:style-name="Mgr16" draw:text-style-name="MP2" svg:width="0.288cm" svg:height="0.128cm" svg:x="2.588cm" svg:y="0.002cm"><text:p/><draw:enhanced-geometry svg:viewBox="0 0 290 129" draw:text-areas="?f18 ?f17 ?f22 ?f23" draw:glue-points="?f16 ?f17 ?f18 ?f19 ?f16 ?f20 ?f21 ?f19" draw:type="non-primitive" draw:enhanced-path="M 30 21 C 33 19 36 18 40 18 47 18 51 20 53 22 56 24 57 27 57 32 L 57 34 C 53 36 45 38 33 40 25 42 19 44 14 46 9 48 6 51 4 55 1 59 0 64 0 69 0 77 3 83 8 89 14 94 21 96 30 96 36 96 41 95 45 93 50 91 55 88 59 84 59 84 59 85 60 87 60 90 61 92 62 94 L 86 94 C 84 90 83 85 82 82 81 78 81 72 81 64 L 81 35 C 81 25 80 18 78 14 76 10 72 6 66 4 61 1 53 0 42 0 30 0 21 2 15 6 9 11 5 17 2 26 L 24 30 C 26 26 28 23 30 21 Z M 57 55 C 57 61 57 65 56 67 55 70 53 73 50 75 46 78 42 79 38 79 34 79 31 78 28 75 26 73 24 70 24 67 24 63 26 60 29 58 31 57 36 55 42 54 49 52 54 51 57 50 Z M 104 134 L 128 134 128 88 C 133 93 137 96 142 98 146 100 150 101 155 101 166 101 175 97 183 89 191 81 194 68 194 53 194 38 190 26 183 18 175 9 166 5 156 5 149 5 144 6 139 9 134 12 130 16 127 20 L 127 7 104 7 Z M 134 158 C 138 153 143 151 149 151 155 151 159 153 163 158 167 163 169 170 169 180 169 190 167 198 163 202 160 207 155 209 149 209 143 209 138 206 134 202 130 197 128 189 128 178 128 169 130 163 134 158 Z M 219 221 C 226 226 236 228 249 228 262 228 273 225 280 219 287 213 290 206 290 197 290 190 288 184 283 179 278 175 269 171 256 168 243 165 235 163 233 161 231 160 230 159 230 157 230 155 231 153 233 152 236 150 240 149 247 149 252 149 256 150 259 152 262 154 263 157 264 160 L 287 156 C 285 148 281 142 275 138 269 134 259 132 247 132 233 132 224 135 217 140 211 146 208 152 208 160 208 169 212 176 219 181 224 185 237 189 256 193 260 194 263 195 264 196 265 197 266 199 266 201 266 204 265 206 263 207 260 210 255 211 249 211 243 211 239 210 235 207 231 204 230 201 229 197 L 205 200 C 207 209 212 216 219 22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90"/><draw:equation draw:name="f7" draw:formula="?f4 / 129"/><draw:equation draw:name="f8" draw:formula="52029 * ?f5 / 290"/><draw:equation draw:name="f9" draw:formula="0 * ?f4 / 129"/><draw:equation draw:name="f10" draw:formula="0 * ?f5 / 290"/><draw:equation draw:name="f11" draw:formula="23043 * ?f4 / 129"/><draw:equation draw:name="f12" draw:formula="46085 * ?f4 / 129"/><draw:equation draw:name="f13" draw:formula="104058 * ?f5 / 290"/><draw:equation draw:name="f14" draw:formula="290 * ?f5 / 290"/><draw:equation draw:name="f15" draw:formula="129 * ?f4 / 129"/><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89" draw:style-name="Mgr17" draw:text-style-name="MP2" svg:width="0.085cm" svg:height="0.098cm" svg:x="2.588cm" svg:y="0cm"><text:p/><draw:enhanced-geometry svg:viewBox="0 0 88 98" draw:text-areas="?f18 ?f17 ?f22 ?f23" draw:glue-points="?f16 ?f17 ?f18 ?f19 ?f16 ?f20 ?f21 ?f19" draw:type="non-primitive" draw:enhanced-path="M 31 22 C 34 21 37 20 41 20 47 20 52 21 54 23 56 25 57 28 57 32 L 57 35 57 34 C 53 36 45 38 34 40 26 42 19 44 14 46 10 48 6 51 4 56 1 60 0 64 0 70 0 78 3 85 8 90 13 95 22 98 31 98 37 98 42 97 46 95 51 93 56 89 60 85 L 59 85 C 59 85 59 86 60 88 61 91 61 93 62 95 L 63 95 87 95 88 95 88 94 C 85 90 84 86 83 82 82 78 82 72 82 64 L 82 36 C 82 25 81 18 79 14 77 10 73 7 68 4 62 1 54 0 43 0 31 0 22 2 16 7 9 11 5 18 3 27 2 27 2 27 3 27 L 3 28 25 32 26 31 C 27 27 29 24 31 22 Z M 25 30 L 3 26 C 4 26 4 26 4 27 6 18 10 12 16 8 22 4 31 1 43 1 54 1 62 3 67 5 72 7 76 11 78 15 80 19 81 26 81 36 L 81 64 C 81 72 81 78 82 82 83 86 84 90 86 95 L 86 94 87 94 63 94 C 63 93 62 91 61 87 61 86 60 85 60 84 59 84 59 84 59 84 55 88 50 91 46 93 41 95 36 96 31 96 22 96 15 94 9 89 4 84 1 77 1 70 1 65 3 60 5 56 7 52 11 49 15 47 20 45 26 43 34 42 46 39 54 37 58 36 58 35 58 35 58 35 L 58 32 C 58 27 57 24 55 22 52 20 48 18 41 18 37 18 33 19 31 21 28 23 26 26 24 31 24 30 25 30 25 3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8"/><draw:equation draw:name="f7" draw:formula="?f4 / 98"/><draw:equation draw:name="f8" draw:formula="15682 * ?f5 / 88"/><draw:equation draw:name="f9" draw:formula="0 * ?f4 / 98"/><draw:equation draw:name="f10" draw:formula="0 * ?f5 / 88"/><draw:equation draw:name="f11" draw:formula="17465 * ?f4 / 98"/><draw:equation draw:name="f12" draw:formula="34930 * ?f4 / 98"/><draw:equation draw:name="f13" draw:formula="31363 * ?f5 / 88"/><draw:equation draw:name="f14" draw:formula="88 * ?f5 / 88"/><draw:equation draw:name="f15" draw:formula="98 * ?f4 / 9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90" draw:style-name="Mgr18" draw:text-style-name="MP2" svg:width="0.034cm" svg:height="0.031cm" svg:x="2.611cm" svg:y="0.049cm"><text:p/><draw:enhanced-geometry svg:viewBox="0 0 34 31" draw:text-areas="?f18 ?f17 ?f22 ?f23" draw:glue-points="?f16 ?f17 ?f18 ?f19 ?f16 ?f20 ?f21 ?f19" draw:type="non-primitive" draw:enhanced-path="M 33 6 C 33 11 32 15 32 17 31 20 29 23 26 25 22 28 18 29 14 29 10 29 7 28 5 26 3 23 1 21 1 17 1 14 3 11 6 9 8 8 12 7 19 5 26 4 31 2 34 1 33 1 33 1 33 1 Z M 33 5 C 30 6 25 7 18 9 12 10 7 12 5 13 2 16 0 19 0 22 0 26 1 29 4 32 7 34 10 36 14 36 19 36 23 34 27 31 30 29 32 26 33 23 34 21 34 17 34 11 L 34 6 C 34 5 34 5 34 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draw:equation draw:name="f7" draw:formula="?f4 / 31"/><draw:equation draw:name="f8" draw:formula="5944 * ?f5 / 34"/><draw:equation draw:name="f9" draw:formula="0 * ?f4 / 31"/><draw:equation draw:name="f10" draw:formula="0 * ?f5 / 34"/><draw:equation draw:name="f11" draw:formula="5395 * ?f4 / 31"/><draw:equation draw:name="f12" draw:formula="10789 * ?f4 / 31"/><draw:equation draw:name="f13" draw:formula="11887 * ?f5 / 34"/><draw:equation draw:name="f14" draw:formula="34 * ?f5 / 34"/><draw:equation draw:name="f15" draw:formula="31 * ?f4 / 3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91" draw:style-name="Mgr19" draw:text-style-name="MP2" svg:width="0.091cm" svg:height="0.13cm" svg:x="2.692cm" svg:y="0cm"><text:p/><draw:enhanced-geometry svg:viewBox="0 0 91 130" draw:text-areas="?f18 ?f17 ?f22 ?f23" draw:glue-points="?f16 ?f17 ?f18 ?f19 ?f16 ?f20 ?f21 ?f19" draw:type="non-primitive" draw:enhanced-path="M 1 130 L 25 130 26 130 26 84 25 84 C 29 89 34 93 38 95 42 97 47 98 52 98 63 98 72 93 80 85 88 76 91 64 91 48 91 33 88 21 80 13 72 4 63 0 52 0 46 0 40 1 35 4 30 7 26 11 23 16 23 15 23 15 24 15 25 15 24 16 24 16 L 24 3 C 24 2 24 2 24 2 L 1 2 C 0 2 0 2 0 3 L 0 130 Z M 2 3 L 25 3 C 24 3 24 3 24 3 L 24 16 24 17 C 24 17 25 17 25 16 28 12 32 8 37 6 42 4 47 1 53 1 64 1 73 6 80 14 87 22 91 34 91 48 91 64 87 75 80 84 72 92 63 96 53 96 48 96 43 95 39 93 35 91 31 88 27 83 26 83 26 83 26 83 26 83 25 83 25 84 L 25 130 C 25 129 26 129 26 129 L 2 129 2 13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draw:equation draw:name="f7" draw:formula="?f4 / 130"/><draw:equation draw:name="f8" draw:formula="16185 * ?f5 / 91"/><draw:equation draw:name="f9" draw:formula="0 * ?f4 / 130"/><draw:equation draw:name="f10" draw:formula="0 * ?f5 / 91"/><draw:equation draw:name="f11" draw:formula="23226 * ?f4 / 130"/><draw:equation draw:name="f12" draw:formula="46451 * ?f4 / 130"/><draw:equation draw:name="f13" draw:formula="32369 * ?f5 / 91"/><draw:equation draw:name="f14" draw:formula="91 * ?f5 / 91"/><draw:equation draw:name="f15" draw:formula="130 * ?f4 / 130"/><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92" draw:style-name="Mgr20" draw:text-style-name="MP2" svg:width="0.041cm" svg:height="0.057cm" svg:x="2.715cm" svg:y="0.019cm"><text:p/><draw:enhanced-geometry svg:viewBox="0 0 42 59" draw:text-areas="?f18 ?f17 ?f22 ?f23" draw:glue-points="?f16 ?f17 ?f18 ?f19 ?f16 ?f20 ?f21 ?f19" draw:type="non-primitive" draw:enhanced-path="M 7 8 C 11 4 16 1 21 1 27 1 32 4 35 8 39 13 41 20 41 29 41 39 39 47 36 51 32 56 27 58 22 58 16 58 11 56 7 51 3 46 1 38 1 28 1 19 3 13 7 8 Z M 0 28 C 0 39 2 46 6 52 11 57 16 59 22 59 28 59 33 57 37 52 41 47 42 40 42 29 42 20 40 12 36 7 32 2 27 0 21 0 15 0 10 2 6 7 2 12 0 19 0 2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2"/><draw:equation draw:name="f7" draw:formula="?f4 / 59"/><draw:equation draw:name="f8" draw:formula="7361 * ?f5 / 42"/><draw:equation draw:name="f9" draw:formula="0 * ?f4 / 59"/><draw:equation draw:name="f10" draw:formula="0 * ?f5 / 42"/><draw:equation draw:name="f11" draw:formula="10424 * ?f4 / 59"/><draw:equation draw:name="f12" draw:formula="20848 * ?f4 / 59"/><draw:equation draw:name="f13" draw:formula="14721 * ?f5 / 42"/><draw:equation draw:name="f14" draw:formula="42 * ?f5 / 42"/><draw:equation draw:name="f15" draw:formula="59 * ?f4 / 59"/><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93" draw:style-name="Mgr17" draw:text-style-name="MP2" svg:width="0.085cm" svg:height="0.098cm" svg:x="2.792cm" svg:y="0cm"><text:p/><draw:enhanced-geometry svg:viewBox="0 0 87 98" draw:text-areas="?f18 ?f17 ?f22 ?f23" draw:glue-points="?f16 ?f17 ?f18 ?f19 ?f16 ?f20 ?f21 ?f19" draw:type="non-primitive" draw:enhanced-path="M 15 90 C 22 95 32 98 45 98 58 98 69 95 76 88 83 82 87 75 87 66 87 58 84 52 79 47 74 43 65 39 52 36 39 33 31 31 29 30 28 28 27 27 27 26 27 24 28 22 29 21 32 20 37 19 43 19 48 19 52 20 54 21 57 23 59 26 59 29 60 30 60 30 60 30 L 83 25 C 84 25 84 25 84 25 82 16 77 10 71 6 65 2 55 0 43 0 29 0 19 3 13 8 6 14 3 21 3 29 3 38 7 45 14 50 20 54 32 58 52 62 57 63 59 65 60 65 61 66 61 68 61 69 61 72 60 74 58 75 55 78 51 79 45 79 39 79 35 78 32 75 29 73 27 70 26 65 L 25 65 1 68 C 0 68 0 68 0 69 2 78 7 85 15 90 Z M 1 70 L 25 66 C 25 66 24 66 24 65 25 70 28 74 31 76 34 79 39 80 45 80 51 80 56 79 59 77 61 75 63 72 63 69 63 67 62 66 61 64 59 63 57 62 52 61 33 57 20 53 15 49 8 44 5 38 5 29 5 21 8 15 14 9 20 4 29 1 43 1 55 1 64 3 70 7 76 11 80 17 83 25 82 25 83 25 83 24 L 60 28 C 60 28 61 28 61 29 60 25 58 22 55 20 52 18 48 17 43 17 36 17 32 18 29 20 27 21 26 23 26 26 26 28 26 29 28 31 31 32 38 35 51 38 64 41 73 44 78 48 83 53 86 59 86 66 86 74 82 81 75 87 68 93 58 96 45 96 32 96 22 94 15 89 8 84 4 77 1 69 1 70 1 70 1 7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7"/><draw:equation draw:name="f7" draw:formula="?f4 / 98"/><draw:equation draw:name="f8" draw:formula="15499 * ?f5 / 87"/><draw:equation draw:name="f9" draw:formula="0 * ?f4 / 98"/><draw:equation draw:name="f10" draw:formula="0 * ?f5 / 87"/><draw:equation draw:name="f11" draw:formula="17465 * ?f4 / 98"/><draw:equation draw:name="f12" draw:formula="34930 * ?f4 / 98"/><draw:equation draw:name="f13" draw:formula="30998 * ?f5 / 87"/><draw:equation draw:name="f14" draw:formula="87 * ?f5 / 87"/><draw:equation draw:name="f15" draw:formula="98 * ?f4 / 9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text:tab/><text:tab/><text:chapter text:display="name" text:outline-level="1">Appendix B: DPR details</text:chapter></text:p>
      </style:header>
      <style:footer>
        <text:p text:style-name="Footer"><text:span text:style-name="MT1"><text:title>Updates services</text:title></text:span><text:span text:style-name="MT1"><text:tab/><text:tab/></text:span><text:span text:style-name="Paginering"><text:span text:style-name="MT1"><text:page-number text:select-page="current">8</text:page-number></text:span></text:span></text:p>
      </style:footer>
    </style:master-page>
    <style:master-page style:name="MP3" style:page-layout-name="Mpm6">
      <style:header>
        <text:p text:style-name="MP1"><draw:g text:anchor-type="paragraph" draw:z-index="10" draw:name="Group 63" draw:style-name="Mgr1"><draw:g draw:name="Group 64" draw:style-name="Mgr2"><draw:custom-shape draw:name="AutoShape 65" draw:style-name="Mgr3" draw:text-style-name="MP2" svg:width="0.339cm" svg:height="0.258cm" svg:x="0.002cm" svg:y="0.007cm"><text:p/><draw:enhanced-geometry svg:viewBox="0 0 341 261" draw:text-areas="?f18 ?f17 ?f22 ?f23" draw:glue-points="?f16 ?f17 ?f18 ?f19 ?f16 ?f20 ?f21 ?f19" draw:type="non-primitive" draw:enhanced-path="M 0 261 L 0 0 49 0 172 158 292 0 341 0 341 261 284 261 284 100 C 284 96 284 93 285 88 285 83 286 78 286 72 283 78 280 84 278 88 275 93 273 96 271 99 L 173 229 161 229 63 99 C 60 94 57 89 54 85 51 81 49 76 48 72 48 77 49 82 49 87 49 91 49 95 49 100 L 49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1"/><draw:equation draw:name="f7" draw:formula="?f4 / 261"/><draw:equation draw:name="f8" draw:formula="61219 * ?f5 / 341"/><draw:equation draw:name="f9" draw:formula="0 * ?f4 / 261"/><draw:equation draw:name="f10" draw:formula="0 * ?f5 / 341"/><draw:equation draw:name="f11" draw:formula="46817 * ?f4 / 261"/><draw:equation draw:name="f12" draw:formula="93634 * ?f4 / 261"/><draw:equation draw:name="f13" draw:formula="122438 * ?f5 / 341"/><draw:equation draw:name="f14" draw:formula="341 * ?f5 / 341"/><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66" draw:style-name="Mgr4" draw:text-style-name="MP2" svg:width="0.339cm" svg:height="0.262cm" svg:x="0cm" svg:y="0.005cm"><text:p/><draw:enhanced-geometry svg:viewBox="0 0 342 262" draw:text-areas="?f18 ?f17 ?f22 ?f23" draw:glue-points="?f16 ?f17 ?f18 ?f19 ?f16 ?f20 ?f21 ?f19" draw:type="non-primitive" draw:enhanced-path="M 1 261 L 1 1 50 1 49 1 172 159 173 159 293 1 341 1 341 261 285 261 285 100 C 285 97 286 93 286 89 286 83 287 78 288 72 L 287 72 286 72 C 283 79 280 84 278 89 275 93 273 97 271 99 L 173 229 174 229 162 229 65 99 C 61 94 58 89 55 85 53 81 51 77 49 72 L 48 72 48 73 C 48 78 49 83 49 88 49 92 49 96 49 100 L 49 261 50 261 Z M 2 261 L 2 100 C 2 96 1 92 1 87 1 83 1 78 0 73 L 1 73 C 0 77 3 81 5 86 8 90 11 95 14 100 L 112 230 C 112 231 113 231 113 231 L 125 231 125 230 223 100 C 225 97 227 94 230 89 232 85 235 79 239 73 238 73 238 73 238 73 237 73 237 73 237 72 237 78 236 83 236 88 235 93 235 97 235 100 L 235 261 C 235 262 235 262 236 262 L 292 262 C 293 262 293 262 293 261 L 293 1 C 293 0 293 0 292 0 L 244 0 C 243 0 243 0 243 0 L 123 158 123 157 124 158 1 0 48 0 C 49 0 49 0 49 1 L 49 261 C 49 262 49 262 48 262 L 1 262 C 1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2"/><draw:equation draw:name="f7" draw:formula="?f4 / 262"/><draw:equation draw:name="f8" draw:formula="61402 * ?f5 / 342"/><draw:equation draw:name="f9" draw:formula="0 * ?f4 / 262"/><draw:equation draw:name="f10" draw:formula="0 * ?f5 / 342"/><draw:equation draw:name="f11" draw:formula="47000 * ?f4 / 262"/><draw:equation draw:name="f12" draw:formula="94000 * ?f4 / 262"/><draw:equation draw:name="f13" draw:formula="122803 * ?f5 / 342"/><draw:equation draw:name="f14" draw:formula="342 * ?f5 / 342"/><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67" draw:style-name="Mgr2"><draw:custom-shape draw:name="AutoShape 68" draw:style-name="Mgr5" draw:text-style-name="MP2" svg:width="0.355cm" svg:height="0.258cm" svg:x="0.407cm" svg:y="0.007cm"><text:p/><draw:enhanced-geometry svg:viewBox="0 0 355 261" draw:text-areas="?f18 ?f17 ?f22 ?f23" draw:glue-points="?f16 ?f17 ?f18 ?f19 ?f16 ?f20 ?f21 ?f19" draw:type="non-primitive" draw:enhanced-path="M 175 51 L 231 157 117 157 Z M 118 155 L 149 98 314 98 345 155 413 155 264 -106 205 -106 58 15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5"/><draw:equation draw:name="f7" draw:formula="?f4 / 261"/><draw:equation draw:name="f8" draw:formula="63734 * ?f5 / 355"/><draw:equation draw:name="f9" draw:formula="0 * ?f4 / 261"/><draw:equation draw:name="f10" draw:formula="0 * ?f5 / 355"/><draw:equation draw:name="f11" draw:formula="46817 * ?f4 / 261"/><draw:equation draw:name="f12" draw:formula="93634 * ?f4 / 261"/><draw:equation draw:name="f13" draw:formula="127467 * ?f5 / 355"/><draw:equation draw:name="f14" draw:formula="355 * ?f5 / 355"/><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69" draw:style-name="Mgr6" draw:text-style-name="MP2" svg:width="0.115cm" svg:height="0.108cm" svg:x="0.524cm" svg:y="0.056cm"><text:p/><draw:enhanced-geometry svg:viewBox="0 0 116 108" draw:text-areas="?f18 ?f17 ?f22 ?f23" draw:glue-points="?f16 ?f17 ?f18 ?f19 ?f16 ?f20 ?f21 ?f19" draw:type="non-primitive" draw:enhanced-path="M 58 1 L 114 107 115 106 1 106 1 107 C 1 108 1 107 1 107 L 59 1 Z M 0 108 L 114 108 C 114 108 114 107 115 107 L 58 0 C 57 0 57 0 57 0 L 1 107 C 1 107 1 108 0 10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6"/><draw:equation draw:name="f7" draw:formula="?f4 / 108"/><draw:equation draw:name="f8" draw:formula="20711 * ?f5 / 116"/><draw:equation draw:name="f9" draw:formula="0 * ?f4 / 108"/><draw:equation draw:name="f10" draw:formula="0 * ?f5 / 116"/><draw:equation draw:name="f11" draw:formula="19248 * ?f4 / 108"/><draw:equation draw:name="f12" draw:formula="38496 * ?f4 / 108"/><draw:equation draw:name="f13" draw:formula="41422 * ?f5 / 116"/><draw:equation draw:name="f14" draw:formula="116 * ?f5 / 116"/><draw:equation draw:name="f15" draw:formula="108 * ?f4 / 10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70" draw:style-name="Mgr7" draw:text-style-name="MP2" svg:width="0.355cm" svg:height="0.262cm" svg:x="0.407cm" svg:y="0.005cm"><text:p/><draw:enhanced-geometry svg:viewBox="0 0 357 262" draw:text-areas="?f18 ?f17 ?f22 ?f23" draw:glue-points="?f16 ?f17 ?f18 ?f19 ?f16 ?f20 ?f21 ?f19" draw:type="non-primitive" draw:enhanced-path="M 62 262 L 92 205 C 92 205 92 206 91 206 L 257 206 C 256 206 256 205 256 205 L 287 262 C 288 262 288 262 288 262 L 356 262 357 262 357 261 207 0 148 0 0 261 0 262 1 262 61 262 Z M 2 262 L 150 1 149 1 208 1 C 207 1 207 1 207 1 L 357 262 C 356 262 356 261 357 261 358 261 357 261 357 261 L 289 261 290 261 258 205 C 258 204 258 204 258 204 L 92 204 92 205 62 261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7"/><draw:equation draw:name="f7" draw:formula="?f4 / 262"/><draw:equation draw:name="f8" draw:formula="64099 * ?f5 / 357"/><draw:equation draw:name="f9" draw:formula="0 * ?f4 / 262"/><draw:equation draw:name="f10" draw:formula="0 * ?f5 / 357"/><draw:equation draw:name="f11" draw:formula="47000 * ?f4 / 262"/><draw:equation draw:name="f12" draw:formula="94000 * ?f4 / 262"/><draw:equation draw:name="f13" draw:formula="128198 * ?f5 / 357"/><draw:equation draw:name="f14" draw:formula="357 * ?f5 / 357"/><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71" draw:style-name="Mgr2"><draw:custom-shape draw:name="AutoShape 72" draw:style-name="Mgr8" draw:text-style-name="MP2" svg:width="0.309cm" svg:height="0.258cm" svg:x="0.822cm" svg:y="0.007cm"><text:p/><draw:enhanced-geometry svg:viewBox="0 0 309 261" draw:text-areas="?f18 ?f17 ?f22 ?f23" draw:glue-points="?f16 ?f17 ?f18 ?f19 ?f16 ?f20 ?f21 ?f19" draw:type="non-primitive" draw:enhanced-path="M 251 46 L 60 46 60 212 251 212 251 154 150 154 150 109 309 109 309 199 C 309 223 305 239 296 248 287 256 270 261 245 261 L 64 261 C 39 261 22 256 13 248 4 239 0 223 0 199 L 0 62 C 0 38 4 22 13 13 22 4 39 0 64 0 L 245 0 C 270 0 286 4 296 13 304 21 309 37 309 59 L 309 65 251 7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9"/><draw:equation draw:name="f7" draw:formula="?f4 / 261"/><draw:equation draw:name="f8" draw:formula="55458 * ?f5 / 309"/><draw:equation draw:name="f9" draw:formula="0 * ?f4 / 261"/><draw:equation draw:name="f10" draw:formula="0 * ?f5 / 309"/><draw:equation draw:name="f11" draw:formula="46817 * ?f4 / 261"/><draw:equation draw:name="f12" draw:formula="93634 * ?f4 / 261"/><draw:equation draw:name="f13" draw:formula="110916 * ?f5 / 309"/><draw:equation draw:name="f14" draw:formula="309 * ?f5 / 309"/><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73" draw:style-name="Mgr9" draw:text-style-name="MP2" svg:width="0.309cm" svg:height="0.262cm" svg:x="0.82cm" svg:y="0.005cm"><text:p/><draw:enhanced-geometry svg:viewBox="0 0 310 262" draw:text-areas="?f18 ?f17 ?f22 ?f23" draw:glue-points="?f16 ?f17 ?f18 ?f19 ?f16 ?f20 ?f21 ?f19" draw:type="non-primitive" draw:enhanced-path="M 251 46 L 61 46 60 47 60 212 C 60 213 61 213 61 213 L 251 213 C 252 213 252 213 252 212 L 252 155 C 252 154 252 154 251 154 L 151 154 C 151 154 152 154 152 155 L 152 110 C 152 111 151 111 151 111 L 310 111 C 309 111 309 111 309 110 L 309 200 C 309 223 305 240 296 248 287 256 270 261 246 261 L 65 261 C 40 261 23 256 14 248 6 240 1 223 1 200 L 1 62 C 1 39 6 23 14 14 23 6 40 1 65 1 L 246 1 C 270 1 287 6 296 14 305 22 309 38 309 60 L 309 66 C 309 66 309 65 310 65 L 251 76 252 76 252 77 252 47 C 252 47 252 46 251 46 Z M 251 77 L 310 67 310 66 310 60 C 310 37 306 22 297 13 288 4 270 0 246 0 L 65 0 C 40 0 22 4 13 13 5 22 0 39 0 62 L 0 200 C 0 224 5 240 13 249 22 258 40 262 65 262 L 246 262 C 271 262 288 258 297 249 306 240 310 224 310 200 L 310 110 310 109 151 109 150 110 150 155 151 155 251 155 251 212 61 212 62 212 62 47 61 48 251 48 251 47 C 251 47 251 78 251 77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10"/><draw:equation draw:name="f7" draw:formula="?f4 / 262"/><draw:equation draw:name="f8" draw:formula="55641 * ?f5 / 310"/><draw:equation draw:name="f9" draw:formula="0 * ?f4 / 262"/><draw:equation draw:name="f10" draw:formula="0 * ?f5 / 310"/><draw:equation draw:name="f11" draw:formula="47000 * ?f4 / 262"/><draw:equation draw:name="f12" draw:formula="94000 * ?f4 / 262"/><draw:equation draw:name="f13" draw:formula="111282 * ?f5 / 310"/><draw:equation draw:name="f14" draw:formula="310 * ?f5 / 310"/><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74" draw:style-name="Mgr2"><draw:custom-shape draw:name="AutoShape 75" draw:style-name="Mgr10" draw:text-style-name="MP2" svg:width="0.269cm" svg:height="0.258cm" svg:x="1.247cm" svg:y="0.007cm"><text:p/><draw:enhanced-geometry svg:viewBox="0 0 269 261" draw:text-areas="?f18 ?f17 ?f22 ?f23" draw:glue-points="?f16 ?f17 ?f18 ?f19 ?f16 ?f20 ?f21 ?f19" draw:type="non-primitive" draw:enhanced-path="M 0 261 L 0 0 266 0 266 45 60 45 60 102 181 102 181 147 60 147 60 212 269 212 269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69"/><draw:equation draw:name="f7" draw:formula="?f4 / 261"/><draw:equation draw:name="f8" draw:formula="48235 * ?f5 / 269"/><draw:equation draw:name="f9" draw:formula="0 * ?f4 / 261"/><draw:equation draw:name="f10" draw:formula="0 * ?f5 / 269"/><draw:equation draw:name="f11" draw:formula="46817 * ?f4 / 261"/><draw:equation draw:name="f12" draw:formula="93634 * ?f4 / 261"/><draw:equation draw:name="f13" draw:formula="96469 * ?f5 / 269"/><draw:equation draw:name="f14" draw:formula="269 * ?f5 / 269"/><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76" draw:style-name="Mgr11" draw:text-style-name="MP2" svg:width="0.272cm" svg:height="0.262cm" svg:x="1.247cm" svg:y="0.005cm"><text:p/><draw:enhanced-geometry svg:viewBox="0 0 271 262" draw:text-areas="?f18 ?f17 ?f22 ?f23" draw:glue-points="?f16 ?f17 ?f18 ?f19 ?f16 ?f20 ?f21 ?f19" draw:type="non-primitive" draw:enhanced-path="M 1 261 L 1 1 267 1 266 1 266 45 267 45 61 45 60 45 60 103 61 103 182 103 C 181 103 181 103 181 103 L 181 147 182 147 61 147 60 147 60 212 C 60 213 61 213 61 213 L 270 213 C 269 213 269 213 269 212 L 269 261 270 261 Z M 2 261 L 2 212 1 212 208 212 207 212 207 147 C 207 148 208 148 208 148 L 87 148 87 147 87 103 C 87 102 87 102 87 102 L 208 102 C 208 102 207 102 207 103 L 207 45 C 207 46 208 46 208 46 L 2 46 C 2 46 1 46 1 45 L 1 1 C 1 0 2 0 2 0 L 268 0 C 269 0 269 0 269 1 L 269 261 C 269 262 269 262 268 262 L 1 262 C 1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71"/><draw:equation draw:name="f7" draw:formula="?f4 / 262"/><draw:equation draw:name="f8" draw:formula="48600 * ?f5 / 271"/><draw:equation draw:name="f9" draw:formula="0 * ?f4 / 262"/><draw:equation draw:name="f10" draw:formula="0 * ?f5 / 271"/><draw:equation draw:name="f11" draw:formula="47000 * ?f4 / 262"/><draw:equation draw:name="f12" draw:formula="94000 * ?f4 / 262"/><draw:equation draw:name="f13" draw:formula="97200 * ?f5 / 271"/><draw:equation draw:name="f14" draw:formula="271 * ?f5 / 271"/><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77" draw:style-name="Mgr2"><draw:custom-shape draw:name="AutoShape 78" draw:style-name="Mgr12" draw:text-style-name="MP2" svg:width="0.304cm" svg:height="0.258cm" svg:x="1.617cm" svg:y="0.007cm"><text:p/><draw:enhanced-geometry svg:viewBox="0 0 306 261" draw:text-areas="?f18 ?f17 ?f22 ?f23" draw:glue-points="?f16 ?f17 ?f18 ?f19 ?f16 ?f20 ?f21 ?f19" draw:type="non-primitive" draw:enhanced-path="M 0 261 L 0 0 41 0 224 154 C 231 159 236 164 241 168 246 173 250 177 254 182 253 167 252 157 252 151 252 145 251 140 251 137 L 251 0 306 0 306 261 265 261 74 100 C 69 96 65 92 62 89 58 85 55 82 52 78 53 87 54 94 54 101 55 108 55 115 55 120 L 55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6"/><draw:equation draw:name="f7" draw:formula="?f4 / 261"/><draw:equation draw:name="f8" draw:formula="54910 * ?f5 / 306"/><draw:equation draw:name="f9" draw:formula="0 * ?f4 / 261"/><draw:equation draw:name="f10" draw:formula="0 * ?f5 / 306"/><draw:equation draw:name="f11" draw:formula="46817 * ?f4 / 261"/><draw:equation draw:name="f12" draw:formula="93634 * ?f4 / 261"/><draw:equation draw:name="f13" draw:formula="109819 * ?f5 / 306"/><draw:equation draw:name="f14" draw:formula="306 * ?f5 / 306"/><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79" draw:style-name="Mgr13" draw:text-style-name="MP2" svg:width="0.308cm" svg:height="0.262cm" svg:x="1.617cm" svg:y="0.005cm"><text:p/><draw:enhanced-geometry svg:viewBox="0 0 308 262" draw:text-areas="?f18 ?f17 ?f22 ?f23" draw:glue-points="?f16 ?f17 ?f18 ?f19 ?f16 ?f20 ?f21 ?f19" draw:type="non-primitive" draw:enhanced-path="M 1 261 L 1 1 42 1 225 155 C 231 160 236 165 241 169 246 173 250 178 254 183 254 183 255 184 255 183 254 170 254 159 253 152 253 146 253 141 253 138 L 253 1 252 1 307 1 306 1 306 261 307 261 266 261 75 100 C 71 96 67 93 63 89 60 86 57 82 54 79 53 78 53 78 53 79 52 79 52 79 52 79 53 88 54 95 54 102 55 109 55 115 55 121 L 55 261 Z M 2 261 L 2 121 C 2 115 2 109 2 102 1 95 1 88 0 79 0 79 0 80 1 80 L 2 80 C 2 83 5 87 8 90 12 94 16 97 20 101 L 211 262 212 262 253 262 C 253 262 254 262 254 261 L 254 1 C 254 0 253 0 253 0 L 198 0 C 198 0 197 0 197 1 L 197 138 C 197 141 198 146 198 152 198 159 199 170 200 183 200 182 200 182 200 182 201 182 201 182 201 182 197 177 193 173 188 168 183 164 178 159 172 154 L 12 0 53 0 C 54 0 54 0 54 1 L 54 261 C 54 262 54 262 53 262 L 1 262 C 2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8"/><draw:equation draw:name="f7" draw:formula="?f4 / 262"/><draw:equation draw:name="f8" draw:formula="55275 * ?f5 / 308"/><draw:equation draw:name="f9" draw:formula="0 * ?f4 / 262"/><draw:equation draw:name="f10" draw:formula="0 * ?f5 / 308"/><draw:equation draw:name="f11" draw:formula="47000 * ?f4 / 262"/><draw:equation draw:name="f12" draw:formula="94000 * ?f4 / 262"/><draw:equation draw:name="f13" draw:formula="110550 * ?f5 / 308"/><draw:equation draw:name="f14" draw:formula="308 * ?f5 / 308"/><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80" draw:style-name="Mgr2"><draw:custom-shape draw:name="AutoShape 81" draw:style-name="Mgr14" draw:text-style-name="MP2" svg:width="0.299cm" svg:height="0.258cm" svg:x="1.988cm" svg:y="0.007cm"><text:p/><draw:enhanced-geometry svg:viewBox="0 0 300 261" draw:text-areas="?f18 ?f17 ?f22 ?f23" draw:glue-points="?f16 ?f17 ?f18 ?f19 ?f16 ?f20 ?f21 ?f19" draw:type="non-primitive" draw:enhanced-path="M 180 46 L 180 261 120 261 120 46 0 46 0 0 300 0 300 4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0"/><draw:equation draw:name="f7" draw:formula="?f4 / 261"/><draw:equation draw:name="f8" draw:formula="53812 * ?f5 / 300"/><draw:equation draw:name="f9" draw:formula="0 * ?f4 / 261"/><draw:equation draw:name="f10" draw:formula="0 * ?f5 / 300"/><draw:equation draw:name="f11" draw:formula="46817 * ?f4 / 261"/><draw:equation draw:name="f12" draw:formula="93634 * ?f4 / 261"/><draw:equation draw:name="f13" draw:formula="107624 * ?f5 / 300"/><draw:equation draw:name="f14" draw:formula="300 * ?f5 / 300"/><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82" draw:style-name="Mgr15" draw:text-style-name="MP2" svg:width="0.301cm" svg:height="0.262cm" svg:x="1.988cm" svg:y="0.005cm"><text:p/><draw:enhanced-geometry svg:viewBox="0 0 301 262" draw:text-areas="?f18 ?f17 ?f22 ?f23" draw:glue-points="?f16 ?f17 ?f18 ?f19 ?f16 ?f20 ?f21 ?f19" draw:type="non-primitive" draw:enhanced-path="M 180 47 L 180 261 181 261 120 261 C 121 261 121 261 121 261 L 121 47 C 121 47 121 46 120 46 L 1 46 1 47 1 1 300 1 300 47 300 46 181 46 C 180 46 180 47 180 47 Z M 301 47 L 301 1 C 301 0 301 0 300 0 L 1 0 C 0 0 0 0 0 1 L 0 47 C 0 47 0 48 1 48 L 120 48 120 47 120 261 C 120 262 120 262 120 262 L 181 262 181 261 181 47 181 48 300 48 C 301 48 301 47 301 47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1"/><draw:equation draw:name="f7" draw:formula="?f4 / 262"/><draw:equation draw:name="f8" draw:formula="53995 * ?f5 / 301"/><draw:equation draw:name="f9" draw:formula="0 * ?f4 / 262"/><draw:equation draw:name="f10" draw:formula="0 * ?f5 / 301"/><draw:equation draw:name="f11" draw:formula="47000 * ?f4 / 262"/><draw:equation draw:name="f12" draw:formula="94000 * ?f4 / 262"/><draw:equation draw:name="f13" draw:formula="107990 * ?f5 / 301"/><draw:equation draw:name="f14" draw:formula="301 * ?f5 / 301"/><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83" draw:style-name="Mgr2"><draw:custom-shape draw:name="AutoShape 84" draw:style-name="Mgr5" draw:text-style-name="MP2" svg:width="0.355cm" svg:height="0.258cm" svg:x="2.267cm" svg:y="0.007cm"><text:p/><draw:enhanced-geometry svg:viewBox="0 0 355 261" draw:text-areas="?f18 ?f17 ?f22 ?f23" draw:glue-points="?f16 ?f17 ?f18 ?f19 ?f16 ?f20 ?f21 ?f19" draw:type="non-primitive" draw:enhanced-path="M 175 51 L 231 157 117 157 Z M 118 155 L 149 98 314 98 345 155 413 155 264 -106 205 -106 58 15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5"/><draw:equation draw:name="f7" draw:formula="?f4 / 261"/><draw:equation draw:name="f8" draw:formula="63734 * ?f5 / 355"/><draw:equation draw:name="f9" draw:formula="0 * ?f4 / 261"/><draw:equation draw:name="f10" draw:formula="0 * ?f5 / 355"/><draw:equation draw:name="f11" draw:formula="46817 * ?f4 / 261"/><draw:equation draw:name="f12" draw:formula="93634 * ?f4 / 261"/><draw:equation draw:name="f13" draw:formula="127467 * ?f5 / 355"/><draw:equation draw:name="f14" draw:formula="355 * ?f5 / 355"/><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85" draw:style-name="Mgr6" draw:text-style-name="MP2" svg:width="0.115cm" svg:height="0.108cm" svg:x="2.383cm" svg:y="0.056cm"><text:p/><draw:enhanced-geometry svg:viewBox="0 0 116 108" draw:text-areas="?f18 ?f17 ?f22 ?f23" draw:glue-points="?f16 ?f17 ?f18 ?f19 ?f16 ?f20 ?f21 ?f19" draw:type="non-primitive" draw:enhanced-path="M 58 1 L 114 107 115 106 1 106 1 107 C 1 108 1 107 1 107 L 59 1 Z M 0 108 L 114 108 C 114 108 114 107 115 107 116 107 115 107 115 107 L 58 0 57 0 1 107 C 1 107 1 108 0 10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6"/><draw:equation draw:name="f7" draw:formula="?f4 / 108"/><draw:equation draw:name="f8" draw:formula="20711 * ?f5 / 116"/><draw:equation draw:name="f9" draw:formula="0 * ?f4 / 108"/><draw:equation draw:name="f10" draw:formula="0 * ?f5 / 116"/><draw:equation draw:name="f11" draw:formula="19248 * ?f4 / 108"/><draw:equation draw:name="f12" draw:formula="38496 * ?f4 / 108"/><draw:equation draw:name="f13" draw:formula="41422 * ?f5 / 116"/><draw:equation draw:name="f14" draw:formula="116 * ?f5 / 116"/><draw:equation draw:name="f15" draw:formula="108 * ?f4 / 10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86" draw:style-name="Mgr7" draw:text-style-name="MP2" svg:width="0.355cm" svg:height="0.262cm" svg:x="2.267cm" svg:y="0.005cm"><text:p/><draw:enhanced-geometry svg:viewBox="0 0 357 262" draw:text-areas="?f18 ?f17 ?f22 ?f23" draw:glue-points="?f16 ?f17 ?f18 ?f19 ?f16 ?f20 ?f21 ?f19" draw:type="non-primitive" draw:enhanced-path="M 62 262 L 92 205 C 92 205 92 206 91 206 L 257 206 C 256 206 256 205 256 205 L 287 262 C 288 262 288 262 288 262 L 356 262 357 262 357 261 207 0 148 0 0 261 0 262 1 262 61 262 Z M 2 262 L 150 1 149 1 208 1 C 207 1 207 1 207 1 L 356 262 356 261 357 261 289 261 290 261 258 205 C 258 204 258 204 258 204 L 92 204 92 205 62 261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7"/><draw:equation draw:name="f7" draw:formula="?f4 / 262"/><draw:equation draw:name="f8" draw:formula="64099 * ?f5 / 357"/><draw:equation draw:name="f9" draw:formula="0 * ?f4 / 262"/><draw:equation draw:name="f10" draw:formula="0 * ?f5 / 357"/><draw:equation draw:name="f11" draw:formula="47000 * ?f4 / 262"/><draw:equation draw:name="f12" draw:formula="94000 * ?f4 / 262"/><draw:equation draw:name="f13" draw:formula="128198 * ?f5 / 357"/><draw:equation draw:name="f14" draw:formula="357 * ?f5 / 357"/><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87" draw:style-name="Mgr2"><draw:custom-shape draw:name="AutoShape 88" draw:style-name="Mgr16" draw:text-style-name="MP2" svg:width="0.288cm" svg:height="0.128cm" svg:x="2.588cm" svg:y="0.002cm"><text:p/><draw:enhanced-geometry svg:viewBox="0 0 290 129" draw:text-areas="?f18 ?f17 ?f22 ?f23" draw:glue-points="?f16 ?f17 ?f18 ?f19 ?f16 ?f20 ?f21 ?f19" draw:type="non-primitive" draw:enhanced-path="M 30 21 C 33 19 36 18 40 18 47 18 51 20 53 22 56 24 57 27 57 32 L 57 34 C 53 36 45 38 33 40 25 42 19 44 14 46 9 48 6 51 4 55 1 59 0 64 0 69 0 77 3 83 8 89 14 94 21 96 30 96 36 96 41 95 45 93 50 91 55 88 59 84 59 84 59 85 60 87 60 90 61 92 62 94 L 86 94 C 84 90 83 85 82 82 81 78 81 72 81 64 L 81 35 C 81 25 80 18 78 14 76 10 72 6 66 4 61 1 53 0 42 0 30 0 21 2 15 6 9 11 5 17 2 26 L 24 30 C 26 26 28 23 30 21 Z M 57 55 C 57 61 57 65 56 67 55 70 53 73 50 75 46 78 42 79 38 79 34 79 31 78 28 75 26 73 24 70 24 67 24 63 26 60 29 58 31 57 36 55 42 54 49 52 54 51 57 50 Z M 104 134 L 128 134 128 88 C 133 93 137 96 142 98 146 100 150 101 155 101 166 101 175 97 183 89 191 81 194 68 194 53 194 38 190 26 183 18 175 9 166 5 156 5 149 5 144 6 139 9 134 12 130 16 127 20 L 127 7 104 7 Z M 134 158 C 138 153 143 151 149 151 155 151 159 153 163 158 167 163 169 170 169 180 169 190 167 198 163 202 160 207 155 209 149 209 143 209 138 206 134 202 130 197 128 189 128 178 128 169 130 163 134 158 Z M 219 221 C 226 226 236 228 249 228 262 228 273 225 280 219 287 213 290 206 290 197 290 190 288 184 283 179 278 175 269 171 256 168 243 165 235 163 233 161 231 160 230 159 230 157 230 155 231 153 233 152 236 150 240 149 247 149 252 149 256 150 259 152 262 154 263 157 264 160 L 287 156 C 285 148 281 142 275 138 269 134 259 132 247 132 233 132 224 135 217 140 211 146 208 152 208 160 208 169 212 176 219 181 224 185 237 189 256 193 260 194 263 195 264 196 265 197 266 199 266 201 266 204 265 206 263 207 260 210 255 211 249 211 243 211 239 210 235 207 231 204 230 201 229 197 L 205 200 C 207 209 212 216 219 22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90"/><draw:equation draw:name="f7" draw:formula="?f4 / 129"/><draw:equation draw:name="f8" draw:formula="52029 * ?f5 / 290"/><draw:equation draw:name="f9" draw:formula="0 * ?f4 / 129"/><draw:equation draw:name="f10" draw:formula="0 * ?f5 / 290"/><draw:equation draw:name="f11" draw:formula="23043 * ?f4 / 129"/><draw:equation draw:name="f12" draw:formula="46085 * ?f4 / 129"/><draw:equation draw:name="f13" draw:formula="104058 * ?f5 / 290"/><draw:equation draw:name="f14" draw:formula="290 * ?f5 / 290"/><draw:equation draw:name="f15" draw:formula="129 * ?f4 / 129"/><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89" draw:style-name="Mgr17" draw:text-style-name="MP2" svg:width="0.085cm" svg:height="0.098cm" svg:x="2.588cm" svg:y="0cm"><text:p/><draw:enhanced-geometry svg:viewBox="0 0 88 98" draw:text-areas="?f18 ?f17 ?f22 ?f23" draw:glue-points="?f16 ?f17 ?f18 ?f19 ?f16 ?f20 ?f21 ?f19" draw:type="non-primitive" draw:enhanced-path="M 31 22 C 34 21 37 20 41 20 47 20 52 21 54 23 56 25 57 28 57 32 L 57 35 57 34 C 53 36 45 38 34 40 26 42 19 44 14 46 10 48 6 51 4 56 1 60 0 64 0 70 0 78 3 85 8 90 13 95 22 98 31 98 37 98 42 97 46 95 51 93 56 89 60 85 L 59 85 C 59 85 59 86 60 88 61 91 61 93 62 95 L 63 95 87 95 88 95 88 94 C 85 90 84 86 83 82 82 78 82 72 82 64 L 82 36 C 82 25 81 18 79 14 77 10 73 7 68 4 62 1 54 0 43 0 31 0 22 2 16 7 9 11 5 18 3 27 2 27 2 27 3 27 L 3 28 25 32 26 31 C 27 27 29 24 31 22 Z M 25 30 L 3 26 C 4 26 4 26 4 27 6 18 10 12 16 8 22 4 31 1 43 1 54 1 62 3 67 5 72 7 76 11 78 15 80 19 81 26 81 36 L 81 64 C 81 72 81 78 82 82 83 86 84 90 86 95 L 86 94 87 94 63 94 C 63 93 62 91 61 87 61 86 60 85 60 84 59 84 59 84 59 84 55 88 50 91 46 93 41 95 36 96 31 96 22 96 15 94 9 89 4 84 1 77 1 70 1 65 3 60 5 56 7 52 11 49 15 47 20 45 26 43 34 42 46 39 54 37 58 36 58 35 58 35 58 35 L 58 32 C 58 27 57 24 55 22 52 20 48 18 41 18 37 18 33 19 31 21 28 23 26 26 24 31 24 30 25 30 25 3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8"/><draw:equation draw:name="f7" draw:formula="?f4 / 98"/><draw:equation draw:name="f8" draw:formula="15682 * ?f5 / 88"/><draw:equation draw:name="f9" draw:formula="0 * ?f4 / 98"/><draw:equation draw:name="f10" draw:formula="0 * ?f5 / 88"/><draw:equation draw:name="f11" draw:formula="17465 * ?f4 / 98"/><draw:equation draw:name="f12" draw:formula="34930 * ?f4 / 98"/><draw:equation draw:name="f13" draw:formula="31363 * ?f5 / 88"/><draw:equation draw:name="f14" draw:formula="88 * ?f5 / 88"/><draw:equation draw:name="f15" draw:formula="98 * ?f4 / 9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90" draw:style-name="Mgr18" draw:text-style-name="MP2" svg:width="0.034cm" svg:height="0.031cm" svg:x="2.611cm" svg:y="0.049cm"><text:p/><draw:enhanced-geometry svg:viewBox="0 0 34 31" draw:text-areas="?f18 ?f17 ?f22 ?f23" draw:glue-points="?f16 ?f17 ?f18 ?f19 ?f16 ?f20 ?f21 ?f19" draw:type="non-primitive" draw:enhanced-path="M 33 6 C 33 11 32 15 32 17 31 20 29 23 26 25 22 28 18 29 14 29 10 29 7 28 5 26 3 23 1 21 1 17 1 14 3 11 6 9 8 8 12 7 19 5 26 4 31 2 34 1 33 1 33 1 33 1 Z M 33 5 C 30 6 25 7 18 9 12 10 7 12 5 13 2 16 0 19 0 22 0 26 1 29 4 32 7 34 10 36 14 36 19 36 23 34 27 31 30 29 32 26 33 23 34 21 34 17 34 11 L 34 6 C 34 5 34 5 34 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draw:equation draw:name="f7" draw:formula="?f4 / 31"/><draw:equation draw:name="f8" draw:formula="5944 * ?f5 / 34"/><draw:equation draw:name="f9" draw:formula="0 * ?f4 / 31"/><draw:equation draw:name="f10" draw:formula="0 * ?f5 / 34"/><draw:equation draw:name="f11" draw:formula="5395 * ?f4 / 31"/><draw:equation draw:name="f12" draw:formula="10789 * ?f4 / 31"/><draw:equation draw:name="f13" draw:formula="11887 * ?f5 / 34"/><draw:equation draw:name="f14" draw:formula="34 * ?f5 / 34"/><draw:equation draw:name="f15" draw:formula="31 * ?f4 / 3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91" draw:style-name="Mgr19" draw:text-style-name="MP2" svg:width="0.091cm" svg:height="0.13cm" svg:x="2.692cm" svg:y="0cm"><text:p/><draw:enhanced-geometry svg:viewBox="0 0 91 130" draw:text-areas="?f18 ?f17 ?f22 ?f23" draw:glue-points="?f16 ?f17 ?f18 ?f19 ?f16 ?f20 ?f21 ?f19" draw:type="non-primitive" draw:enhanced-path="M 1 130 L 25 130 26 130 26 84 25 84 C 29 89 34 93 38 95 42 97 47 98 52 98 63 98 72 93 80 85 88 76 91 64 91 48 91 33 88 21 80 13 72 4 63 0 52 0 46 0 40 1 35 4 30 7 26 11 23 16 23 15 23 15 24 15 25 15 24 16 24 16 L 24 3 C 24 2 24 2 24 2 L 1 2 C 0 2 0 2 0 3 L 0 130 Z M 2 3 L 25 3 C 24 3 24 3 24 3 L 24 16 24 17 C 24 17 25 17 25 16 28 12 32 8 37 6 42 4 47 1 53 1 64 1 73 6 80 14 87 22 91 34 91 48 91 64 87 75 80 84 72 92 63 96 53 96 48 96 43 95 39 93 35 91 31 88 27 83 26 83 26 83 26 83 26 83 25 83 25 84 L 25 130 C 25 129 26 129 26 129 L 2 129 2 13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draw:equation draw:name="f7" draw:formula="?f4 / 130"/><draw:equation draw:name="f8" draw:formula="16185 * ?f5 / 91"/><draw:equation draw:name="f9" draw:formula="0 * ?f4 / 130"/><draw:equation draw:name="f10" draw:formula="0 * ?f5 / 91"/><draw:equation draw:name="f11" draw:formula="23226 * ?f4 / 130"/><draw:equation draw:name="f12" draw:formula="46451 * ?f4 / 130"/><draw:equation draw:name="f13" draw:formula="32369 * ?f5 / 91"/><draw:equation draw:name="f14" draw:formula="91 * ?f5 / 91"/><draw:equation draw:name="f15" draw:formula="130 * ?f4 / 130"/><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92" draw:style-name="Mgr20" draw:text-style-name="MP2" svg:width="0.041cm" svg:height="0.057cm" svg:x="2.715cm" svg:y="0.019cm"><text:p/><draw:enhanced-geometry svg:viewBox="0 0 42 59" draw:text-areas="?f18 ?f17 ?f22 ?f23" draw:glue-points="?f16 ?f17 ?f18 ?f19 ?f16 ?f20 ?f21 ?f19" draw:type="non-primitive" draw:enhanced-path="M 7 8 C 11 4 16 1 21 1 27 1 32 4 35 8 39 13 41 20 41 29 41 39 39 47 36 51 32 56 27 58 22 58 16 58 11 56 7 51 3 46 1 38 1 28 1 19 3 13 7 8 Z M 0 28 C 0 39 2 46 6 52 11 57 16 59 22 59 28 59 33 57 37 52 41 47 42 40 42 29 42 20 40 12 36 7 32 2 27 0 21 0 15 0 10 2 6 7 2 12 0 19 0 2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2"/><draw:equation draw:name="f7" draw:formula="?f4 / 59"/><draw:equation draw:name="f8" draw:formula="7361 * ?f5 / 42"/><draw:equation draw:name="f9" draw:formula="0 * ?f4 / 59"/><draw:equation draw:name="f10" draw:formula="0 * ?f5 / 42"/><draw:equation draw:name="f11" draw:formula="10424 * ?f4 / 59"/><draw:equation draw:name="f12" draw:formula="20848 * ?f4 / 59"/><draw:equation draw:name="f13" draw:formula="14721 * ?f5 / 42"/><draw:equation draw:name="f14" draw:formula="42 * ?f5 / 42"/><draw:equation draw:name="f15" draw:formula="59 * ?f4 / 59"/><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93" draw:style-name="Mgr17" draw:text-style-name="MP2" svg:width="0.085cm" svg:height="0.098cm" svg:x="2.792cm" svg:y="0cm"><text:p/><draw:enhanced-geometry svg:viewBox="0 0 87 98" draw:text-areas="?f18 ?f17 ?f22 ?f23" draw:glue-points="?f16 ?f17 ?f18 ?f19 ?f16 ?f20 ?f21 ?f19" draw:type="non-primitive" draw:enhanced-path="M 15 90 C 22 95 32 98 45 98 58 98 69 95 76 88 83 82 87 75 87 66 87 58 84 52 79 47 74 43 65 39 52 36 39 33 31 31 29 30 28 28 27 27 27 26 27 24 28 22 29 21 32 20 37 19 43 19 48 19 52 20 54 21 57 23 59 26 59 29 60 30 60 30 60 30 L 83 25 C 84 25 84 25 84 25 82 16 77 10 71 6 65 2 55 0 43 0 29 0 19 3 13 8 6 14 3 21 3 29 3 38 7 45 14 50 20 54 32 58 52 62 57 63 59 65 60 65 61 66 61 68 61 69 61 72 60 74 58 75 55 78 51 79 45 79 39 79 35 78 32 75 29 73 27 70 26 65 L 25 65 1 68 C 0 68 0 68 0 69 2 78 7 85 15 90 Z M 1 70 L 25 66 C 25 66 24 66 24 65 25 70 28 74 31 76 34 79 39 80 45 80 51 80 56 79 59 77 61 75 63 72 63 69 63 67 62 66 61 64 59 63 57 62 52 61 33 57 20 53 15 49 8 44 5 38 5 29 5 21 8 15 14 9 20 4 29 1 43 1 55 1 64 3 70 7 76 11 80 17 83 25 82 25 83 25 83 24 L 60 28 C 60 28 61 28 61 29 60 25 58 22 55 20 52 18 48 17 43 17 36 17 32 18 29 20 27 21 26 23 26 26 26 28 26 29 28 31 31 32 38 35 51 38 64 41 73 44 78 48 83 53 86 59 86 66 86 74 82 81 75 87 68 93 58 96 45 96 32 96 22 94 15 89 8 84 4 77 1 69 1 70 1 70 1 7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7"/><draw:equation draw:name="f7" draw:formula="?f4 / 98"/><draw:equation draw:name="f8" draw:formula="15499 * ?f5 / 87"/><draw:equation draw:name="f9" draw:formula="0 * ?f4 / 98"/><draw:equation draw:name="f10" draw:formula="0 * ?f5 / 87"/><draw:equation draw:name="f11" draw:formula="17465 * ?f4 / 98"/><draw:equation draw:name="f12" draw:formula="34930 * ?f4 / 98"/><draw:equation draw:name="f13" draw:formula="30998 * ?f5 / 87"/><draw:equation draw:name="f14" draw:formula="87 * ?f5 / 87"/><draw:equation draw:name="f15" draw:formula="98 * ?f4 / 9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text:tab/><text:tab/>Introduction</text:p>
      </style:header>
      <style:footer>
        <text:p text:style-name="Footer"><text:span text:style-name="MT1"><text:title>Updates services</text:title></text:span><text:span text:style-name="MT1"><text:tab/><text:tab/></text:span><text:span text:style-name="Paginering"><text:span text:style-name="MT1"><text:page-number text:select-page="current">2</text:page-number></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Win32 LibreOffice_project/340m1$Build-103</meta:generator>
    <dc:title>Updates services</dc:title>
    <dc:subject>Implementation details</dc:subject>
    <meta:initial-creator>Leif Lodahl</meta:initial-creator>
    <meta:creation-date>2011-02-14T18:01:00</meta:creation-date>
    <dc:date>2012-11-08T12:27:16.06</dc:date>
    <meta:print-date>2012-01-12T12:04:00</meta:print-date>
    <meta:editing-cycles>111</meta:editing-cycles>
    <meta:editing-duration>PT18H26M1S</meta:editing-duration>
    <meta:document-statistic meta:table-count="2" meta:image-count="0" meta:object-count="0" meta:page-count="10" meta:paragraph-count="11" meta:word-count="570" meta:character-count="3500" meta:non-whitespace-character-count="3004"/>
    <meta:template xlink:type="simple" xlink:actuate="onRequest" xlink:title="" xlink:href="../Installation.odt/Magenta%20Rapport.ott"/>
  </office:meta>
</office:document-meta>
</file>